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" svg:font-family="ArialBlack"/>
    <style:font-face style:name="PalatinoLinotype" svg:font-family="PalatinoLinotype"/>
    <style:font-face style:name="Symbol1" svg:font-family="Symbol"/>
    <style:font-face style:name="Arial" svg:font-family="Arial" style:font-pitch="variable"/>
    <style:font-face style:name="ArialBlack1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1" svg:font-family="PalatinoLinotype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6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6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4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78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4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6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1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95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27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2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7.511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3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0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4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70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6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1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13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6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0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2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2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5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90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4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17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3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8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7.0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928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5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5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1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2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4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0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2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4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0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solid" draw:fill-color="#6633cc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3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68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77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52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1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15.814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13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9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21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37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62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30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8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6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0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2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5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1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55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60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49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01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9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69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84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2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222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593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27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05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63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537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8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32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7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3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8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38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4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5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3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074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22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384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6.081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46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4cm" fo:min-width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8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6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825cm" fo:min-width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12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1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2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93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0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7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5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79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36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43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46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86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1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298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97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3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5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512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3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loext:graphic-properties draw:fill="solid" draw:fill-color="#6633cc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style:font-name="ArialBlack" fo:font-size="12pt" fo:font-weight="bold" style:font-size-asian="12pt" style:font-name-complex="ArialBlack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Symbol1" fo:font-size="12pt" style:font-size-asian="12pt" style:font-name-complex="Symbol1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PalatinoLinotype" fo:font-size="12pt" fo:font-style="italic" style:font-size-asian="12pt" style:font-name-complex="PalatinoLinotype" style:font-size-complex="12pt" style:font-style-complex="italic"/>
    </style:style>
    <style:style style:name="T9" style:family="text">
      <style:text-properties fo:color="#000000" style:font-name="PalatinoLinotype" fo:font-size="7pt" style:font-size-asian="7pt" style:font-name-complex="PalatinoLinotype" style:font-size-complex="7pt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12" style:family="text">
      <style:text-properties fo:color="#6633cc" style:font-name="PalatinoLinotype" fo:font-size="12pt" style:font-size-asian="12pt" style:font-name-complex="PalatinoLinotype" style:font-size-complex="12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</text:span><text:span text:style-name="T1">i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</text:span><text:span text:style-name="T1">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</text:span><text:span text:style-name="T2">a</text:span><text:span text:style-name="T2">m</text:span><text:span text:style-name="T2">e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 </text:span></text:p>
          </draw:text-box>
        </draw:frame>
        <draw:frame draw:style-name="gr7" draw:text-style-name="P4" draw:layer="layout" svg:width="2.694cm" svg:height="0.513cm" svg:x="1.905cm" svg:y="3.553cm">
          <draw:text-box>
            <text:p text:style-name="P2"><text:span text:style-name="T3">U</text:span><text:span text:style-name="T3">N</text:span><text:span text:style-name="T3">I</text:span><text:span text:style-name="T3">X </text:span><text:span text:style-name="T3">S</text:span><text:span text:style-name="T3">h</text:span><text:span text:style-name="T3">e</text:span><text:span text:style-name="T3">ll</text:span><text:span text:style-name="T3">s </text:span></text:p>
          </draw:text-box>
        </draw:frame>
        <draw:frame draw:style-name="gr3" draw:text-style-name="P3" draw:layer="layout" svg:width="0.422cm" svg:height="0.424cm" svg:x="2.54cm" svg:y="4.303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3.545cm" svg:height="0.424cm" svg:x="3.175cm" svg:y="4.303cm">
          <draw:text-box>
            <text:p text:style-name="P2"><text:span text:style-name="T2">W</text:span><text:span text:style-name="T2">h</text:span><text:span text:style-name="T2">a</text:span><text:span text:style-name="T2">t </text:span><text:span text:style-name="T2">is </text:span><text:span text:style-name="T2">a </text:span><text:span text:style-name="T2">“</text:span><text:span text:style-name="T2">s</text:span><text:span text:style-name="T2">h</text:span><text:span text:style-name="T2">el</text:span><text:span text:style-name="T2">l” </text:span><text:span text:style-name="T2">? </text:span></text:p>
          </draw:text-box>
        </draw:frame>
        <draw:frame draw:style-name="gr3" draw:text-style-name="P3" draw:layer="layout" svg:width="0.422cm" svg:height="0.424cm" svg:x="3.175cm" svg:y="4.8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44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0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589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8.862cm" svg:height="0.424cm" svg:x="3.175cm" svg:y="6.589cm">
          <draw:text-box>
            <text:p text:style-name="P2"><text:span text:style-name="T2">D</text:span><text:span text:style-name="T2">et</text:span><text:span text:style-name="T2">e</text:span><text:span text:style-name="T2">r</text:span><text:span text:style-name="T2">m</text:span><text:span text:style-name="T2">i</text:span><text:span text:style-name="T2">n</text:span><text:span text:style-name="T2">e </text:span><text:span text:style-name="T2">t</text:span><text:span text:style-name="T2">h</text:span><text:span text:style-name="T2">e </text:span><text:span text:style-name="T2">“</text:span><text:span text:style-name="T2">o</text:span><text:span text:style-name="T2">f</text:span><text:span text:style-name="T2">fi</text:span><text:span text:style-name="T2">ci</text:span><text:span text:style-name="T2">al</text:span><text:span text:style-name="T2">” </text:span><text:span text:style-name="T2">n</text:span><text:span text:style-name="T2">a</text:span><text:span text:style-name="T2">m</text:span><text:span text:style-name="T2">e </text:span><text:span text:style-name="T2">f</text:span><text:span text:style-name="T2">o</text:span><text:span text:style-name="T2">r </text:span><text:span text:style-name="T2">e</text:span><text:span text:style-name="T2">a</text:span><text:span text:style-name="T2">c</text:span><text:span text:style-name="T2">h </text:span><text:span text:style-name="T2">o</text:span><text:span text:style-name="T2">f </text:span><text:span text:style-name="T2">t</text:span><text:span text:style-name="T2">h</text:span><text:span text:style-name="T2">e</text:span><text:span text:style-name="T2">s</text:span><text:span text:style-name="T2">e </text:span></text:p>
          </draw:text-box>
        </draw:frame>
        <draw:frame draw:style-name="gr3" draw:text-style-name="P3" draw:layer="layout" svg:width="0.422cm" svg:height="0.424cm" svg:x="3.175cm" svg:y="7.16cm">
          <draw:text-box>
            <text:p text:style-name="P2"><text:span text:style-name="T2"><text:s/></text:span></text:p>
          </draw:text-box>
        </draw:frame>
        <draw:frame draw:style-name="gr11" draw:text-style-name="P3" draw:layer="layout" svg:width="0.422cm" svg:height="0.422cm" svg:x="3.81cm" svg:y="7.7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7.656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0.531cm" svg:height="0.424cm" svg:x="4.445cm" svg:y="7.732cm">
          <draw:text-box>
            <text:p text:style-name="P2"><text:span text:style-name="T2">s</text:span><text:span text:style-name="T2">h </text:span></text:p>
          </draw:text-box>
        </draw:frame>
        <draw:frame draw:style-name="gr11" draw:text-style-name="P3" draw:layer="layout" svg:width="0.422cm" svg:height="0.422cm" svg:x="3.81cm" svg:y="8.3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227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0.629cm" svg:height="0.424cm" svg:x="4.445cm" svg:y="8.303cm">
          <draw:text-box>
            <text:p text:style-name="P2"><text:span text:style-name="T2">js</text:span><text:span text:style-name="T2">h </text:span></text:p>
          </draw:text-box>
        </draw:frame>
        <draw:frame draw:style-name="gr11" draw:text-style-name="P3" draw:layer="layout" svg:width="0.422cm" svg:height="0.422cm" svg:x="3.81cm" svg:y="8.88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799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0.768cm" svg:height="0.424cm" svg:x="4.445cm" svg:y="8.875cm">
          <draw:text-box>
            <text:p text:style-name="P2"><text:span text:style-name="T2">k</text:span><text:span text:style-name="T2">s</text:span><text:span text:style-name="T2">h </text:span></text:p>
          </draw:text-box>
        </draw:frame>
        <draw:frame draw:style-name="gr11" draw:text-style-name="P3" draw:layer="layout" svg:width="0.422cm" svg:height="0.422cm" svg:x="3.81cm" svg:y="9.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37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0.717cm" svg:height="0.424cm" svg:x="4.445cm" svg:y="9.446cm">
          <draw:text-box>
            <text:p text:style-name="P2"><text:span text:style-name="T2">c</text:span><text:span text:style-name="T2">s</text:span><text:span text:style-name="T2">h </text:span></text:p>
          </draw:text-box>
        </draw:frame>
        <draw:frame draw:style-name="gr11" draw:text-style-name="P3" draw:layer="layout" svg:width="0.422cm" svg:height="0.422cm" svg:x="3.81cm" svg:y="10.032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942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0.976cm" svg:height="0.424cm" svg:x="4.445cm" svg:y="10.018cm">
          <draw:text-box>
            <text:p text:style-name="P2"><text:span text:style-name="T2">b</text:span><text:span text:style-name="T2">a</text:span><text:span text:style-name="T2">s</text:span><text:span text:style-name="T2">h </text:span></text:p>
          </draw:text-box>
        </draw:frame>
        <draw:frame draw:style-name="gr11" draw:text-style-name="P3" draw:layer="layout" svg:width="0.422cm" svg:height="0.422cm" svg:x="3.81cm" svg:y="10.59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0.509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0.857cm" svg:height="0.424cm" svg:x="4.445cm" svg:y="10.585cm">
          <draw:text-box>
            <text:p text:style-name="P2"><text:span text:style-name="T2">tc</text:span><text:span text:style-name="T2">s</text:span><text:span text:style-name="T2">h </text:span></text:p>
          </draw:text-box>
        </draw:frame>
        <draw:frame draw:style-name="gr11" draw:text-style-name="P3" draw:layer="layout" svg:width="0.422cm" svg:height="0.422cm" svg:x="3.81cm" svg:y="11.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1.081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0.743cm" svg:height="0.424cm" svg:x="4.445cm" svg:y="11.157cm">
          <draw:text-box>
            <text:p text:style-name="P2"><text:span text:style-name="T2">a</text:span><text:span text:style-name="T2">s</text:span><text:span text:style-name="T2">h </text:span></text:p>
          </draw:text-box>
        </draw:frame>
        <draw:frame draw:style-name="gr3" draw:text-style-name="P3" draw:layer="layout" svg:width="0.422cm" svg:height="0.424cm" svg:x="4.445cm" svg:y="11.7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87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2.795cm">
          <draw:text-box>
            <text:p text:style-name="P2"><text:span text:style-name="T4"><text:s/></text:span></text:p>
          </draw:text-box>
        </draw:frame>
        <draw:frame draw:style-name="gr19" draw:text-style-name="P3" draw:layer="layout" svg:width="6.788cm" svg:height="0.424cm" svg:x="3.175cm" svg:y="12.871cm">
          <draw:text-box>
            <text:p text:style-name="P2"><text:span text:style-name="T2">W</text:span><text:span text:style-name="T2">h</text:span><text:span text:style-name="T2">a</text:span><text:span text:style-name="T2">t </text:span><text:span text:style-name="T2">s</text:span><text:span text:style-name="T2">h</text:span><text:span text:style-name="T2">el</text:span><text:span text:style-name="T2">l </text:span><text:span text:style-name="T2">a</text:span><text:span text:style-name="T2">r</text:span><text:span text:style-name="T2">e </text:span><text:span text:style-name="T2">y</text:span><text:span text:style-name="T2">o</text:span><text:span text:style-name="T2">u </text:span><text:span text:style-name="T2">c</text:span><text:span text:style-name="T2">u</text:span><text:span text:style-name="T2">rr</text:span><text:span text:style-name="T2">e</text:span><text:span text:style-name="T2">n</text:span><text:span text:style-name="T2">tl</text:span><text:span text:style-name="T2">y </text:span><text:span text:style-name="T2">u</text:span><text:span text:style-name="T2">si</text:span><text:span text:style-name="T2">n</text:span><text:span text:style-name="T2">g</text:span><text:span text:style-name="T2">? </text:span></text:p>
          </draw:text-box>
        </draw:frame>
        <draw:frame draw:style-name="gr3" draw:text-style-name="P3" draw:layer="layout" svg:width="0.422cm" svg:height="0.424cm" svg:x="3.175cm" svg:y="13.44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15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7.503cm" svg:height="0.424cm" svg:x="3.175cm" svg:y="15.157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 </text:span><text:span text:style-name="T2">y</text:span><text:span text:style-name="T2">o</text:span><text:span text:style-name="T2">u </text:span><text:span text:style-name="T2">c</text:span><text:span text:style-name="T2">h</text:span><text:span text:style-name="T2">a</text:span><text:span text:style-name="T2">n</text:span><text:span text:style-name="T2">g</text:span><text:span text:style-name="T2">e </text:span><text:span text:style-name="T2">y</text:span><text:span text:style-name="T2">o</text:span><text:span text:style-name="T2">u</text:span><text:span text:style-name="T2">r </text:span><text:span text:style-name="T2">d</text:span><text:span text:style-name="T2">ef</text:span><text:span text:style-name="T2">a</text:span><text:span text:style-name="T2">u</text:span><text:span text:style-name="T2">lt </text:span><text:span text:style-name="T2">s</text:span><text:span text:style-name="T2">h</text:span><text:span text:style-name="T2">el</text:span><text:span text:style-name="T2">l? </text:span></text:p>
          </draw:text-box>
        </draw:frame>
        <draw:frame draw:style-name="gr3" draw:text-style-name="P3" draw:layer="layout" svg:width="0.422cm" svg:height="0.424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8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439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7.363cm">
          <draw:text-box>
            <text:p text:style-name="P2"><text:span text:style-name="T4"><text:s/></text:span></text:p>
          </draw:text-box>
        </draw:frame>
        <draw:frame draw:style-name="gr21" draw:text-style-name="P3" draw:layer="layout" svg:width="13.041cm" svg:height="0.424cm" svg:x="3.175cm" svg:y="17.439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 </text:span><text:span text:style-name="T2">y</text:span><text:span text:style-name="T2">o</text:span><text:span text:style-name="T2">u </text:span><text:span text:style-name="T2">c</text:span><text:span text:style-name="T2">h</text:span><text:span text:style-name="T2">a</text:span><text:span text:style-name="T2">n</text:span><text:span text:style-name="T2">g</text:span><text:span text:style-name="T2">e </text:span><text:span text:style-name="T2">y</text:span><text:span text:style-name="T2">o</text:span><text:span text:style-name="T2">u</text:span><text:span text:style-name="T2">r </text:span><text:span text:style-name="T2">c</text:span><text:span text:style-name="T2">u</text:span><text:span text:style-name="T2">rr</text:span><text:span text:style-name="T2">e</text:span><text:span text:style-name="T2">n</text:span><text:span text:style-name="T2">tl</text:span><text:span text:style-name="T2">y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 </text:span><text:span text:style-name="T2">s</text:span><text:span text:style-name="T2">h</text:span><text:span text:style-name="T2">el</text:span><text:span text:style-name="T2">l </text:span><text:span text:style-name="T2">(</text:span><text:span text:style-name="T2">n</text:span><text:span text:style-name="T2">o</text:span><text:span text:style-name="T2">t </text:span><text:span text:style-name="T2">p</text:span><text:span text:style-name="T2">e</text:span><text:span text:style-name="T2">r</text:span><text:span text:style-name="T2">m</text:span><text:span text:style-name="T2">a</text:span><text:span text:style-name="T2">n</text:span><text:span text:style-name="T2">e</text:span><text:span text:style-name="T2">n</text:span><text:span text:style-name="T2">tl</text:span><text:span text:style-name="T2">y</text:span><text:span text:style-name="T2">)? </text:span></text:p>
          </draw:text-box>
        </draw:frame>
        <draw:frame draw:style-name="gr3" draw:text-style-name="P3" draw:layer="layout" svg:width="0.422cm" svg:height="0.424cm" svg:x="1.90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8.58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1.905cm" svg:y="19.458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422cm" svg:height="0.424cm" svg:x="1.905cm" svg:y="20.195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088cm">
          <draw:text-box>
            <text:p text:style-name="P2"><text:span text:style-name="T3"><text:s/></text:span></text:p>
          </draw:text-box>
        </draw:frame>
        <draw:frame draw:style-name="gr23" draw:text-style-name="P5" draw:layer="layout" svg:width="2.728cm" svg:height="0.547cm" svg:x="3.832cm" svg:y="2.316cm">
          <draw:text-box>
            <text:p><text:span text:style-name="T6">J</text:span><text:span text:style-name="T6">u</text:span><text:span text:style-name="T6">st</text:span><text:span text:style-name="T6">i</text:span><text:span text:style-name="T6">n </text:span><text:span text:style-name="T6">W</text:span><text:span text:style-name="T6">e</text:span><text:span text:style-name="T6">i</text:span><text:span text:style-name="T6">g</text:span><text:span text:style-name="T6">l</text:span><text:span text:style-name="T6">e</text:span></text:p>
          </draw:text-box>
        </draw:frame>
        <draw:frame draw:style-name="gr24" draw:text-style-name="P6" draw:layer="layout" svg:width="16.605cm" svg:height="1.639cm" svg:x="3.324cm" svg:y="4.856cm">
          <draw:text-box>
            <text:p><text:span text:style-name="T7">A</text:span><text:span text:style-name="T7"> </text:span><text:span text:style-name="T7">“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 </text:span><text:span text:style-name="T7">i</text:span><text:span text:style-name="T7">n</text:span><text:span text:style-name="T7">t</text:span><text:span text:style-name="T7">e</text:span><text:span text:style-name="T7">r</text:span><text:span text:style-name="T7">p</text:span><text:span text:style-name="T7">r</text:span><text:span text:style-name="T7">e</text:span><text:span text:style-name="T7">t</text:span><text:span text:style-name="T7">e</text:span><text:span text:style-name="T7">r</text:span><text:span text:style-name="T7">” </text:span><text:span text:style-name="T7">a</text:span><text:span text:style-name="T7">s </text:span><text:span text:style-name="T7">t</text:span><text:span text:style-name="T7">h</text:span><text:span text:style-name="T7">e </text:span><text:span text:style-name="T7">t</text:span><text:span text:style-name="T7">e</text:span><text:span text:style-name="T7">x</text:span><text:span text:style-name="T7">t</text:span><text:span text:style-name="T7">b</text:span><text:span text:style-name="T7">o</text:span><text:span text:style-name="T7">o</text:span><text:span text:style-name="T7">k </text:span><text:span text:style-name="T7">p</text:span><text:span text:style-name="T7">u</text:span><text:span text:style-name="T7">t</text:span><text:span text:style-name="T7">s </text:span><text:span text:style-name="T7">it</text:span><text:span text:style-name="T7">.</text:span></text:p>
            <text:p><text:span text:style-name="T7">I</text:span><text:span text:style-name="T7">n </text:span><text:span text:style-name="T7">o</text:span><text:span text:style-name="T7">t</text:span><text:span text:style-name="T7">h</text:span><text:span text:style-name="T7">e</text:span><text:span text:style-name="T7">r </text:span><text:span text:style-name="T7">w</text:span><text:span text:style-name="T7">o</text:span><text:span text:style-name="T7">r</text:span><text:span text:style-name="T7">d</text:span><text:span text:style-name="T7">s, </text:span><text:span text:style-name="T7">it </text:span><text:span text:style-name="T7">is </text:span><text:span text:style-name="T7">a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 </text:span><text:span text:style-name="T7">li</text:span><text:span text:style-name="T7">n</text:span><text:span text:style-name="T7">e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 </text:span><text:span text:style-name="T7">t</text:span><text:span text:style-name="T7">h</text:span><text:span text:style-name="T7">a</text:span><text:span text:style-name="T7">t 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s </text:span><text:span text:style-name="T7">t</text:span><text:span text:style-name="T7">h</text:span><text:span text:style-name="T7">e </text:span><text:span text:style-name="T7">c</text:span><text:span text:style-name="T7">o</text:span><text:span text:style-name="T7">d</text:span><text:span text:style-name="T7">e </text:span><text:span text:style-name="T7">t</text:span><text:span text:style-name="T7">o 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e</text:span></text:p>
            <text:p><text:span text:style-name="T7">c</text:span><text:span text:style-name="T7">e</text:span><text:span text:style-name="T7">r</text:span><text:span text:style-name="T7">t</text:span><text:span text:style-name="T7">a</text:span><text:span text:style-name="T7">i</text:span><text:span text:style-name="T7">n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s </text:span><text:span text:style-name="T7">p</text:span><text:span text:style-name="T7">r</text:span><text:span text:style-name="T7">o</text:span><text:span text:style-name="T7">v</text:span><text:span text:style-name="T7">i</text:span><text:span text:style-name="T7">d</text:span><text:span text:style-name="T7">e</text:span><text:span text:style-name="T7">d </text:span><text:span text:style-name="T7">t</text:span><text:span text:style-name="T7">o </text:span><text:span text:style-name="T7">it </text:span><text:span text:style-name="T7">b</text:span><text:span text:style-name="T7">y </text:span><text:span text:style-name="T7">t</text:span><text:span text:style-name="T7">h</text:span><text:span text:style-name="T7">e </text:span><text:span text:style-name="T7">u</text:span><text:span text:style-name="T7">s</text:span><text:span text:style-name="T7">e</text:span><text:span text:style-name="T7">r</text:span><text:span text:style-name="T7">.</text:span></text:p>
          </draw:text-box>
        </draw:frame>
        <draw:frame draw:style-name="gr23" draw:text-style-name="P6" draw:layer="layout" svg:width="2.728cm" svg:height="0.547cm" svg:x="3.839cm" svg:y="2.317cm">
          <draw:text-box>
            <text:p><text:span text:style-name="T6">J</text:span><text:span text:style-name="T6">u</text:span><text:span text:style-name="T6">st</text:span><text:span text:style-name="T6">i</text:span><text:span text:style-name="T6">n </text:span><text:span text:style-name="T6">W</text:span><text:span text:style-name="T6">e</text:span><text:span text:style-name="T6">i</text:span><text:span text:style-name="T6">g</text:span><text:span text:style-name="T6">l</text:span><text:span text:style-name="T6">e</text:span></text:p>
          </draw:text-box>
        </draw:frame>
        <draw:frame draw:style-name="gr23" draw:text-style-name="P5" draw:layer="layout" svg:width="2.728cm" svg:height="0.547cm" svg:x="3.839cm" svg:y="2.317cm">
          <draw:text-box>
            <text:p><text:span text:style-name="T6">J</text:span><text:span text:style-name="T6">u</text:span><text:span text:style-name="T6">st</text:span><text:span text:style-name="T6">i</text:span><text:span text:style-name="T6">n </text:span><text:span text:style-name="T6">W</text:span><text:span text:style-name="T6">e</text:span><text:span text:style-name="T6">i</text:span><text:span text:style-name="T6">g</text:span><text:span text:style-name="T6">l</text:span><text:span text:style-name="T6">e</text:span></text:p>
          </draw:text-box>
        </draw:frame>
        <draw:frame draw:style-name="gr25" draw:text-style-name="P6" draw:layer="layout" svg:width="0.971cm" svg:height="0.547cm" svg:x="5.401cm" svg:y="7.523cm">
          <draw:text-box draw:corner-radius="0.696cm">
            <text:p><text:span text:style-name="T7">s</text:span><text:span text:style-name="T7">h</text:span><text:span text:style-name="T7">e</text:span><text:span text:style-name="T7">ll</text:span></text:p>
          </draw:text-box>
        </draw:frame>
        <draw:frame draw:style-name="gr26" draw:text-style-name="P6" draw:layer="layout" svg:width="4.781cm" svg:height="0.547cm" svg:x="5.356cm" svg:y="8.119cm">
          <draw:text-box draw:corner-radius="0.696cm">
            <text:p><text:span text:style-name="T7">j</text:span><text:span text:style-name="T7">a</text:span><text:span text:style-name="T7">v</text:span><text:span text:style-name="T7">a</text:span><text:span text:style-name="T7">s</text:span><text:span text:style-name="T7">c</text:span><text:span text:style-name="T7">r</text:span><text:span text:style-name="T7">i</text:span><text:span text:style-name="T7">p</text:span><text:span text:style-name="T7">t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s</text:span><text:span text:style-name="T7">h</text:span><text:span text:style-name="T7">e</text:span><text:span text:style-name="T7">ll</text:span></text:p>
          </draw:text-box>
        </draw:frame>
        <draw:frame draw:style-name="gr27" draw:text-style-name="P6" draw:layer="layout" svg:width="2.114cm" svg:height="0.547cm" svg:x="5.356cm" svg:y="8.793cm">
          <draw:text-box draw:corner-radius="0.696cm">
            <text:p><text:span text:style-name="T7">k</text:span><text:span text:style-name="T7">o</text:span><text:span text:style-name="T7">r</text:span><text:span text:style-name="T7">n </text:span><text:span text:style-name="T7">s</text:span><text:span text:style-name="T7">h</text:span><text:span text:style-name="T7">e</text:span><text:span text:style-name="T7">ll</text:span></text:p>
          </draw:text-box>
        </draw:frame>
        <draw:frame draw:style-name="gr28" draw:text-style-name="P6" draw:layer="layout" svg:width="1.45cm" svg:height="0.547cm" svg:x="5.401cm" svg:y="9.428cm">
          <draw:text-box draw:corner-radius="0.696cm">
            <text:p><text:span text:style-name="T7">C</text:span><text:span text:style-name="T7"> </text:span><text:span text:style-name="T7">s</text:span><text:span text:style-name="T7">h</text:span><text:span text:style-name="T7">e</text:span><text:span text:style-name="T7">ll</text:span></text:p>
          </draw:text-box>
        </draw:frame>
        <draw:frame draw:style-name="gr29" draw:text-style-name="P6" draw:layer="layout" svg:width="3.952cm" svg:height="0.547cm" svg:x="5.401cm" svg:y="9.936cm">
          <draw:text-box draw:corner-radius="0.696cm">
            <text:p><text:span text:style-name="T7">B</text:span><text:span text:style-name="T7">o</text:span><text:span text:style-name="T7">u</text:span><text:span text:style-name="T7">r</text:span><text:span text:style-name="T7">n</text:span><text:span text:style-name="T7">e </text:span><text:span text:style-name="T7">a</text:span><text:span text:style-name="T7">g</text:span><text:span text:style-name="T7">a</text:span><text:span text:style-name="T7">i</text:span><text:span text:style-name="T7">n </text:span><text:span text:style-name="T7">s</text:span><text:span text:style-name="T7">h</text:span><text:span text:style-name="T7">e</text:span><text:span text:style-name="T7">ll</text:span></text:p>
          </draw:text-box>
        </draw:frame>
        <draw:frame draw:style-name="gr30" draw:text-style-name="P6" draw:layer="layout" svg:width="3.274cm" svg:height="0.547cm" svg:x="5.401cm" svg:y="10.444cm">
          <draw:text-box draw:corner-radius="0.696cm">
            <text:p><text:span text:style-name="T7">T</text:span><text:span text:style-name="T7">E</text:span><text:span text:style-name="T7">N</text:span><text:span text:style-name="T7">E</text:span><text:span text:style-name="T7">X</text:span><text:span text:style-name="T7"> </text:span><text:span text:style-name="T7">C</text:span><text:span text:style-name="T7"> </text:span><text:span text:style-name="T7">s</text:span><text:span text:style-name="T7">h</text:span><text:span text:style-name="T7">e</text:span><text:span text:style-name="T7">ll</text:span></text:p>
          </draw:text-box>
        </draw:frame>
        <draw:frame draw:style-name="gr31" draw:text-style-name="P6" draw:layer="layout" svg:width="3.05cm" svg:height="0.547cm" svg:x="5.356cm" svg:y="11.04cm">
          <draw:text-box draw:corner-radius="0.696cm">
            <text:p><text:span text:style-name="T7">A</text:span><text:span text:style-name="T7">l</text:span><text:span text:style-name="T7">m</text:span><text:span text:style-name="T7">q</text:span><text:span text:style-name="T7">u</text:span><text:span text:style-name="T7">is</text:span><text:span text:style-name="T7">t </text:span><text:span text:style-name="T7">s</text:span><text:span text:style-name="T7">h</text:span><text:span text:style-name="T7">e</text:span><text:span text:style-name="T7">ll</text:span></text:p>
          </draw:text-box>
        </draw:frame>
        <draw:frame draw:style-name="gr32" draw:text-style-name="P6" draw:layer="layout" svg:width="16.275cm" svg:height="1.093cm" svg:x="3.197cm" svg:y="13.453cm">
          <draw:text-box draw:corner-radius="0.696cm">
            <text:p><text:span text:style-name="T7">z</text:span><text:span text:style-name="T7">s</text:span><text:span text:style-name="T7">h </text:span><text:span text:style-name="T7">(</text:span><text:span text:style-name="T7">Z </text:span><text:span text:style-name="T7">s</text:span><text:span text:style-name="T7">h</text:span><text:span text:style-name="T7">e</text:span><text:span text:style-name="T7">ll</text:span><text:span text:style-name="T7">)</text:span></text:p>
            <text:p><text:span text:style-name="T7">I </text:span><text:span text:style-name="T7">k</text:span><text:span text:style-name="T7">n</text:span><text:span text:style-name="T7">e</text:span><text:span text:style-name="T7">w</text:span><text:span text:style-name="T7"> </text:span><text:span text:style-name="T7">t</text:span><text:span text:style-name="T7">h</text:span><text:span text:style-name="T7">is </text:span><text:span text:style-name="T7">b</text:span><text:span text:style-name="T7">e</text:span><text:span text:style-name="T7">c</text:span><text:span text:style-name="T7">a</text:span><text:span text:style-name="T7">u</text:span><text:span text:style-name="T7">s</text:span><text:span text:style-name="T7">e </text:span><text:span text:style-name="T7">I </text:span><text:span text:style-name="T7">p</text:span><text:span text:style-name="T7">i</text:span><text:span text:style-name="T7">c</text:span><text:span text:style-name="T7">k</text:span><text:span text:style-name="T7">e</text:span><text:span text:style-name="T7">d </text:span><text:span text:style-name="T7">it</text:span><text:span text:style-name="T7">, </text:span><text:span text:style-name="T7">b</text:span><text:span text:style-name="T7">u</text:span><text:span text:style-name="T7">t </text:span><text:span text:style-name="T7">it </text:span><text:span text:style-name="T7">c</text:span><text:span text:style-name="T7">a</text:span><text:span text:style-name="T7">n </text:span><text:span text:style-name="T7">b</text:span><text:span text:style-name="T7">e </text:span><text:span text:style-name="T7">i</text:span><text:span text:style-name="T7">d</text:span><text:span text:style-name="T7">e</text:span><text:span text:style-name="T7">n</text:span><text:span text:style-name="T7">ti</text:span><text:span text:style-name="T7">fi</text:span><text:span text:style-name="T7">e</text:span><text:span text:style-name="T7">d </text:span><text:span text:style-name="T7">u</text:span><text:span text:style-name="T7">si</text:span><text:span text:style-name="T7">n</text:span><text:span text:style-name="T7">g </text:span><text:span text:style-name="T7">“</text:span><text:span text:style-name="T7">e</text:span><text:span text:style-name="T7">c</text:span><text:span text:style-name="T7">h</text:span><text:span text:style-name="T7">o </text:span><text:span text:style-name="T7">$</text:span><text:span text:style-name="T7">S</text:span><text:span text:style-name="T7">H</text:span><text:span text:style-name="T7">E</text:span><text:span text:style-name="T7">L</text:span><text:span text:style-name="T7">L</text:span><text:span text:style-name="T7">”</text:span></text:p>
          </draw:text-box>
        </draw:frame>
        <draw:frame draw:style-name="gr33" draw:text-style-name="P6" draw:layer="layout" svg:width="16.885cm" svg:height="1.639cm" svg:x="3.076cm" svg:y="15.651cm">
          <draw:text-box draw:corner-radius="0.696cm">
            <text:p><text:span text:style-name="T7">c</text:span><text:span text:style-name="T7">h</text:span><text:span text:style-name="T7">s</text:span><text:span text:style-name="T7">h</text:span></text:p>
            <text:p><text:span text:style-name="T7">I</text:span><text:span text:style-name="T7">t </text:span><text:span text:style-name="T7">is </text:span><text:span text:style-name="T7">a</text:span><text:span text:style-name="T7">ls</text:span><text:span text:style-name="T7">o </text:span><text:span text:style-name="T7">r</text:span><text:span text:style-name="T7">e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d</text:span><text:span text:style-name="T7">e</text:span><text:span text:style-name="T7">d </text:span><text:span text:style-name="T7">t</text:span><text:span text:style-name="T7">o </text:span><text:span text:style-name="T7">r</text:span><text:span text:style-name="T7">u</text:span><text:span text:style-name="T7">n </text:span><text:span text:style-name="T7">“</text:span><text:span text:style-name="T7">w</text:span><text:span text:style-name="T7">h</text:span><text:span text:style-name="T7">i</text:span><text:span text:style-name="T7">c</text:span><text:span text:style-name="T7">h </text:span><text:span text:style-name="T7">{</text:span><text:span text:style-name="T7">d</text:span><text:span text:style-name="T7">e</text:span><text:span text:style-name="T7">si</text:span><text:span text:style-name="T7">r</text:span><text:span text:style-name="T7">e</text:span><text:span text:style-name="T7">d</text:span><text:span text:style-name="T7">_</text:span><text:span text:style-name="T7">s</text:span><text:span text:style-name="T7">h</text:span><text:span text:style-name="T7">e</text:span><text:span text:style-name="T7">ll</text:span><text:span text:style-name="T7">_</text:span><text:span text:style-name="T7">n</text:span><text:span text:style-name="T7">a</text:span><text:span text:style-name="T7">m</text:span><text:span text:style-name="T7">e</text:span><text:span text:style-name="T7">}</text:span><text:span text:style-name="T7">” </text:span><text:span text:style-name="T7"><text:s/></text:span><text:span text:style-name="T7">p</text:span><text:span text:style-name="T7">r</text:span><text:span text:style-name="T7">i</text:span><text:span text:style-name="T7">o</text:span><text:span text:style-name="T7">r </text:span><text:span text:style-name="T7">t</text:span><text:span text:style-name="T7">o </text:span><text:span text:style-name="T7">r</text:span><text:span text:style-name="T7">u</text:span><text:span text:style-name="T7">n</text:span><text:span text:style-name="T7">n</text:span><text:span text:style-name="T7">i</text:span><text:span text:style-name="T7">n</text:span><text:span text:style-name="T7">g</text:span></text:p>
            <text:p><text:span text:style-name="T7">c</text:span><text:span text:style-name="T7">h</text:span><text:span text:style-name="T7">s</text:span><text:span text:style-name="T7">h </text:span><text:span text:style-name="T7">a</text:span><text:span text:style-name="T7">s </text:span><text:span text:style-name="T7">it </text:span><text:span text:style-name="T7">w</text:span><text:span text:style-name="T7">il</text:span><text:span text:style-name="T7">l </text:span><text:span text:style-name="T7">t</text:span><text:span text:style-name="T7">e</text:span><text:span text:style-name="T7">ll </text:span><text:span text:style-name="T7">y</text:span><text:span text:style-name="T7">o</text:span><text:span text:style-name="T7">u </text:span><text:span text:style-name="T7">t</text:span><text:span text:style-name="T7">h</text:span><text:span text:style-name="T7">e </text:span><text:span text:style-name="T7">f</text:span><text:span text:style-name="T7">u</text:span><text:span text:style-name="T7">ll </text:span><text:span text:style-name="T7">p</text:span><text:span text:style-name="T7">a</text:span><text:span text:style-name="T7">t</text:span><text:span text:style-name="T7">h </text:span><text:span text:style-name="T7">t</text:span><text:span text:style-name="T7">o </text:span><text:span text:style-name="T7">t</text:span><text:span text:style-name="T7">h</text:span><text:span text:style-name="T7">e </text:span><text:span text:style-name="T7">s</text:span><text:span text:style-name="T7">h</text:span><text:span text:style-name="T7">e</text:span><text:span text:style-name="T7">ll </text:span><text:span text:style-name="T7">y</text:span><text:span text:style-name="T7">o</text:span><text:span text:style-name="T7">u </text:span><text:span text:style-name="T7">w</text:span><text:span text:style-name="T7">a</text:span><text:span text:style-name="T7">n</text:span><text:span text:style-name="T7">t, </text:span><text:span text:style-name="T7">w</text:span><text:span text:style-name="T7">h</text:span><text:span text:style-name="T7">i</text:span><text:span text:style-name="T7">c</text:span><text:span text:style-name="T7">h </text:span><text:span text:style-name="T7">c</text:span><text:span text:style-name="T7">h</text:span><text:span text:style-name="T7">s</text:span><text:span text:style-name="T7">h </text:span><text:span text:style-name="T7">e</text:span><text:span text:style-name="T7">x</text:span><text:span text:style-name="T7">p</text:span><text:span text:style-name="T7">e</text:span><text:span text:style-name="T7">c</text:span><text:span text:style-name="T7">t</text:span><text:span text:style-name="T7">s.</text:span></text:p>
          </draw:text-box>
        </draw:frame>
        <draw:frame draw:style-name="gr34" draw:text-style-name="P6" draw:layer="layout" svg:width="17.511cm" svg:height="1.639cm" svg:x="3.07cm" svg:y="18.064cm">
          <draw:text-box>
            <text:p><text:span text:style-name="T7">$ </text:span><text:span text:style-name="T7">{</text:span><text:span text:style-name="T7">d</text:span><text:span text:style-name="T7">e</text:span><text:span text:style-name="T7">si</text:span><text:span text:style-name="T7">r</text:span><text:span text:style-name="T7">e</text:span><text:span text:style-name="T7">d</text:span><text:span text:style-name="T7">_</text:span><text:span text:style-name="T7">s</text:span><text:span text:style-name="T7">h</text:span><text:span text:style-name="T7">e</text:span><text:span text:style-name="T7">ll</text:span><text:span text:style-name="T7">_</text:span><text:span text:style-name="T7">n</text:span><text:span text:style-name="T7">a</text:span><text:span text:style-name="T7">m</text:span><text:span text:style-name="T7">e</text:span><text:span text:style-name="T7">}</text:span></text:p>
            <text:p><text:span text:style-name="T7">S</text:span><text:span text:style-name="T7">o </text:span><text:span text:style-name="T7">f</text:span><text:span text:style-name="T7">o</text:span><text:span text:style-name="T7">r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, </text:span><text:span text:style-name="T7">I</text:span><text:span text:style-name="T7">’</text:span><text:span text:style-name="T7">m</text:span><text:span text:style-name="T7"> </text:span><text:span text:style-name="T7">r</text:span><text:span text:style-name="T7">u</text:span><text:span text:style-name="T7">n</text:span><text:span text:style-name="T7">n</text:span><text:span text:style-name="T7">i</text:span><text:span text:style-name="T7">n</text:span><text:span text:style-name="T7">g </text:span><text:span text:style-name="T7">z</text:span><text:span text:style-name="T7">s</text:span><text:span text:style-name="T7">h</text:span><text:span text:style-name="T7">, </text:span><text:span text:style-name="T7">if </text:span><text:span text:style-name="T7">I </text:span><text:span text:style-name="T7">w</text:span><text:span text:style-name="T7">a</text:span><text:span text:style-name="T7">n</text:span><text:span text:style-name="T7">t</text:span><text:span text:style-name="T7">e</text:span><text:span text:style-name="T7">d </text:span><text:span text:style-name="T7">t</text:span><text:span text:style-name="T7">o </text:span><text:span text:style-name="T7">r</text:span><text:span text:style-name="T7">u</text:span><text:span text:style-name="T7">n </text:span><text:span text:style-name="T7">b</text:span><text:span text:style-name="T7">a</text:span><text:span text:style-name="T7">s</text:span><text:span text:style-name="T7">h </text:span><text:span text:style-name="T7">t</text:span><text:span text:style-name="T7">e</text:span><text:span text:style-name="T7">m</text:span><text:span text:style-name="T7">p</text:span><text:span text:style-name="T7">o</text:span><text:span text:style-name="T7">r</text:span><text:span text:style-name="T7">a</text:span><text:span text:style-name="T7">r</text:span><text:span text:style-name="T7">il</text:span><text:span text:style-name="T7">y </text:span><text:span text:style-name="T7">I </text:span><text:span text:style-name="T7">w</text:span><text:span text:style-name="T7">o</text:span><text:span text:style-name="T7">u</text:span><text:span text:style-name="T7">l</text:span><text:span text:style-name="T7">d </text:span><text:span text:style-name="T7">t</text:span><text:span text:style-name="T7">y</text:span><text:span text:style-name="T7">p</text:span><text:span text:style-name="T7">e</text:span><text:span text:style-name="T7">:</text:span></text:p>
            <text:p><text:span text:style-name="T7">b</text:span><text:span text:style-name="T7">a</text:span><text:span text:style-name="T7">s</text:span><text:span text:style-name="T7">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</text:span><text:span text:style-name="T1">i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</text:span><text:span text:style-name="T1">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5" draw:text-style-name="P4" draw:layer="layout" svg:width="3.431cm" svg:height="0.513cm" svg:x="1.905cm" svg:y="2.558cm">
          <draw:text-box>
            <text:p text:style-name="P2"><text:span text:style-name="T3">U</text:span><text:span text:style-name="T3">N</text:span><text:span text:style-name="T3">I</text:span><text:span text:style-name="T3">X </text:span><text:span text:style-name="T3">P</text:span><text:span text:style-name="T3">l</text:span><text:span text:style-name="T3">u</text:span><text:span text:style-name="T3">m</text:span><text:span text:style-name="T3">b</text:span><text:span text:style-name="T3">i</text:span><text:span text:style-name="T3">n</text:span><text:span text:style-name="T3">g </text:span></text:p>
          </draw:text-box>
        </draw:frame>
        <draw:frame draw:style-name="gr36" draw:text-style-name="P3" draw:layer="layout" svg:width="17.109cm" svg:height="0.424cm" svg:x="1.905cm" svg:y="3.308cm">
          <draw:text-box>
            <text:p text:style-name="P2"><text:span text:style-name="T2">T</text:span><text:span text:style-name="T2">h</text:span><text:span text:style-name="T2">e </text:span><text:span text:style-name="T2">p</text:span><text:span text:style-name="T2">l</text:span><text:span text:style-name="T2">u</text:span><text:span text:style-name="T2">m</text:span><text:span text:style-name="T2">bi</text:span><text:span text:style-name="T2">n</text:span><text:span text:style-name="T2">g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o</text:span><text:span text:style-name="T2">rs </text:span><text:span text:style-name="T2">al</text:span><text:span text:style-name="T2">lo</text:span><text:span text:style-name="T2">w</text:span><text:span text:style-name="T2"> </text:span><text:span text:style-name="T2">y</text:span><text:span text:style-name="T2">o</text:span><text:span text:style-name="T2">u </text:span><text:span text:style-name="T2">t</text:span><text:span text:style-name="T2">o </text:span><text:span text:style-name="T2">r</text:span><text:span text:style-name="T2">e</text:span><text:span text:style-name="T2">d</text:span><text:span text:style-name="T2">ir</text:span><text:span text:style-name="T2">e</text:span><text:span text:style-name="T2">ct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t</text:span><text:span text:style-name="T2">o</text:span><text:span text:style-name="T2">/</text:span><text:span text:style-name="T2">fr</text:span><text:span text:style-name="T2">o</text:span><text:span text:style-name="T2">m</text:span><text:span text:style-name="T2"> a </text:span><text:span text:style-name="T2">fi</text:span><text:span text:style-name="T2">le </text:span><text:span text:style-name="T2">o</text:span><text:span text:style-name="T2">r </text:span><text:span text:style-name="T2">t</text:span><text:span text:style-name="T2">o </text:span><text:span text:style-name="T2">a</text:span><text:span text:style-name="T2">n</text:span><text:span text:style-name="T2">o</text:span><text:span text:style-name="T2">t</text:span><text:span text:style-name="T2">h</text:span><text:span text:style-name="T2">e</text:span><text:span text:style-name="T2">r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: </text:span></text:p>
          </draw:text-box>
        </draw:frame>
        <draw:frame draw:style-name="gr11" draw:text-style-name="P3" draw:layer="layout" svg:width="0.422cm" svg:height="0.422cm" svg:x="2.54cm" svg:y="3.893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3.804cm">
          <draw:text-box>
            <text:p text:style-name="P2"><text:span text:style-name="T4"><text:s/></text:span></text:p>
          </draw:text-box>
        </draw:frame>
        <draw:frame draw:style-name="gr37" draw:text-style-name="P3" draw:layer="layout" svg:width="11.83cm" svg:height="0.424cm" svg:x="3.175cm" svg:y="3.879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&gt; </text:span><text:span text:style-name="T2">fi</text:span><text:span text:style-name="T2">le </text:span><text:span text:style-name="T2"><text:s/>- </text:span><text:span text:style-name="T2">r</text:span><text:span text:style-name="T2">u</text:span><text:span text:style-name="T2">n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s</text:span><text:span text:style-name="T2">e</text:span><text:span text:style-name="T2">n</text:span><text:span text:style-name="T2">d </text:span><text:span text:style-name="T2">it</text:span><text:span text:style-name="T2">s </text:span><text:span text:style-name="T8">st</text:span><text:span text:style-name="T8">a</text:span><text:span text:style-name="T8">n</text:span><text:span text:style-name="T8">d</text:span><text:span text:style-name="T8">a</text:span><text:span text:style-name="T8">r</text:span><text:span text:style-name="T8">d </text:span><text:span text:style-name="T8">o</text:span><text:span text:style-name="T8">u</text:span><text:span text:style-name="T8">t</text:span><text:span text:style-name="T8">p</text:span><text:span text:style-name="T8">u</text:span><text:span text:style-name="T8">t </text:span><text:span text:style-name="T2">t</text:span><text:span text:style-name="T2">o </text:span><text:span text:style-name="T2">fi</text:span><text:span text:style-name="T2">le </text:span></text:p>
          </draw:text-box>
        </draw:frame>
        <draw:frame draw:style-name="gr11" draw:text-style-name="P3" draw:layer="layout" svg:width="0.422cm" svg:height="0.422cm" svg:x="2.54cm" svg:y="4.465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375cm">
          <draw:text-box>
            <text:p text:style-name="P2"><text:span text:style-name="T4"><text:s/></text:span></text:p>
          </draw:text-box>
        </draw:frame>
        <draw:frame draw:style-name="gr38" draw:text-style-name="P3" draw:layer="layout" svg:width="11.487cm" svg:height="0.424cm" svg:x="3.175cm" svg:y="4.451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&lt; </text:span><text:span text:style-name="T2">fi</text:span><text:span text:style-name="T2">le </text:span><text:span text:style-name="T2">– </text:span><text:span text:style-name="T2">r</text:span><text:span text:style-name="T2">u</text:span><text:span text:style-name="T2">n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r</text:span><text:span text:style-name="T2">e</text:span><text:span text:style-name="T2">a</text:span><text:span text:style-name="T2">d </text:span><text:span text:style-name="T8">fil</text:span><text:span text:style-name="T8">e</text:span><text:span text:style-name="T2"> </text:span><text:span text:style-name="T2">a</text:span><text:span text:style-name="T2">s </text:span><text:span text:style-name="T2">it</text:span><text:span text:style-name="T2">s </text:span><text:span text:style-name="T8">st</text:span><text:span text:style-name="T8">a</text:span><text:span text:style-name="T8">n</text:span><text:span text:style-name="T8">d</text:span><text:span text:style-name="T8">a</text:span><text:span text:style-name="T8">r</text:span><text:span text:style-name="T8">d </text:span><text:span text:style-name="T8">in</text:span><text:span text:style-name="T8">p</text:span><text:span text:style-name="T8">u</text:span><text:span text:style-name="T8">t</text:span><text:span text:style-name="T2"> </text:span></text:p>
          </draw:text-box>
        </draw:frame>
        <draw:frame draw:style-name="gr11" draw:text-style-name="P3" draw:layer="layout" svg:width="0.422cm" svg:height="0.422cm" svg:x="2.54cm" svg:y="5.03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947cm">
          <draw:text-box>
            <text:p text:style-name="P2"><text:span text:style-name="T4"><text:s/></text:span></text:p>
          </draw:text-box>
        </draw:frame>
        <draw:frame draw:style-name="gr39" draw:text-style-name="P3" draw:layer="layout" svg:width="11.703cm" svg:height="0.424cm" svg:x="3.175cm" svg:y="5.022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2</text:span><text:span text:style-name="T2">&gt; </text:span><text:span text:style-name="T2">fi</text:span><text:span text:style-name="T2">le </text:span><text:span text:style-name="T2">– </text:span><text:span text:style-name="T2">r</text:span><text:span text:style-name="T2">u</text:span><text:span text:style-name="T2">n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s</text:span><text:span text:style-name="T2">e</text:span><text:span text:style-name="T2">n</text:span><text:span text:style-name="T2">d </text:span><text:span text:style-name="T2">it</text:span><text:span text:style-name="T2">s </text:span><text:span text:style-name="T8">st</text:span><text:span text:style-name="T8">a</text:span><text:span text:style-name="T8">n</text:span><text:span text:style-name="T8">d</text:span><text:span text:style-name="T8">a</text:span><text:span text:style-name="T8">r</text:span><text:span text:style-name="T8">d</text:span><text:span text:style-name="T2"> </text:span><text:span text:style-name="T8">er</text:span><text:span text:style-name="T8">r</text:span><text:span text:style-name="T8">o</text:span><text:span text:style-name="T8">r</text:span><text:span text:style-name="T2"> </text:span><text:span text:style-name="T2">t</text:span><text:span text:style-name="T2">o </text:span><text:span text:style-name="T2">fi</text:span><text:span text:style-name="T2">le </text:span></text:p>
          </draw:text-box>
        </draw:frame>
        <draw:frame draw:style-name="gr11" draw:text-style-name="P3" draw:layer="layout" svg:width="0.422cm" svg:height="0.422cm" svg:x="2.54cm" svg:y="5.608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5.518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17.663cm" svg:height="0.424cm" svg:x="3.175cm" svg:y="5.594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1 </text:span><text:span text:style-name="T2">|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2 </text:span><text:span text:style-name="T2">– </text:span><text:span text:style-name="T2">r</text:span><text:span text:style-name="T2">u</text:span><text:span text:style-name="T2">n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1 </text:span><text:span text:style-name="T2">a</text:span><text:span text:style-name="T2">n</text:span><text:span text:style-name="T2">d </text:span><text:span text:style-name="T2">2, </text:span><text:span text:style-name="T2">s</text:span><text:span text:style-name="T2">e</text:span><text:span text:style-name="T2">n</text:span><text:span text:style-name="T2">d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1’</text:span><text:span text:style-name="T2">s <text:s/></text:span><text:span text:style-name="T2">st</text:span><text:span text:style-name="T2">a</text:span><text:span text:style-name="T2">n</text:span><text:span text:style-name="T2">d</text:span><text:span text:style-name="T2">a</text:span><text:span text:style-name="T2">r</text:span><text:span text:style-name="T2">d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t</text:span><text:span text:style-name="T2">o </text:span><text:span text:style-name="T2">c</text:span><text:span text:style-name="T2">o</text:span><text:span text:style-name="T2">m</text:span><text:span text:style-name="T2">-</text:span></text:p>
          </draw:text-box>
        </draw:frame>
        <draw:frame draw:style-name="gr41" draw:text-style-name="P3" draw:layer="layout" svg:width="4.815cm" svg:height="0.424cm" svg:x="3.175cm" svg:y="6.165cm">
          <draw:text-box>
            <text:p text:style-name="P2"><text:span text:style-name="T2">m</text:span><text:span text:style-name="T2">a</text:span><text:span text:style-name="T2">n</text:span><text:span text:style-name="T2">d </text:span><text:span text:style-name="T2">2’</text:span><text:span text:style-name="T2">s </text:span><text:span text:style-name="T2">st</text:span><text:span text:style-name="T2">a</text:span><text:span text:style-name="T2">n</text:span><text:span text:style-name="T2">d</text:span><text:span text:style-name="T2">a</text:span><text:span text:style-name="T2">r</text:span><text:span text:style-name="T2">d </text:span><text:span text:style-name="T2">i</text:span><text:span text:style-name="T2">n</text:span><text:span text:style-name="T2">p</text:span><text:span text:style-name="T2">u</text:span><text:span text:style-name="T2">t <text:s/></text:span></text:p>
          </draw:text-box>
        </draw:frame>
        <draw:frame draw:style-name="gr11" draw:text-style-name="P3" draw:layer="layout" svg:width="0.422cm" svg:height="0.422cm" svg:x="2.54cm" svg:y="6.751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6.661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5.136cm" svg:height="0.424cm" svg:x="3.175cm" svg:y="6.737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2</text:span><text:span text:style-name="T2">&gt;</text:span><text:span text:style-name="T2">&amp;</text:span><text:span text:style-name="T2">1 </text:span><text:span text:style-name="T2">– </text:span><text:span text:style-name="T2">r</text:span><text:span text:style-name="T2">u</text:span><text:span text:style-name="T2">n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m</text:span><text:span text:style-name="T2">e</text:span><text:span text:style-name="T2">r</text:span><text:span text:style-name="T2">g</text:span><text:span text:style-name="T2">e </text:span><text:span text:style-name="T2">it</text:span><text:span text:style-name="T2">s </text:span><text:span text:style-name="T2">st</text:span><text:span text:style-name="T2">a</text:span><text:span text:style-name="T2">n</text:span><text:span text:style-name="T2">d</text:span><text:span text:style-name="T2">a</text:span><text:span text:style-name="T2">r</text:span><text:span text:style-name="T2">d </text:span><text:span text:style-name="T2">e</text:span><text:span text:style-name="T2">rr</text:span><text:span text:style-name="T2">o</text:span><text:span text:style-name="T2">r </text:span><text:span text:style-name="T2">t</text:span><text:span text:style-name="T2">o </text:span><text:span text:style-name="T2">it</text:span><text:span text:style-name="T2">s </text:span><text:span text:style-name="T2">st</text:span><text:span text:style-name="T2">a</text:span><text:span text:style-name="T2">n</text:span><text:span text:style-name="T2">d</text:span><text:span text:style-name="T2">a</text:span><text:span text:style-name="T2">r</text:span><text:span text:style-name="T2">d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451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8.376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0.644cm" svg:height="0.424cm" svg:x="3.175cm" svg:y="8.451cm">
          <draw:text-box>
            <text:p text:style-name="P2"><text:span text:style-name="T2">U</text:span><text:span text:style-name="T2">s</text:span><text:span text:style-name="T2">e </text:span><text:span text:style-name="T2">t</text:span><text:span text:style-name="T2">h</text:span><text:span text:style-name="T2">e </text:span><text:span text:style-name="T8">fi</text:span><text:span text:style-name="T8">n</text:span><text:span text:style-name="T8">d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t</text:span><text:span text:style-name="T2">o </text:span><text:span text:style-name="T2">li</text:span><text:span text:style-name="T2">st </text:span><text:span text:style-name="T2">al</text:span><text:span text:style-name="T2">l </text:span><text:span text:style-name="T2">o</text:span><text:span text:style-name="T2">f </text:span><text:span text:style-name="T2">t</text:span><text:span text:style-name="T2">h</text:span><text:span text:style-name="T2">e </text:span><text:span text:style-name="T2">fi</text:span><text:span text:style-name="T2">le</text:span><text:span text:style-name="T2">s </text:span><text:span text:style-name="T2">i</text:span><text:span text:style-name="T2">n </text:span><text:span text:style-name="T2">a </text:span><text:span text:style-name="T2">d</text:span><text:span text:style-name="T2">ir</text:span><text:span text:style-name="T2">e</text:span><text:span text:style-name="T2">ct</text:span><text:span text:style-name="T2">o</text:span><text:span text:style-name="T2">r</text:span><text:span text:style-name="T2">y 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733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10.657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17.91cm" svg:height="0.424cm" svg:x="3.175cm" svg:y="10.733cm">
          <draw:text-box>
            <text:p text:style-name="P2"><text:span text:style-name="T2">U</text:span><text:span text:style-name="T2">s</text:span><text:span text:style-name="T2">e </text:span><text:span text:style-name="T2">t</text:span><text:span text:style-name="T2">h</text:span><text:span text:style-name="T2">e </text:span><text:span text:style-name="T2">fi</text:span><text:span text:style-name="T2">n</text:span><text:span text:style-name="T2">d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a</text:span><text:span text:style-name="T2">s </text:span><text:span text:style-name="T2">b</text:span><text:span text:style-name="T2">ef</text:span><text:span text:style-name="T2">o</text:span><text:span text:style-name="T2">r</text:span><text:span text:style-name="T2">e, </text:span><text:span text:style-name="T2">b</text:span><text:span text:style-name="T2">u</text:span><text:span text:style-name="T2">t </text:span><text:span text:style-name="T2">p</text:span><text:span text:style-name="T2">i</text:span><text:span text:style-name="T2">p</text:span><text:span text:style-name="T2">e </text:span><text:span text:style-name="T2">t</text:span><text:span text:style-name="T2">h</text:span><text:span text:style-name="T2">e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t</text:span><text:span text:style-name="T2">o </text:span><text:span text:style-name="T2">o</text:span><text:span text:style-name="T2">n</text:span><text:span text:style-name="T2">e </text:span><text:span text:style-name="T2">o</text:span><text:span text:style-name="T2">f </text:span><text:span text:style-name="T2">t</text:span><text:span text:style-name="T2">h</text:span><text:span text:style-name="T2">e </text:span><text:span text:style-name="T8">p</text:span><text:span text:style-name="T8">a</text:span><text:span text:style-name="T8">gi</text:span><text:span text:style-name="T8">n</text:span><text:span text:style-name="T8">at</text:span><text:span text:style-name="T8">io</text:span><text:span text:style-name="T8">n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s </text:span><text:span text:style-name="T2">(</text:span><text:span text:style-name="T8">m</text:span><text:span text:style-name="T8">o</text:span><text:span text:style-name="T8">re</text:span><text:span text:style-name="T2"> </text:span><text:span text:style-name="T2">o</text:span><text:span text:style-name="T2">r </text:span></text:p>
          </draw:text-box>
        </draw:frame>
        <draw:frame draw:style-name="gr45" draw:text-style-name="P3" draw:layer="layout" svg:width="8.062cm" svg:height="0.424cm" svg:x="3.175cm" svg:y="11.305cm">
          <draw:text-box>
            <text:p text:style-name="P2"><text:span text:style-name="T8">le</text:span><text:span text:style-name="T8">ss</text:span><text:span text:style-name="T2">) </text:span><text:span text:style-name="T2">t</text:span><text:span text:style-name="T2">o </text:span><text:span text:style-name="T2">vi</text:span><text:span text:style-name="T2">e</text:span><text:span text:style-name="T2">w</text:span><text:span text:style-name="T2"> </text:span><text:span text:style-name="T2">t</text:span><text:span text:style-name="T2">h</text:span><text:span text:style-name="T2">e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o</text:span><text:span text:style-name="T2">n</text:span><text:span text:style-name="T2">e </text:span><text:span text:style-name="T2">p</text:span><text:span text:style-name="T2">a</text:span><text:span text:style-name="T2">g</text:span><text:span text:style-name="T2">e </text:span><text:span text:style-name="T2">a</text:span><text:span text:style-name="T2">t </text:span><text:span text:style-name="T2">a </text:span><text:span text:style-name="T2">ti</text:span><text:span text:style-name="T2">m</text:span><text:span text:style-name="T2">e: 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59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3.515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4.629cm" svg:height="0.424cm" svg:x="3.175cm" svg:y="13.591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o</text:span><text:span text:style-name="T2">f </text:span><text:span text:style-name="T2">t</text:span><text:span text:style-name="T2">h</text:span><text:span text:style-name="T2">e </text:span><text:span text:style-name="T8">p</text:span><text:span text:style-name="T8">s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b</text:span><text:span text:style-name="T2">u</text:span><text:span text:style-name="T2">t </text:span><text:span text:style-name="T2">o</text:span><text:span text:style-name="T2">n</text:span><text:span text:style-name="T2">ly </text:span><text:span text:style-name="T2">lo</text:span><text:span text:style-name="T2">o</text:span><text:span text:style-name="T2">k </text:span><text:span text:style-name="T2">f</text:span><text:span text:style-name="T2">o</text:span><text:span text:style-name="T2">r </text:span><text:span text:style-name="T2">li</text:span><text:span text:style-name="T2">n</text:span><text:span text:style-name="T2">e</text:span><text:span text:style-name="T2">s </text:span><text:span text:style-name="T2">t</text:span><text:span text:style-name="T2">h</text:span><text:span text:style-name="T2">a</text:span><text:span text:style-name="T2">t </text:span><text:span text:style-name="T2">c</text:span><text:span text:style-name="T2">o</text:span><text:span text:style-name="T2">n</text:span><text:span text:style-name="T2">t</text:span><text:span text:style-name="T2">ai</text:span><text:span text:style-name="T2">n </text:span><text:span text:style-name="T2">b</text:span><text:span text:style-name="T2">a</text:span><text:span text:style-name="T2">s</text:span><text:span text:style-name="T2">h </text:span><text:span text:style-name="T2">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444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6.368cm">
          <draw:text-box>
            <text:p text:style-name="P2"><text:span text:style-name="T4"><text:s/></text:span></text:p>
          </draw:text-box>
        </draw:frame>
        <draw:frame draw:style-name="gr47" draw:text-style-name="P3" draw:layer="layout" svg:width="17.524cm" svg:height="0.424cm" svg:x="3.175cm" svg:y="16.444cm">
          <draw:text-box>
            <text:p text:style-name="P2"><text:span text:style-name="T2">U</text:span><text:span text:style-name="T2">s</text:span><text:span text:style-name="T2">e </text:span><text:span text:style-name="T2">t</text:span><text:span text:style-name="T2">h</text:span><text:span text:style-name="T2">e </text:span><text:span text:style-name="T8">gi</text:span><text:span text:style-name="T8">t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li</text:span><text:span text:style-name="T2">n</text:span><text:span text:style-name="T2">e </text:span><text:span text:style-name="T2">u</text:span><text:span text:style-name="T2">ti</text:span><text:span text:style-name="T2">li</text:span><text:span text:style-name="T2">t</text:span><text:span text:style-name="T2">y </text:span><text:span text:style-name="T2">t</text:span><text:span text:style-name="T2">o </text:span><text:span text:style-name="T2">li</text:span><text:span text:style-name="T2">st </text:span><text:span text:style-name="T2">al</text:span><text:span text:style-name="T2">l </text:span><text:span text:style-name="T2">o</text:span><text:span text:style-name="T2">f </text:span><text:span text:style-name="T2">t</text:span><text:span text:style-name="T2">h</text:span><text:span text:style-name="T2">e </text:span><text:span text:style-name="T2">a</text:span><text:span text:style-name="T2">v</text:span><text:span text:style-name="T2">ai</text:span><text:span text:style-name="T2">la</text:span><text:span text:style-name="T2">bl</text:span><text:span text:style-name="T2">e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e</text:span><text:span text:style-name="T2">s </text:span><text:span text:style-name="T2">t</text:span><text:span text:style-name="T2">h</text:span><text:span text:style-name="T2">a</text:span><text:span text:style-name="T2">t </text:span><text:span text:style-name="T2">i</text:span><text:span text:style-name="T2">n</text:span><text:span text:style-name="T2">cl</text:span><text:span text:style-name="T2">u</text:span><text:span text:style-name="T2">d</text:span><text:span text:style-name="T2">e </text:span><text:span text:style-name="T2">t</text:span><text:span text:style-name="T2">h</text:span><text:span text:style-name="T2">e </text:span><text:span text:style-name="T2">st</text:span><text:span text:style-name="T2">ri</text:span><text:span text:style-name="T2">n</text:span><text:span text:style-name="T2">g </text:span><text:span text:style-name="T2">“</text:span><text:span text:style-name="T2">r</text:span><text:span text:style-name="T2">e-</text:span></text:p>
          </draw:text-box>
        </draw:frame>
        <draw:frame draw:style-name="gr48" draw:text-style-name="P3" draw:layer="layout" svg:width="2.55cm" svg:height="0.424cm" svg:x="3.175cm" svg:y="17.015cm">
          <draw:text-box>
            <text:p text:style-name="P2"><text:span text:style-name="T2">le</text:span><text:span text:style-name="T2">a</text:span><text:span text:style-name="T2">s</text:span><text:span text:style-name="T2">e-</text:span><text:span text:style-name="T2">t</text:span><text:span text:style-name="T2">o</text:span><text:span text:style-name="T2">-</text:span><text:span text:style-name="T2">te</text:span><text:span text:style-name="T2">st</text:span><text:span text:style-name="T2">” </text:span></text:p>
          </draw:text-box>
        </draw:frame>
        <draw:frame draw:style-name="gr3" draw:text-style-name="P3" draw:layer="layout" svg:width="0.422cm" svg:height="0.424cm" svg:x="3.175cm" svg:y="17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9.301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9.226cm">
          <draw:text-box>
            <text:p text:style-name="P2"><text:span text:style-name="T4"><text:s/></text:span></text:p>
          </draw:text-box>
        </draw:frame>
        <draw:frame draw:style-name="gr36" draw:text-style-name="P3" draw:layer="layout" svg:width="17.109cm" svg:height="0.424cm" svg:x="3.175cm" svg:y="19.301cm">
          <draw:text-box>
            <text:p text:style-name="P2"><text:span text:style-name="T2">T</text:span><text:span text:style-name="T2">h</text:span><text:span text:style-name="T2">e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t</text:span><text:span text:style-name="T2">o </text:span><text:span text:style-name="T2">fi</text:span><text:span text:style-name="T2">n</text:span><text:span text:style-name="T2">d </text:span><text:span text:style-name="T2">li</text:span><text:span text:style-name="T2">n</text:span><text:span text:style-name="T2">e</text:span><text:span text:style-name="T2">s </text:span><text:span text:style-name="T2">o</text:span><text:span text:style-name="T2">f </text:span><text:span text:style-name="T2">a </text:span><text:span text:style-name="T2">fi</text:span><text:span text:style-name="T2">le </text:span><text:span text:style-name="T2">t</text:span><text:span text:style-name="T2">h</text:span><text:span text:style-name="T2">a</text:span><text:span text:style-name="T2">t </text:span><text:span text:style-name="T2">c</text:span><text:span text:style-name="T2">o</text:span><text:span text:style-name="T2">n</text:span><text:span text:style-name="T2">t</text:span><text:span text:style-name="T2">ai</text:span><text:span text:style-name="T2">n </text:span><text:span text:style-name="T2">t</text:span><text:span text:style-name="T2">h</text:span><text:span text:style-name="T2">e </text:span><text:span text:style-name="T2">te</text:span><text:span text:style-name="T2">x</text:span><text:span text:style-name="T2">t </text:span><text:span text:style-name="T2">“</text:span><text:span text:style-name="T2">m</text:span><text:span text:style-name="T2">o</text:span><text:span text:style-name="T2">n</text:span><text:span text:style-name="T2">t</text:span><text:span text:style-name="T2">y </text:span><text:span text:style-name="T2">b</text:span><text:span text:style-name="T2">u</text:span><text:span text:style-name="T2">r</text:span><text:span text:style-name="T2">n</text:span><text:span text:style-name="T2">s</text:span><text:span text:style-name="T2">” </text:span><text:span text:style-name="T2">(i</text:span><text:span text:style-name="T2">g</text:span><text:span text:style-name="T2">n</text:span><text:span text:style-name="T2">o</text:span><text:span text:style-name="T2">ri</text:span><text:span text:style-name="T2">n</text:span><text:span text:style-name="T2">g </text:span><text:span text:style-name="T2">c</text:span><text:span text:style-name="T2">a</text:span><text:span text:style-name="T2">s</text:span><text:span text:style-name="T2">e)</text:span><text:span text:style-name="T2">, </text:span><text:span text:style-name="T2">b</text:span><text:span text:style-name="T2">u</text:span><text:span text:style-name="T2">t </text:span></text:p>
          </draw:text-box>
        </draw:frame>
        <draw:frame draw:style-name="gr49" draw:text-style-name="P3" draw:layer="layout" svg:width="3.905cm" svg:height="0.424cm" svg:x="3.175cm" svg:y="19.873cm">
          <draw:text-box>
            <text:p text:style-name="P2"><text:span text:style-name="T2">t</text:span><text:span text:style-name="T2">h</text:span><text:span text:style-name="T2">e</text:span><text:span text:style-name="T2">n </text:span><text:span text:style-name="T2">o</text:span><text:span text:style-name="T2">n</text:span><text:span text:style-name="T2">ly 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 </text:span><text:span text:style-name="T2">3</text:span></text:p>
          </draw:text-box>
        </draw:frame>
        <draw:frame draw:style-name="gr50" draw:text-style-name="P7" draw:layer="layout" svg:width="0.248cm" svg:height="0.247cm" svg:x="6.799cm" svg:y="19.879cm">
          <draw:text-box>
            <text:p text:style-name="P2"><text:span text:style-name="T9">rd</text:span></text:p>
          </draw:text-box>
        </draw:frame>
        <draw:frame draw:style-name="gr51" draw:text-style-name="P3" draw:layer="layout" svg:width="0.425cm" svg:height="0.424cm" svg:x="7.019cm" svg:y="19.873cm">
          <draw:text-box>
            <text:p text:style-name="P2"><text:span text:style-name="T2">, </text:span><text:span text:style-name="T2">4</text:span></text:p>
          </draw:text-box>
        </draw:frame>
        <draw:frame draw:style-name="gr52" draw:text-style-name="P7" draw:layer="layout" svg:width="0.245cm" svg:height="0.247cm" svg:x="7.4cm" svg:y="19.879cm">
          <draw:text-box>
            <text:p text:style-name="P2"><text:span text:style-name="T9">th</text:span></text:p>
          </draw:text-box>
        </draw:frame>
        <draw:frame draw:style-name="gr53" draw:text-style-name="P3" draw:layer="layout" svg:width="1.247cm" svg:height="0.424cm" svg:x="7.595cm" svg:y="19.873cm">
          <draw:text-box>
            <text:p text:style-name="P2"><text:span text:style-name="T2">, </text:span><text:span text:style-name="T2">a</text:span><text:span text:style-name="T2">n</text:span><text:span text:style-name="T2">d </text:span><text:span text:style-name="T2">8</text:span></text:p>
          </draw:text-box>
        </draw:frame>
        <draw:frame draw:style-name="gr52" draw:text-style-name="P7" draw:layer="layout" svg:width="0.245cm" svg:height="0.247cm" svg:x="8.742cm" svg:y="19.879cm">
          <draw:text-box>
            <text:p text:style-name="P2"><text:span text:style-name="T9">th</text:span></text:p>
          </draw:text-box>
        </draw:frame>
        <draw:frame draw:style-name="gr54" draw:text-style-name="P3" draw:layer="layout" svg:width="8.173cm" svg:height="0.424cm" svg:x="8.941cm" svg:y="19.873cm">
          <draw:text-box>
            <text:p text:style-name="P2"><text:span text:style-name="T2"><text:s/></text:span><text:span text:style-name="T2">c</text:span><text:span text:style-name="T2">ol</text:span><text:span text:style-name="T2">u</text:span><text:span text:style-name="T2">m</text:span><text:span text:style-name="T2">n </text:span><text:span text:style-name="T2">o</text:span><text:span text:style-name="T2">f </text:span><text:span text:style-name="T2">t</text:span><text:span text:style-name="T2">h</text:span><text:span text:style-name="T2">e </text:span><text:span text:style-name="T2">te</text:span><text:span text:style-name="T2">x</text:span><text:span text:style-name="T2">t </text:span><text:span text:style-name="T2">u</text:span><text:span text:style-name="T2">si</text:span><text:span text:style-name="T2">n</text:span><text:span text:style-name="T2">g </text:span><text:span text:style-name="T2">“</text:span><text:span text:style-name="T2">~</text:span><text:span text:style-name="T2">” </text:span><text:span text:style-name="T2">a</text:span><text:span text:style-name="T2">s </text:span><text:span text:style-name="T2">a </text:span><text:span text:style-name="T2">d</text:span><text:span text:style-name="T2">el</text:span><text:span text:style-name="T2">i</text:span><text:span text:style-name="T2">m</text:span><text:span text:style-name="T2">it</text:span><text:span text:style-name="T2">e</text:span><text:span text:style-name="T2">r </text:span></text:p>
          </draw:text-box>
        </draw:frame>
        <draw:frame draw:style-name="gr3" draw:text-style-name="P3" draw:layer="layout" svg:width="0.422cm" svg:height="0.424cm" svg:x="3.175cm" svg:y="20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0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14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2.036cm">
          <draw:text-box>
            <text:p text:style-name="P2"><text:span text:style-name="T3"><text:s/></text:span></text:p>
          </draw:text-box>
        </draw:frame>
        <draw:frame draw:style-name="gr55" draw:text-style-name="P8" draw:layer="layout" svg:width="4.735cm" svg:height="0.547cm" svg:x="3.451cm" svg:y="9.047cm">
          <draw:text-box>
            <text:p><text:span text:style-name="T10">fi</text:span><text:span text:style-name="T10">n</text:span><text:span text:style-name="T10">d </text:span><text:span text:style-name="T10">{</text:span><text:span text:style-name="T10">d</text:span><text:span text:style-name="T10">i</text:span><text:span text:style-name="T10">r</text:span><text:span text:style-name="T10">e</text:span><text:span text:style-name="T10">c</text:span><text:span text:style-name="T10">t</text:span><text:span text:style-name="T10">o</text:span><text:span text:style-name="T10">r</text:span><text:span text:style-name="T10">y</text:span><text:span text:style-name="T10">_</text:span><text:span text:style-name="T10">n</text:span><text:span text:style-name="T10">a</text:span><text:span text:style-name="T10">m</text:span><text:span text:style-name="T10">e</text:span><text:span text:style-name="T10">}</text:span></text:p>
          </draw:text-box>
        </draw:frame>
        <draw:frame draw:style-name="gr56" draw:text-style-name="P8" draw:layer="layout" svg:width="5.84cm" svg:height="0.547cm" svg:x="3.415cm" svg:y="11.841cm">
          <draw:text-box>
            <text:p><text:span text:style-name="T10">fi</text:span><text:span text:style-name="T10">n</text:span><text:span text:style-name="T10">d </text:span><text:span text:style-name="T10">{</text:span><text:span text:style-name="T10">d</text:span><text:span text:style-name="T10">i</text:span><text:span text:style-name="T10">r</text:span><text:span text:style-name="T10">e</text:span><text:span text:style-name="T10">c</text:span><text:span text:style-name="T10">t</text:span><text:span text:style-name="T10">o</text:span><text:span text:style-name="T10">r</text:span><text:span text:style-name="T10">y</text:span><text:span text:style-name="T10">_</text:span><text:span text:style-name="T10">n</text:span><text:span text:style-name="T10">a</text:span><text:span text:style-name="T10">m</text:span><text:span text:style-name="T10">e</text:span><text:span text:style-name="T10">} </text:span><text:span text:style-name="T10">| </text:span><text:span text:style-name="T10">l</text:span><text:span text:style-name="T10">e</text:span><text:span text:style-name="T10">s</text:span><text:span text:style-name="T10">s</text:span></text:p>
          </draw:text-box>
        </draw:frame>
        <draw:frame draw:style-name="gr57" draw:text-style-name="P8" draw:layer="layout" svg:width="3.41cm" svg:height="0.547cm" svg:x="3.451cm" svg:y="14.215cm">
          <draw:text-box>
            <text:p><text:span text:style-name="T10">p</text:span><text:span text:style-name="T10">s </text:span><text:span text:style-name="T10">| </text:span><text:span text:style-name="T10">g</text:span><text:span text:style-name="T10">r</text:span><text:span text:style-name="T10">e</text:span><text:span text:style-name="T10">p </text:span><text:span text:style-name="T10">“</text:span><text:span text:style-name="T10">b</text:span><text:span text:style-name="T10">a</text:span><text:span text:style-name="T10">s</text:span><text:span text:style-name="T10">h</text:span><text:span text:style-name="T10">”</text:span></text:p>
          </draw:text-box>
        </draw:frame>
        <draw:frame draw:style-name="gr58" draw:text-style-name="P8" draw:layer="layout" svg:width="7.093cm" svg:height="0.547cm" svg:x="3.47cm" svg:y="17.517cm">
          <draw:text-box>
            <text:p><text:span text:style-name="T10">g</text:span><text:span text:style-name="T10">it </text:span><text:span text:style-name="T10">b</text:span><text:span text:style-name="T10">r</text:span><text:span text:style-name="T10">a</text:span><text:span text:style-name="T10">n</text:span><text:span text:style-name="T10">c</text:span><text:span text:style-name="T10">h </text:span><text:span text:style-name="T10">| </text:span><text:span text:style-name="T10">g</text:span><text:span text:style-name="T10">r</text:span><text:span text:style-name="T10">e</text:span><text:span text:style-name="T10">p </text:span><text:span text:style-name="T10">“</text:span><text:span text:style-name="T10">r</text:span><text:span text:style-name="T10">e</text:span><text:span text:style-name="T10">l</text:span><text:span text:style-name="T10">e</text:span><text:span text:style-name="T10">a</text:span><text:span text:style-name="T10">s</text:span><text:span text:style-name="T10">e</text:span><text:span text:style-name="T10">-</text:span><text:span text:style-name="T10">t</text:span><text:span text:style-name="T10">o</text:span><text:span text:style-name="T10">-</text:span><text:span text:style-name="T10">t</text:span><text:span text:style-name="T10">e</text:span><text:span text:style-name="T10">s</text:span><text:span text:style-name="T10">t</text:span><text:span text:style-name="T10">”</text:span></text:p>
          </draw:text-box>
        </draw:frame>
        <draw:frame draw:style-name="gr59" draw:text-style-name="P8" draw:layer="layout" svg:width="10.928cm" svg:height="0.547cm" svg:x="3.47cm" svg:y="20.35cm">
          <draw:text-box>
            <text:p><text:span text:style-name="T10">c</text:span><text:span text:style-name="T10">a</text:span><text:span text:style-name="T10">t </text:span><text:span text:style-name="T10">{</text:span><text:span text:style-name="T10">fi</text:span><text:span text:style-name="T10">l</text:span><text:span text:style-name="T10">e</text:span><text:span text:style-name="T10">} </text:span><text:span text:style-name="T10">| </text:span><text:span text:style-name="T10">g</text:span><text:span text:style-name="T10">r</text:span><text:span text:style-name="T10">e</text:span><text:span text:style-name="T10">p </text:span><text:span text:style-name="T10">-i </text:span><text:span text:style-name="T10">“</text:span><text:span text:style-name="T10">m</text:span><text:span text:style-name="T10">o</text:span><text:span text:style-name="T10">n</text:span><text:span text:style-name="T10">t</text:span><text:span text:style-name="T10">y </text:span><text:span text:style-name="T10">b</text:span><text:span text:style-name="T10">u</text:span><text:span text:style-name="T10">r</text:span><text:span text:style-name="T10">n</text:span><text:span text:style-name="T10">s</text:span><text:span text:style-name="T10">” </text:span><text:span text:style-name="T10">| </text:span><text:span text:style-name="T10">c</text:span><text:span text:style-name="T10">u</text:span><text:span text:style-name="T10">t </text:span><text:span text:style-name="T10">-f </text:span><text:span text:style-name="T10">3</text:span><text:span text:style-name="T10">,</text:span><text:span text:style-name="T10">4</text:span><text:span text:style-name="T10">,</text:span><text:span text:style-name="T10">8 </text:span><text:span text:style-name="T10">-</text:span><text:span text:style-name="T10">d </text:span><text:span text:style-name="T10">“</text:span><text:span text:style-name="T10">~</text:span><text:span text:style-name="T10">”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</text:span><text:span text:style-name="T1">i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</text:span><text:span text:style-name="T1">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0" draw:text-style-name="P4" draw:layer="layout" svg:width="5.056cm" svg:height="0.513cm" svg:x="1.905cm" svg:y="2.558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 </text:span><text:span text:style-name="T3">w</text:span><text:span text:style-name="T3">it</text:span><text:span text:style-name="T3">h </text:span><text:span text:style-name="T11">s</text:span><text:span text:style-name="T11">e</text:span><text:span text:style-name="T11">d </text:span></text:p>
          </draw:text-box>
        </draw:frame>
        <draw:frame draw:style-name="gr61" draw:text-style-name="P3" draw:layer="layout" svg:width="18.655cm" svg:height="0.424cm" svg:x="1.905cm" svg:y="3.308cm">
          <draw:text-box>
            <text:p text:style-name="P2"><text:span text:style-name="T2">Fi</text:span><text:span text:style-name="T2">n</text:span><text:span text:style-name="T2">d </text:span><text:span text:style-name="T2">o</text:span><text:span text:style-name="T2">n</text:span><text:span text:style-name="T2">e </text:span><text:span text:style-name="T2">o</text:span><text:span text:style-name="T2">f </text:span><text:span text:style-name="T2">t</text:span><text:span text:style-name="T2">h</text:span><text:span text:style-name="T2">e </text:span><text:span text:style-name="T2">m</text:span><text:span text:style-name="T2">ill</text:span><text:span text:style-name="T2">io</text:span><text:span text:style-name="T2">n</text:span><text:span text:style-name="T2">s </text:span><text:span text:style-name="T2">o</text:span><text:span text:style-name="T2">f </text:span><text:span text:style-name="T2">r</text:span><text:span text:style-name="T2">e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 </text:span><text:span text:style-name="T2">o</text:span><text:span text:style-name="T2">n </text:span><text:span text:style-name="T2">t</text:span><text:span text:style-name="T2">h</text:span><text:span text:style-name="T2">e </text:span><text:span text:style-name="T8">se</text:span><text:span text:style-name="T8">d</text:span><text:span text:style-name="T2"> </text:span><text:span text:style-name="T2">t</text:span><text:span text:style-name="T2">o</text:span><text:span text:style-name="T2">ol </text:span><text:span text:style-name="T2">t</text:span><text:span text:style-name="T2">h</text:span><text:span text:style-name="T2">e</text:span><text:span text:style-name="T2">n </text:span><text:span text:style-name="T2">a</text:span><text:span text:style-name="T2">n</text:span><text:span text:style-name="T2">s</text:span><text:span text:style-name="T2">w</text:span><text:span text:style-name="T2">e</text:span><text:span text:style-name="T2">r </text:span><text:span text:style-name="T2">t</text:span><text:span text:style-name="T2">h</text:span><text:span text:style-name="T2">e</text:span><text:span text:style-name="T2">s</text:span><text:span text:style-name="T2">e </text:span><text:span text:style-name="T2">q</text:span><text:span text:style-name="T2">u</text:span><text:span text:style-name="T2">e</text:span><text:span text:style-name="T2">st</text:span><text:span text:style-name="T2">io</text:span><text:span text:style-name="T2">n</text:span><text:span text:style-name="T2">s </text:span><text:span text:style-name="T2">(s</text:span><text:span text:style-name="T2">o</text:span><text:span text:style-name="T2">m</text:span><text:span text:style-name="T2">e </text:span><text:span text:style-name="T2">o</text:span><text:span text:style-name="T2">f </text:span><text:span text:style-name="T2">t</text:span><text:span text:style-name="T2">h</text:span><text:span text:style-name="T2">e</text:span><text:span text:style-name="T2">s</text:span><text:span text:style-name="T2">e </text:span><text:span text:style-name="T2">a</text:span><text:span text:style-name="T2">r</text:span><text:span text:style-name="T2">e </text:span></text:p>
          </draw:text-box>
        </draw:frame>
        <draw:frame draw:style-name="gr62" draw:text-style-name="P3" draw:layer="layout" svg:width="18.913cm" svg:height="0.424cm" svg:x="1.905cm" svg:y="3.879cm">
          <draw:text-box>
            <text:p text:style-name="P2"><text:span text:style-name="T2">b</text:span><text:span text:style-name="T2">a</text:span><text:span text:style-name="T2">si</text:span><text:span text:style-name="T2">c</text:span><text:span text:style-name="T2">al</text:span><text:span text:style-name="T2">ly </text:span><text:span text:style-name="T2">H</text:span><text:span text:style-name="T2">a</text:span><text:span text:style-name="T2">c</text:span><text:span text:style-name="T2">k</text:span><text:span text:style-name="T2">e</text:span><text:span text:style-name="T2">r </text:span><text:span text:style-name="T2">R</text:span><text:span text:style-name="T2">a</text:span><text:span text:style-name="T2">n</text:span><text:span text:style-name="T2">k </text:span><text:span text:style-name="T2">q</text:span><text:span text:style-name="T2">u</text:span><text:span text:style-name="T2">e</text:span><text:span text:style-name="T2">st</text:span><text:span text:style-name="T2">io</text:span><text:span text:style-name="T2">n</text:span><text:span text:style-name="T2">s, </text:span><text:span text:style-name="T2">s</text:span><text:span text:style-name="T2">o </text:span><text:span text:style-name="T2">t</text:span><text:span text:style-name="T2">h</text:span><text:span text:style-name="T2">e</text:span><text:span text:style-name="T2">r</text:span><text:span text:style-name="T2">e</text:span><text:span text:style-name="T2">s </text:span><text:span text:style-name="T2">s</text:span><text:span text:style-name="T2">o</text:span><text:span text:style-name="T2">m</text:span><text:span text:style-name="T2">e </text:span><text:span text:style-name="T2">e</text:span><text:span text:style-name="T2">a</text:span><text:span text:style-name="T2">s</text:span><text:span text:style-name="T2">y </text:span><text:span text:style-name="T2">H</text:span><text:span text:style-name="T2">a</text:span><text:span text:style-name="T2">c</text:span><text:span text:style-name="T2">k</text:span><text:span text:style-name="T2">o</text:span><text:span text:style-name="T2">s </text:span><text:span text:style-name="T2">h</text:span><text:span text:style-name="T2">e</text:span><text:span text:style-name="T2">r</text:span><text:span text:style-name="T2">e)</text:span><text:span text:style-name="T2">. <text:s/></text:span><text:span text:style-name="T2">R</text:span><text:span text:style-name="T2">e</text:span><text:span text:style-name="T2">m</text:span><text:span text:style-name="T2">e</text:span><text:span text:style-name="T2">m</text:span><text:span text:style-name="T2">b</text:span><text:span text:style-name="T2">e</text:span><text:span text:style-name="T2">r, </text:span><text:span text:style-name="T8">se</text:span><text:span text:style-name="T8">d</text:span><text:span text:style-name="T2"> </text:span><text:span text:style-name="T2">e</text:span><text:span text:style-name="T2">x</text:span><text:span text:style-name="T2">p</text:span><text:span text:style-name="T2">e</text:span><text:span text:style-name="T2">ct</text:span><text:span text:style-name="T2">s </text:span><text:span text:style-name="T2">it</text:span><text:span text:style-name="T2">s </text:span><text:span text:style-name="T2">i</text:span><text:span text:style-name="T2">n</text:span><text:span text:style-name="T2">p</text:span><text:span text:style-name="T2">u</text:span><text:span text:style-name="T2">t </text:span></text:p>
          </draw:text-box>
        </draw:frame>
        <draw:frame draw:style-name="gr63" draw:text-style-name="P3" draw:layer="layout" svg:width="18.624cm" svg:height="0.424cm" svg:x="1.905cm" svg:y="4.451cm">
          <draw:text-box>
            <text:p text:style-name="P2"><text:span text:style-name="T2">t</text:span><text:span text:style-name="T2">o </text:span><text:span text:style-name="T2">c</text:span><text:span text:style-name="T2">o</text:span><text:span text:style-name="T2">m</text:span><text:span text:style-name="T2">e </text:span><text:span text:style-name="T2">fr</text:span><text:span text:style-name="T2">o</text:span><text:span text:style-name="T2">m</text:span><text:span text:style-name="T2"> </text:span><text:span text:style-name="T2">st</text:span><text:span text:style-name="T2">a</text:span><text:span text:style-name="T2">n</text:span><text:span text:style-name="T2">d</text:span><text:span text:style-name="T2">a</text:span><text:span text:style-name="T2">r</text:span><text:span text:style-name="T2">d </text:span><text:span text:style-name="T2">i</text:span><text:span text:style-name="T2">n</text:span><text:span text:style-name="T2">p</text:span><text:span text:style-name="T2">u</text:span><text:span text:style-name="T2">t, </text:span><text:span text:style-name="T2">a</text:span><text:span text:style-name="T2">n</text:span><text:span text:style-name="T2">d </text:span><text:span text:style-name="T2">it </text:span><text:span text:style-name="T2">w</text:span><text:span text:style-name="T2">ri</text:span><text:span text:style-name="T2">te</text:span><text:span text:style-name="T2">s </text:span><text:span text:style-name="T2">it</text:span><text:span text:style-name="T2">s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t</text:span><text:span text:style-name="T2">o </text:span><text:span text:style-name="T2">st</text:span><text:span text:style-name="T2">a</text:span><text:span text:style-name="T2">n</text:span><text:span text:style-name="T2">d</text:span><text:span text:style-name="T2">a</text:span><text:span text:style-name="T2">r</text:span><text:span text:style-name="T2">d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– </text:span><text:span text:style-name="T2">s</text:span><text:span text:style-name="T2">o </text:span><text:span text:style-name="T2">y</text:span><text:span text:style-name="T2">o</text:span><text:span text:style-name="T2">u</text:span><text:span text:style-name="T2">’ll </text:span><text:span text:style-name="T2">w</text:span><text:span text:style-name="T2">a</text:span><text:span text:style-name="T2">n</text:span><text:span text:style-name="T2">t </text:span><text:span text:style-name="T2">t</text:span><text:span text:style-name="T2">o </text:span><text:span text:style-name="T2">u</text:span><text:span text:style-name="T2">s</text:span><text:span text:style-name="T2">e </text:span><text:span text:style-name="T2">t</text:span><text:span text:style-name="T2">h</text:span><text:span text:style-name="T2">e </text:span></text:p>
          </draw:text-box>
        </draw:frame>
        <draw:frame draw:style-name="gr64" draw:text-style-name="P3" draw:layer="layout" svg:width="3.143cm" svg:height="0.424cm" svg:x="1.905cm" svg:y="5.022cm">
          <draw:text-box>
            <text:p text:style-name="P2"><text:span text:style-name="T2">p</text:span><text:span text:style-name="T2">i</text:span><text:span text:style-name="T2">p</text:span><text:span text:style-name="T2">e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o</text:span><text:span text:style-name="T2">n</text:span><text:span text:style-name="T2">s: </text:span></text:p>
          </draw:text-box>
        </draw:frame>
        <draw:frame draw:style-name="gr3" draw:text-style-name="P3" draw:layer="layout" svg:width="0.422cm" svg:height="0.424cm" svg:x="1.90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16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6.09cm">
          <draw:text-box>
            <text:p text:style-name="P2"><text:span text:style-name="T4"><text:s/></text:span></text:p>
          </draw:text-box>
        </draw:frame>
        <draw:frame draw:style-name="gr65" draw:text-style-name="P3" draw:layer="layout" svg:width="17.909cm" svg:height="0.424cm" svg:x="3.175cm" svg:y="6.165cm">
          <draw:text-box>
            <text:p text:style-name="P2"><text:span text:style-name="T2">R</text:span><text:span text:style-name="T2">e</text:span><text:span text:style-name="T2">p</text:span><text:span text:style-name="T2">la</text:span><text:span text:style-name="T2">c</text:span><text:span text:style-name="T2">e </text:span><text:span text:style-name="T2">t</text:span><text:span text:style-name="T2">h</text:span><text:span text:style-name="T2">e </text:span><text:span text:style-name="T2">te</text:span><text:span text:style-name="T2">x</text:span><text:span text:style-name="T2">t </text:span><text:span text:style-name="T2">“</text:span><text:span text:style-name="T2">A</text:span><text:span text:style-name="T2">tl</text:span><text:span text:style-name="T2">a</text:span><text:span text:style-name="T2">n</text:span><text:span text:style-name="T2">t</text:span><text:span text:style-name="T2">a </text:span><text:span text:style-name="T2">F</text:span><text:span text:style-name="T2">al</text:span><text:span text:style-name="T2">c</text:span><text:span text:style-name="T2">o</text:span><text:span text:style-name="T2">n</text:span><text:span text:style-name="T2">s </text:span><text:span text:style-name="T2">w</text:span><text:span text:style-name="T2">i</text:span><text:span text:style-name="T2">n</text:span><text:span text:style-name="T2">” </text:span><text:span text:style-name="T2">w</text:span><text:span text:style-name="T2">it</text:span><text:span text:style-name="T2">h </text:span><text:span text:style-name="T2">“</text:span><text:span text:style-name="T2">N</text:span><text:span text:style-name="T2">e</text:span><text:span text:style-name="T2">w</text:span><text:span text:style-name="T2"> </text:span><text:span text:style-name="T2">E</text:span><text:span text:style-name="T2">n</text:span><text:span text:style-name="T2">gl</text:span><text:span text:style-name="T2">a</text:span><text:span text:style-name="T2">n</text:span><text:span text:style-name="T2">d </text:span><text:span text:style-name="T2">P</text:span><text:span text:style-name="T2">a</text:span><text:span text:style-name="T2">tr</text:span><text:span text:style-name="T2">io</text:span><text:span text:style-name="T2">ts </text:span><text:span text:style-name="T2">w</text:span><text:span text:style-name="T2">i</text:span><text:span text:style-name="T2">n</text:span><text:span text:style-name="T2">”, </text:span><text:span text:style-name="T2">ig</text:span><text:span text:style-name="T2">n</text:span><text:span text:style-name="T2">o</text:span><text:span text:style-name="T2">ri</text:span><text:span text:style-name="T2">n</text:span><text:span text:style-name="T2">g </text:span><text:span text:style-name="T2">c</text:span><text:span text:style-name="T2">a</text:span><text:span text:style-name="T2">s</text:span><text:span text:style-name="T2">e </text:span><text:span text:style-name="T2">a</text:span><text:span text:style-name="T2">n</text:span><text:span text:style-name="T2">d </text:span><text:span text:style-name="T2">al</text:span><text:span text:style-name="T2">l </text:span></text:p>
          </draw:text-box>
        </draw:frame>
        <draw:frame draw:style-name="gr66" draw:text-style-name="P3" draw:layer="layout" svg:width="4.024cm" svg:height="0.424cm" svg:x="3.175cm" svg:y="6.737cm">
          <draw:text-box>
            <text:p text:style-name="P2"><text:span text:style-name="T2">o</text:span><text:span text:style-name="T2">c</text:span><text:span text:style-name="T2">c</text:span><text:span text:style-name="T2">u</text:span><text:span text:style-name="T2">rr</text:span><text:span text:style-name="T2">e</text:span><text:span text:style-name="T2">n</text:span><text:span text:style-name="T2">c</text:span><text:span text:style-name="T2">e</text:span><text:span text:style-name="T2">s </text:span><text:span text:style-name="T2">o</text:span><text:span text:style-name="T2">n </text:span><text:span text:style-name="T2">a </text:span><text:span text:style-name="T2">li</text:span><text:span text:style-name="T2">n</text:span><text:span text:style-name="T2">e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62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0.086cm">
          <draw:text-box>
            <text:p text:style-name="P2"><text:span text:style-name="T4"><text:s/></text:span></text:p>
          </draw:text-box>
        </draw:frame>
        <draw:frame draw:style-name="gr67" draw:text-style-name="P3" draw:layer="layout" svg:width="17.346cm" svg:height="0.424cm" svg:x="3.175cm" svg:y="10.162cm">
          <draw:text-box>
            <text:p text:style-name="P2"><text:span text:style-name="T2">R</text:span><text:span text:style-name="T2">e</text:span><text:span text:style-name="T2">p</text:span><text:span text:style-name="T2">la</text:span><text:span text:style-name="T2">c</text:span><text:span text:style-name="T2">e </text:span><text:span text:style-name="T2">t</text:span><text:span text:style-name="T2">h</text:span><text:span text:style-name="T2">e </text:span><text:span text:style-name="T2">te</text:span><text:span text:style-name="T2">x</text:span><text:span text:style-name="T2">t </text:span><text:span text:style-name="T2">“</text:span><text:span text:style-name="T2">A</text:span><text:span text:style-name="T2">tl</text:span><text:span text:style-name="T2">a</text:span><text:span text:style-name="T2">n</text:span><text:span text:style-name="T2">t</text:span><text:span text:style-name="T2">a </text:span><text:span text:style-name="T2">F</text:span><text:span text:style-name="T2">al</text:span><text:span text:style-name="T2">c</text:span><text:span text:style-name="T2">o</text:span><text:span text:style-name="T2">n</text:span><text:span text:style-name="T2">s </text:span><text:span text:style-name="T2">w</text:span><text:span text:style-name="T2">i</text:span><text:span text:style-name="T2">n</text:span><text:span text:style-name="T2">” </text:span><text:span text:style-name="T2">w</text:span><text:span text:style-name="T2">it</text:span><text:span text:style-name="T2">h </text:span><text:span text:style-name="T2">“</text:span><text:span text:style-name="T2">N</text:span><text:span text:style-name="T2">e</text:span><text:span text:style-name="T2">w</text:span><text:span text:style-name="T2"> </text:span><text:span text:style-name="T2">E</text:span><text:span text:style-name="T2">n</text:span><text:span text:style-name="T2">gl</text:span><text:span text:style-name="T2">a</text:span><text:span text:style-name="T2">n</text:span><text:span text:style-name="T2">d </text:span><text:span text:style-name="T2">P</text:span><text:span text:style-name="T2">a</text:span><text:span text:style-name="T2">tr</text:span><text:span text:style-name="T2">io</text:span><text:span text:style-name="T2">ts </text:span><text:span text:style-name="T2">w</text:span><text:span text:style-name="T2">i</text:span><text:span text:style-name="T2">n</text:span><text:span text:style-name="T2">”, </text:span><text:span text:style-name="T2">ig</text:span><text:span text:style-name="T2">n</text:span><text:span text:style-name="T2">o</text:span><text:span text:style-name="T2">ri</text:span><text:span text:style-name="T2">n</text:span><text:span text:style-name="T2">g </text:span><text:span text:style-name="T2">c</text:span><text:span text:style-name="T2">a</text:span><text:span text:style-name="T2">s</text:span><text:span text:style-name="T2">e </text:span><text:span text:style-name="T2">a</text:span><text:span text:style-name="T2">n</text:span><text:span text:style-name="T2">d </text:span></text:p>
          </draw:text-box>
        </draw:frame>
        <draw:frame draw:style-name="gr68" draw:text-style-name="P3" draw:layer="layout" svg:width="7.101cm" svg:height="0.424cm" svg:x="3.175cm" svg:y="10.733cm">
          <draw:text-box>
            <text:p text:style-name="P2"><text:span text:style-name="T2">o</text:span><text:span text:style-name="T2">n</text:span><text:span text:style-name="T2">ly </text:span><text:span text:style-name="T2">o</text:span><text:span text:style-name="T2">c</text:span><text:span text:style-name="T2">c</text:span><text:span text:style-name="T2">u</text:span><text:span text:style-name="T2">rr</text:span><text:span text:style-name="T2">e</text:span><text:span text:style-name="T2">n</text:span><text:span text:style-name="T2">c</text:span><text:span text:style-name="T2">e</text:span><text:span text:style-name="T2">s </text:span><text:span text:style-name="T2">a</text:span><text:span text:style-name="T2">s </text:span><text:span text:style-name="T2">t</text:span><text:span text:style-name="T2">h</text:span><text:span text:style-name="T2">e </text:span><text:span text:style-name="T2">st</text:span><text:span text:style-name="T2">a</text:span><text:span text:style-name="T2">rt </text:span><text:span text:style-name="T2">o</text:span><text:span text:style-name="T2">f </text:span><text:span text:style-name="T2">a </text:span><text:span text:style-name="T2">li</text:span><text:span text:style-name="T2">n</text:span><text:span text:style-name="T2">e. 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162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14.086cm">
          <draw:text-box>
            <text:p text:style-name="P2"><text:span text:style-name="T4"><text:s/></text:span></text:p>
          </draw:text-box>
        </draw:frame>
        <draw:frame draw:style-name="gr69" draw:text-style-name="P3" draw:layer="layout" svg:width="17.54cm" svg:height="0.424cm" svg:x="3.175cm" svg:y="14.162cm">
          <draw:text-box>
            <text:p text:style-name="P2"><text:span text:style-name="T2">U</text:span><text:span text:style-name="T2">s</text:span><text:span text:style-name="T2">e </text:span><text:span text:style-name="T8">c</text:span><text:span text:style-name="T8">h</text:span><text:span text:style-name="T8">a</text:span><text:span text:style-name="T8">r</text:span><text:span text:style-name="T8">a</text:span><text:span text:style-name="T8">ct</text:span><text:span text:style-name="T8">er </text:span><text:span text:style-name="T8">t</text:span><text:span text:style-name="T8">y</text:span><text:span text:style-name="T8">p</text:span><text:span text:style-name="T8">es</text:span><text:span text:style-name="T2"> </text:span><text:span text:style-name="T2">t</text:span><text:span text:style-name="T2">o </text:span><text:span text:style-name="T2">m</text:span><text:span text:style-name="T2">a</text:span><text:span text:style-name="T2">tc</text:span><text:span text:style-name="T2">h </text:span><text:span text:style-name="T2">t</text:span><text:span text:style-name="T2">w</text:span><text:span text:style-name="T2">o </text:span><text:span text:style-name="T2">o</text:span><text:span text:style-name="T2">r </text:span><text:span text:style-name="T2">m</text:span><text:span text:style-name="T2">o</text:span><text:span text:style-name="T2">r</text:span><text:span text:style-name="T2">e </text:span><text:span text:style-name="T2">c</text:span><text:span text:style-name="T2">o</text:span><text:span text:style-name="T2">m</text:span><text:span text:style-name="T2">m</text:span><text:span text:style-name="T2">a</text:span><text:span text:style-name="T2">s </text:span><text:span text:style-name="T2">i</text:span><text:span text:style-name="T2">n </text:span><text:span text:style-name="T2">a </text:span><text:span text:style-name="T2">r</text:span><text:span text:style-name="T2">o</text:span><text:span text:style-name="T2">w</text:span><text:span text:style-name="T2"> </text:span><text:span text:style-name="T2">a</text:span><text:span text:style-name="T2">n</text:span><text:span text:style-name="T2">d </text:span><text:span text:style-name="T2">r</text:span><text:span text:style-name="T2">e</text:span><text:span text:style-name="T2">p</text:span><text:span text:style-name="T2">la</text:span><text:span text:style-name="T2">c</text:span><text:span text:style-name="T2">e </text:span><text:span text:style-name="T2">t</text:span><text:span text:style-name="T2">h</text:span><text:span text:style-name="T2">e</text:span><text:span text:style-name="T2">m</text:span><text:span text:style-name="T2"> </text:span><text:span text:style-name="T2">w</text:span><text:span text:style-name="T2">it</text:span><text:span text:style-name="T2">h </text:span><text:span text:style-name="T2">o</text:span><text:span text:style-name="T2">n</text:span><text:span text:style-name="T2">e </text:span><text:span text:style-name="T2">c</text:span><text:span text:style-name="T2">o</text:span><text:span text:style-name="T2">m</text:span><text:span text:style-name="T2">m</text:span><text:span text:style-name="T2">a 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015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16.94cm">
          <draw:text-box>
            <text:p text:style-name="P2"><text:span text:style-name="T4"><text:s/></text:span></text:p>
          </draw:text-box>
        </draw:frame>
        <draw:polygon draw:style-name="gr70" draw:text-style-name="P9" draw:layer="layout" svg:width="3.221cm" svg:height="0.025cm" svg:x="15.299cm" svg:y="17.365cm" svg:viewBox="0 0 3222 26" draw:points="0,26 3222,26 3222,0 0,0">
          <text:p/>
        </draw:polygon>
        <draw:frame draw:style-name="gr71" draw:text-style-name="P3" draw:layer="layout" svg:width="17.532cm" svg:height="0.424cm" svg:x="3.175cm" svg:y="17.015cm">
          <draw:text-box>
            <text:p text:style-name="P2"><text:span text:style-name="T2">U</text:span><text:span text:style-name="T2">s</text:span><text:span text:style-name="T2">e </text:span><text:span text:style-name="T8">re</text:span><text:span text:style-name="T8">g</text:span><text:span text:style-name="T8">ul</text:span><text:span text:style-name="T8">a</text:span><text:span text:style-name="T8">r </text:span><text:span text:style-name="T8">e</text:span><text:span text:style-name="T8">x</text:span><text:span text:style-name="T8">p</text:span><text:span text:style-name="T8">re</text:span><text:span text:style-name="T8">ss</text:span><text:span text:style-name="T8">io</text:span><text:span text:style-name="T8">n </text:span><text:span text:style-name="T8">g</text:span><text:span text:style-name="T8">r</text:span><text:span text:style-name="T8">o</text:span><text:span text:style-name="T8">u</text:span><text:span text:style-name="T8">pi</text:span><text:span text:style-name="T8">n</text:span><text:span text:style-name="T8">g </text:span><text:span text:style-name="T2">t</text:span><text:span text:style-name="T2">o </text:span><text:span text:style-name="T2">m</text:span><text:span text:style-name="T2">a</text:span><text:span text:style-name="T2">tc</text:span><text:span text:style-name="T2">h </text:span><text:span text:style-name="T2">a </text:span><text:span text:style-name="T2">s</text:span><text:span text:style-name="T2">h</text:span><text:span text:style-name="T2">i</text:span><text:span text:style-name="T2">p</text:span><text:span text:style-name="T2">.e</text:span><text:span text:style-name="T2">d</text:span><text:span text:style-name="T2">u </text:span><text:span text:style-name="T2">e</text:span><text:span text:style-name="T2">m</text:span><text:span text:style-name="T2">ai</text:span><text:span text:style-name="T2">l </text:span><text:span text:style-name="T2">a</text:span><text:span text:style-name="T2">d</text:span><text:span text:style-name="T2">d</text:span><text:span text:style-name="T2">r</text:span><text:span text:style-name="T2">e</text:span><text:span text:style-name="T2">ss </text:span><text:span text:style-name="T2">(e</text:span><text:span text:style-name="T2">.g</text:span><text:span text:style-name="T2">. </text:span><text:span text:style-name="T12">a</text:span><text:span text:style-name="T12">A</text:span><text:span text:style-name="T12">1</text:span><text:span text:style-name="T12">2</text:span><text:span text:style-name="T12">3</text:span><text:span text:style-name="T12">4</text:span><text:span text:style-name="T12">@</text:span><text:span text:style-name="T12">s</text:span><text:span text:style-name="T12">h</text:span><text:span text:style-name="T12">i</text:span><text:span text:style-name="T12">p</text:span><text:span text:style-name="T12">.e</text:span><text:span text:style-name="T12">d</text:span><text:span text:style-name="T12">u</text:span><text:span text:style-name="T12">)</text:span><text:span text:style-name="T2"> </text:span><text:span text:style-name="T2">a</text:span><text:span text:style-name="T2">n</text:span><text:span text:style-name="T2">d </text:span></text:p>
          </draw:text-box>
        </draw:frame>
        <draw:frame draw:style-name="gr72" draw:text-style-name="P3" draw:layer="layout" svg:width="16.681cm" svg:height="0.424cm" svg:x="3.175cm" svg:y="17.587cm">
          <draw:text-box>
            <text:p text:style-name="P2"><text:span text:style-name="T2">r</text:span><text:span text:style-name="T2">e-</text:span><text:span text:style-name="T2">w</text:span><text:span text:style-name="T2">ri</text:span><text:span text:style-name="T2">te </text:span><text:span text:style-name="T2">it </text:span><text:span text:style-name="T2">t</text:span><text:span text:style-name="T2">o </text:span><text:span text:style-name="T2">b</text:span><text:span text:style-name="T2">e </text:span><text:span text:style-name="T2">a </text:span><text:span text:style-name="T2">“</text:span><text:span text:style-name="T2">c</text:span><text:span text:style-name="T2">s.</text:span><text:span text:style-name="T2">s</text:span><text:span text:style-name="T2">h</text:span><text:span text:style-name="T2">i</text:span><text:span text:style-name="T2">p</text:span><text:span text:style-name="T2">.e</text:span><text:span text:style-name="T2">d</text:span><text:span text:style-name="T2">u</text:span><text:span text:style-name="T2">” </text:span><text:span text:style-name="T2">e</text:span><text:span text:style-name="T2">m</text:span><text:span text:style-name="T2">ai</text:span><text:span text:style-name="T2">l </text:span><text:span text:style-name="T2">a</text:span><text:span text:style-name="T2">d</text:span><text:span text:style-name="T2">d</text:span><text:span text:style-name="T2">r</text:span><text:span text:style-name="T2">e</text:span><text:span text:style-name="T2">ss</text:span><text:span text:style-name="T2">, </text:span><text:span text:style-name="T2">b</text:span><text:span text:style-name="T2">u</text:span><text:span text:style-name="T2">t </text:span><text:span text:style-name="T2">i</text:span><text:span text:style-name="T2">n </text:span><text:span text:style-name="T2">al</text:span><text:span text:style-name="T2">l </text:span><text:span text:style-name="T2">lo</text:span><text:span text:style-name="T2">w</text:span><text:span text:style-name="T2">e</text:span><text:span text:style-name="T2">r </text:span><text:span text:style-name="T2">c</text:span><text:span text:style-name="T2">a</text:span><text:span text:style-name="T2">s</text:span><text:span text:style-name="T2">e: </text:span><text:span text:style-name="T2"><text:s/></text:span><text:span text:style-name="T2">a</text:span><text:span text:style-name="T2">a</text:span><text:span text:style-name="T2">1</text:span><text:span text:style-name="T2">2</text:span><text:span text:style-name="T2">3</text:span><text:span text:style-name="T2">4</text:span><text:span text:style-name="T2">@</text:span><text:span text:style-name="T2">c</text:span><text:span text:style-name="T2">s.</text:span><text:span text:style-name="T2">s</text:span><text:span text:style-name="T2">h</text:span><text:span text:style-name="T2">i</text:span><text:span text:style-name="T2">p</text:span><text:span text:style-name="T2">.e</text:span><text:span text:style-name="T2">d</text:span><text:span text:style-name="T2">u</text:span><text:span text:style-name="T2">. 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3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0.4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325cm">
          <draw:text-box>
            <text:p text:style-name="P2"><text:span text:style-name="T3"><text:s/></text:span></text:p>
          </draw:text-box>
        </draw:frame>
        <draw:frame draw:style-name="gr73" draw:text-style-name="P6" draw:layer="layout" svg:width="13.773cm" svg:height="0.547cm" svg:x="3.451cm" svg:y="7.269cm">
          <draw:text-box>
            <text:p><text:span text:style-name="T7">s</text:span><text:span text:style-name="T7">e</text:span><text:span text:style-name="T7">d </text:span><text:span text:style-name="T7">-i </text:span><text:span text:style-name="T7">“</text:span><text:span text:style-name="T7">s/</text:span><text:span text:style-name="T7">A</text:span><text:span text:style-name="T7">tl</text:span><text:span text:style-name="T7">a</text:span><text:span text:style-name="T7">n</text:span><text:span text:style-name="T7">t</text:span><text:span text:style-name="T7">a </text:span><text:span text:style-name="T7">F</text:span><text:span text:style-name="T7">a</text:span><text:span text:style-name="T7">l</text:span><text:span text:style-name="T7">c</text:span><text:span text:style-name="T7">o</text:span><text:span text:style-name="T7">n</text:span><text:span text:style-name="T7">s </text:span><text:span text:style-name="T7">w</text:span><text:span text:style-name="T7">i</text:span><text:span text:style-name="T7">n</text:span><text:span text:style-name="T7">/</text:span><text:span text:style-name="T7">N</text:span><text:span text:style-name="T7">e</text:span><text:span text:style-name="T7">w</text:span><text:span text:style-name="T7"> </text:span><text:span text:style-name="T7">E</text:span><text:span text:style-name="T7">n</text:span><text:span text:style-name="T7">g</text:span><text:span text:style-name="T7">l</text:span><text:span text:style-name="T7">a</text:span><text:span text:style-name="T7">n</text:span><text:span text:style-name="T7">d </text:span><text:span text:style-name="T7">P</text:span><text:span text:style-name="T7">a</text:span><text:span text:style-name="T7">t</text:span><text:span text:style-name="T7">r</text:span><text:span text:style-name="T7">i</text:span><text:span text:style-name="T7">o</text:span><text:span text:style-name="T7">t</text:span><text:span text:style-name="T7">s </text:span><text:span text:style-name="T7">w</text:span><text:span text:style-name="T7">i</text:span><text:span text:style-name="T7">n</text:span><text:span text:style-name="T7">/</text:span><text:span text:style-name="T7">g</text:span><text:span text:style-name="T7">I</text:span><text:span text:style-name="T7">” </text:span><text:span text:style-name="T7">{</text:span><text:span text:style-name="T7">fi</text:span><text:span text:style-name="T7">l</text:span><text:span text:style-name="T7">e</text:span><text:span text:style-name="T7">}</text:span></text:p>
          </draw:text-box>
        </draw:frame>
        <draw:frame draw:style-name="gr74" draw:text-style-name="P6" draw:layer="layout" svg:width="13.523cm" svg:height="0.547cm" svg:x="3.441cm" svg:y="11.206cm">
          <draw:text-box>
            <text:p><text:span text:style-name="T7">s</text:span><text:span text:style-name="T7">e</text:span><text:span text:style-name="T7">d </text:span><text:span text:style-name="T7">-i </text:span><text:span text:style-name="T7">“</text:span><text:span text:style-name="T7">s/</text:span><text:span text:style-name="T7">A</text:span><text:span text:style-name="T7">tl</text:span><text:span text:style-name="T7">a</text:span><text:span text:style-name="T7">n</text:span><text:span text:style-name="T7">t</text:span><text:span text:style-name="T7">a </text:span><text:span text:style-name="T7">F</text:span><text:span text:style-name="T7">a</text:span><text:span text:style-name="T7">l</text:span><text:span text:style-name="T7">c</text:span><text:span text:style-name="T7">o</text:span><text:span text:style-name="T7">n</text:span><text:span text:style-name="T7">s </text:span><text:span text:style-name="T7">w</text:span><text:span text:style-name="T7">i</text:span><text:span text:style-name="T7">n</text:span><text:span text:style-name="T7">/</text:span><text:span text:style-name="T7">N</text:span><text:span text:style-name="T7">e</text:span><text:span text:style-name="T7">w</text:span><text:span text:style-name="T7"> </text:span><text:span text:style-name="T7">E</text:span><text:span text:style-name="T7">n</text:span><text:span text:style-name="T7">g</text:span><text:span text:style-name="T7">l</text:span><text:span text:style-name="T7">a</text:span><text:span text:style-name="T7">n</text:span><text:span text:style-name="T7">d </text:span><text:span text:style-name="T7">P</text:span><text:span text:style-name="T7">a</text:span><text:span text:style-name="T7">t</text:span><text:span text:style-name="T7">r</text:span><text:span text:style-name="T7">i</text:span><text:span text:style-name="T7">o</text:span><text:span text:style-name="T7">t</text:span><text:span text:style-name="T7">s </text:span><text:span text:style-name="T7">w</text:span><text:span text:style-name="T7">i</text:span><text:span text:style-name="T7">n</text:span><text:span text:style-name="T7">/I</text:span><text:span text:style-name="T7">” </text:span><text:span text:style-name="T7">{</text:span><text:span text:style-name="T7">fi</text:span><text:span text:style-name="T7">l</text:span><text:span text:style-name="T7">e</text:span><text:span text:style-name="T7">}</text:span></text:p>
          </draw:text-box>
        </draw:frame>
        <draw:frame draw:style-name="gr75" draw:text-style-name="P6" draw:layer="layout" svg:width="5.12cm" svg:height="0.547cm" svg:x="3.457cm" svg:y="14.723cm">
          <draw:text-box>
            <text:p><text:span text:style-name="T7">s</text:span><text:span text:style-name="T7">e</text:span><text:span text:style-name="T7">d </text:span><text:span text:style-name="T7">-i </text:span><text:span text:style-name="T7">"</text:span><text:span text:style-name="T7">s/</text:span><text:span text:style-name="T7">,\</text:span><text:span text:style-name="T7">{</text:span><text:span text:style-name="T7">2</text:span><text:span text:style-name="T7">,\</text:span><text:span text:style-name="T7">}/</text:span><text:span text:style-name="T7">,/</text:span><text:span text:style-name="T7">g</text:span><text:span text:style-name="T7">" </text:span><text:span text:style-name="T7">{</text:span><text:span text:style-name="T7">fi</text:span><text:span text:style-name="T7">l</text:span><text:span text:style-name="T7">e</text:span><text:span text:style-name="T7">}</text:span></text:p>
          </draw:text-box>
        </draw:frame>
        <draw:frame draw:style-name="gr76" draw:text-style-name="P6" draw:layer="layout" svg:width="15.814cm" svg:height="2.731cm" svg:x="3.324cm" svg:y="18.318cm">
          <draw:text-box>
            <text:p><text:span text:style-name="T7">s</text:span><text:span text:style-name="T7">e</text:span><text:span text:style-name="T7">d </text:span><text:span text:style-name="T7">-i </text:span><text:span text:style-name="T7">"</text:span><text:span text:style-name="T7">s/</text:span><text:span text:style-name="T7">\</text:span><text:span text:style-name="T7">(\</text:span><text:span text:style-name="T7">w</text:span><text:span text:style-name="T7">\</text:span><text:span text:style-name="T7">{</text:span><text:span text:style-name="T7">6</text:span><text:span text:style-name="T7">\}</text:span><text:span text:style-name="T7">\)</text:span><text:span text:style-name="T7">@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text:span text:style-name="T7">/\</text:span><text:span text:style-name="T7">L</text:span><text:span text:style-name="T7">\</text:span><text:span text:style-name="T7">1</text:span><text:span text:style-name="T7">@</text:span><text:span text:style-name="T7">c</text:span><text:span text:style-name="T7">s.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text:span text:style-name="T7">/</text:span><text:span text:style-name="T7">g</text:span><text:span text:style-name="T7">" </text:span><text:span text:style-name="T7">{</text:span><text:span text:style-name="T7">fi</text:span><text:span text:style-name="T7">l</text:span><text:span text:style-name="T7">e</text:span><text:span text:style-name="T7">}</text:span></text:p>
            <text:p><text:span text:style-name="T7"/></text:p>
            <text:p><text:span text:style-name="T7">o</text:span><text:span text:style-name="T7">r </text:span><text:span text:style-name="T7">t</text:span><text:span text:style-name="T7">o </text:span><text:span text:style-name="T7">m</text:span><text:span text:style-name="T7">a</text:span><text:span text:style-name="T7">t</text:span><text:span text:style-name="T7">c</text:span><text:span text:style-name="T7">h </text:span><text:span text:style-name="T7">o</text:span><text:span text:style-name="T7">n</text:span><text:span text:style-name="T7">l</text:span><text:span text:style-name="T7">y </text:span><text:span text:style-name="T7">c</text:span><text:span text:style-name="T7">c</text:span><text:span text:style-name="T7">N</text:span><text:span text:style-name="T7">N</text:span><text:span text:style-name="T7">N</text:span><text:span text:style-name="T7">N</text:span><text:span text:style-name="T7">@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 </text:span><text:span text:style-name="T7">w</text:span><text:span text:style-name="T7">h</text:span><text:span text:style-name="T7">e</text:span><text:span text:style-name="T7">r</text:span><text:span text:style-name="T7">e </text:span><text:span text:style-name="T7">c </text:span><text:span text:style-name="T7">= </text:span><text:span text:style-name="T7">c</text:span><text:span text:style-name="T7">h</text:span><text:span text:style-name="T7">a</text:span><text:span text:style-name="T7">r</text:span><text:span text:style-name="T7">a</text:span><text:span text:style-name="T7">c</text:span><text:span text:style-name="T7">t</text:span><text:span text:style-name="T7">e</text:span><text:span text:style-name="T7">r </text:span><text:span text:style-name="T7">a</text:span><text:span text:style-name="T7">n</text:span><text:span text:style-name="T7">d </text:span><text:span text:style-name="T7">N</text:span><text:span text:style-name="T7"> </text:span><text:span text:style-name="T7">=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:</text:span></text:p>
            <text:p><text:span text:style-name="T7"/></text:p>
            <text:p><text:span text:style-name="T7">s</text:span><text:span text:style-name="T7">e</text:span><text:span text:style-name="T7">d </text:span><text:span text:style-name="T7">-i </text:span><text:span text:style-name="T7">"</text:span><text:span text:style-name="T7">s/</text:span><text:span text:style-name="T7">\</text:span><text:span text:style-name="T7">([</text:span><text:span text:style-name="T7">a</text:span><text:span text:style-name="T7">-</text:span><text:span text:style-name="T7">z</text:span><text:span text:style-name="T7">A</text:span><text:span text:style-name="T7">-</text:span><text:span text:style-name="T7">Z</text:span><text:span text:style-name="T7">]\</text:span><text:span text:style-name="T7">{</text:span><text:span text:style-name="T7">2</text:span><text:span text:style-name="T7">\}</text:span><text:span text:style-name="T7">[</text:span><text:span text:style-name="T7">0</text:span><text:span text:style-name="T7">-</text:span><text:span text:style-name="T7">9</text:span><text:span text:style-name="T7">]\</text:span><text:span text:style-name="T7">{</text:span><text:span text:style-name="T7">4</text:span><text:span text:style-name="T7">\}</text:span><text:span text:style-name="T7">\)</text:span><text:span text:style-name="T7">@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text:span text:style-name="T7">/\</text:span><text:span text:style-name="T7">L</text:span><text:span text:style-name="T7">\</text:span><text:span text:style-name="T7">1</text:span><text:span text:style-name="T7">@</text:span><text:span text:style-name="T7">c</text:span><text:span text:style-name="T7">s.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text:span text:style-name="T7">/</text:span><text:span text:style-name="T7">g</text:span><text:span text:style-name="T7">" </text:span><text:span text:style-name="T7">{</text:span><text:span text:style-name="T7">fi</text:span><text:span text:style-name="T7">l</text:span><text:span text:style-name="T7">e</text:span><text:span text:style-name="T7">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</text:span><text:span text:style-name="T1">i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</text:span><text:span text:style-name="T1">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77" draw:text-style-name="P4" draw:layer="layout" svg:width="5.133cm" svg:height="0.513cm" svg:x="1.905cm" svg:y="2.558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 </text:span><text:span text:style-name="T3">w</text:span><text:span text:style-name="T3">it</text:span><text:span text:style-name="T3">h </text:span><text:span text:style-name="T11">a</text:span><text:span text:style-name="T11">w</text:span><text:span text:style-name="T11">k </text:span></text:p>
          </draw:text-box>
        </draw:frame>
        <draw:frame draw:style-name="gr78" draw:text-style-name="P3" draw:layer="layout" svg:width="14.692cm" svg:height="0.424cm" svg:x="1.905cm" svg:y="3.308cm">
          <draw:text-box>
            <text:p text:style-name="P2"><text:span text:style-name="T2">H</text:span><text:span text:style-name="T2">a</text:span><text:span text:style-name="T2">c</text:span><text:span text:style-name="T2">k</text:span><text:span text:style-name="T2">e</text:span><text:span text:style-name="T2">r </text:span><text:span text:style-name="T2">R</text:span><text:span text:style-name="T2">a</text:span><text:span text:style-name="T2">n</text:span><text:span text:style-name="T2">k </text:span><text:span text:style-name="T2">al</text:span><text:span text:style-name="T2">s</text:span><text:span text:style-name="T2">o </text:span><text:span text:style-name="T2">h</text:span><text:span text:style-name="T2">a</text:span><text:span text:style-name="T2">s </text:span><text:span text:style-name="T2">a </text:span><text:span text:style-name="T2">s</text:span><text:span text:style-name="T2">e</text:span><text:span text:style-name="T2">ct</text:span><text:span text:style-name="T2">io</text:span><text:span text:style-name="T2">n </text:span><text:span text:style-name="T8">a</text:span><text:span text:style-name="T8">w</text:span><text:span text:style-name="T8">k</text:span><text:span text:style-name="T2">, </text:span><text:span text:style-name="T2">w</text:span><text:span text:style-name="T2">h</text:span><text:span text:style-name="T2">ic</text:span><text:span text:style-name="T2">h </text:span><text:span text:style-name="T2">m</text:span><text:span text:style-name="T2">a</text:span><text:span text:style-name="T2">y </text:span><text:span text:style-name="T2">b</text:span><text:span text:style-name="T2">e </text:span><text:span text:style-name="T2">u</text:span><text:span text:style-name="T2">s</text:span><text:span text:style-name="T2">ef</text:span><text:span text:style-name="T2">u</text:span><text:span text:style-name="T2">l </text:span><text:span text:style-name="T2">a</text:span><text:span text:style-name="T2">n</text:span><text:span text:style-name="T2">d </text:span><text:span text:style-name="T2">v</text:span><text:span text:style-name="T2">a</text:span><text:span text:style-name="T2">g</text:span><text:span text:style-name="T2">u</text:span><text:span text:style-name="T2">el</text:span><text:span text:style-name="T2">y </text:span><text:span text:style-name="T2">si</text:span><text:span text:style-name="T2">m</text:span><text:span text:style-name="T2">il</text:span><text:span text:style-name="T2">a</text:span><text:span text:style-name="T2">r: </text:span></text:p>
          </draw:text-box>
        </draw:frame>
        <draw:frame draw:style-name="gr3" draw:text-style-name="P3" draw:layer="layout" svg:width="0.422cm" svg:height="0.424cm" svg:x="2.54cm" svg:y="3.879cm">
          <draw:text-box>
            <text:p text:style-name="P2"><text:span text:style-name="T2"><text:s text:c="2"/></text:span></text:p>
          </draw:text-box>
        </draw:frame>
        <draw:frame draw:style-name="gr12" draw:text-style-name="P3" draw:layer="layout" svg:width="0.531cm" svg:height="0.424cm" svg:x="2.54cm" svg:y="4.451cm">
          <draw:text-box>
            <text:p text:style-name="P2"><text:span text:style-name="T2">1</text:span><text:span text:style-name="T2">0.</text:span></text:p>
          </draw:text-box>
        </draw:frame>
        <draw:frame draw:style-name="gr8" draw:text-style-name="P3" draw:layer="layout" svg:width="0.422cm" svg:height="0.475cm" svg:x="3.027cm" svg:y="4.375cm">
          <draw:text-box>
            <text:p text:style-name="P2"><text:span text:style-name="T4"><text:s/></text:span></text:p>
          </draw:text-box>
        </draw:frame>
        <draw:frame draw:style-name="gr79" draw:text-style-name="P3" draw:layer="layout" svg:width="17.218cm" svg:height="0.424cm" svg:x="3.175cm" svg:y="4.451cm">
          <draw:text-box>
            <text:p text:style-name="P2"><text:span text:style-name="T2">W</text:span><text:span text:style-name="T2">ri</text:span><text:span text:style-name="T2">te </text:span><text:span text:style-name="T2">a</text:span><text:span text:style-name="T2">n </text:span><text:span text:style-name="T8">a</text:span><text:span text:style-name="T8">w</text:span><text:span text:style-name="T8">k</text:span><text:span text:style-name="T2"> </text:span><text:span text:style-name="T2">s</text:span><text:span text:style-name="T2">c</text:span><text:span text:style-name="T2">ri</text:span><text:span text:style-name="T2">p</text:span><text:span text:style-name="T2">t </text:span><text:span text:style-name="T2">t</text:span><text:span text:style-name="T2">h</text:span><text:span text:style-name="T2">a</text:span><text:span text:style-name="T2">t </text:span><text:span text:style-name="T2">c</text:span><text:span text:style-name="T2">a</text:span><text:span text:style-name="T2">n </text:span><text:span text:style-name="T2">v</text:span><text:span text:style-name="T2">e</text:span><text:span text:style-name="T2">ri</text:span><text:span text:style-name="T2">f</text:span><text:span text:style-name="T2">y </text:span><text:span text:style-name="T2">w</text:span><text:span text:style-name="T2">h</text:span><text:span text:style-name="T2">e</text:span><text:span text:style-name="T2">n </text:span><text:span text:style-name="T2">a </text:span><text:span text:style-name="T2">li</text:span><text:span text:style-name="T2">n</text:span><text:span text:style-name="T2">e </text:span><text:span text:style-name="T2">c</text:span><text:span text:style-name="T2">o</text:span><text:span text:style-name="T2">n</text:span><text:span text:style-name="T2">t</text:span><text:span text:style-name="T2">ai</text:span><text:span text:style-name="T2">n</text:span><text:span text:style-name="T2">s </text:span><text:span text:style-name="T2">e</text:span><text:span text:style-name="T2">x</text:span><text:span text:style-name="T2">a</text:span><text:span text:style-name="T2">ct</text:span><text:span text:style-name="T2">ly </text:span><text:span text:style-name="T2">4 </text:span><text:span text:style-name="T2">fi</text:span><text:span text:style-name="T2">el</text:span><text:span text:style-name="T2">d</text:span><text:span text:style-name="T2">s, </text:span><text:span text:style-name="T2">s</text:span><text:span text:style-name="T2">e</text:span><text:span text:style-name="T2">p</text:span><text:span text:style-name="T2">a</text:span><text:span text:style-name="T2">r</text:span><text:span text:style-name="T2">a</text:span><text:span text:style-name="T2">te</text:span><text:span text:style-name="T2">d </text:span><text:span text:style-name="T2">b</text:span><text:span text:style-name="T2">y </text:span><text:span text:style-name="T2">s</text:span><text:span text:style-name="T2">p</text:span><text:span text:style-name="T2">a</text:span><text:span text:style-name="T2">c</text:span><text:span text:style-name="T2">e</text:span><text:span text:style-name="T2">s </text:span></text:p>
          </draw:text-box>
        </draw:frame>
        <draw:frame draw:style-name="gr80" draw:text-style-name="P3" draw:layer="layout" svg:width="3.372cm" svg:height="0.424cm" svg:x="3.175cm" svg:y="5.022cm">
          <draw:text-box>
            <text:p text:style-name="P2"><text:span text:style-name="T2">(s</text:span><text:span text:style-name="T2">e</text:span><text:span text:style-name="T2">e </text:span><text:span text:style-name="T2">H</text:span><text:span text:style-name="T2">R</text:span><text:span text:style-name="T2">: </text:span><text:span text:style-name="T2">A</text:span><text:span text:style-name="T2">w</text:span><text:span text:style-name="T2">k </text:span><text:span text:style-name="T2">#</text:span><text:span text:style-name="T2">1</text:span><text:span text:style-name="T2">) </text:span></text:p>
          </draw:text-box>
        </draw:frame>
        <draw:frame draw:style-name="gr3" draw:text-style-name="P3" draw:layer="layout" svg:width="0.422cm" svg:height="0.424cm" svg:x="3.17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308cm">
          <draw:text-box>
            <text:p text:style-name="P2"><text:span text:style-name="T2">1</text:span><text:span text:style-name="T2">1.</text:span></text:p>
          </draw:text-box>
        </draw:frame>
        <draw:frame draw:style-name="gr8" draw:text-style-name="P3" draw:layer="layout" svg:width="0.422cm" svg:height="0.475cm" svg:x="3.027cm" svg:y="7.233cm">
          <draw:text-box>
            <text:p text:style-name="P2"><text:span text:style-name="T4"><text:s/></text:span></text:p>
          </draw:text-box>
        </draw:frame>
        <draw:frame draw:style-name="gr81" draw:text-style-name="P3" draw:layer="layout" svg:width="17.79cm" svg:height="0.424cm" svg:x="3.175cm" svg:y="7.308cm">
          <draw:text-box>
            <text:p text:style-name="P2"><text:span text:style-name="T2">W</text:span><text:span text:style-name="T2">ri</text:span><text:span text:style-name="T2">te </text:span><text:span text:style-name="T2">a</text:span><text:span text:style-name="T2">n </text:span><text:span text:style-name="T8">a</text:span><text:span text:style-name="T8">w</text:span><text:span text:style-name="T8">k</text:span><text:span text:style-name="T2"> </text:span><text:span text:style-name="T2">s</text:span><text:span text:style-name="T2">c</text:span><text:span text:style-name="T2">ri</text:span><text:span text:style-name="T2">p</text:span><text:span text:style-name="T2">t </text:span><text:span text:style-name="T2">t</text:span><text:span text:style-name="T2">h</text:span><text:span text:style-name="T2">a</text:span><text:span text:style-name="T2">t </text:span><text:span text:style-name="T2">w</text:span><text:span text:style-name="T2">ill </text:span><text:span text:style-name="T2">c</text:span><text:span text:style-name="T2">o</text:span><text:span text:style-name="T2">m</text:span><text:span text:style-name="T2">p</text:span><text:span text:style-name="T2">u</text:span><text:span text:style-name="T2">te </text:span><text:span text:style-name="T2">t</text:span><text:span text:style-name="T2">h</text:span><text:span text:style-name="T2">e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 </text:span><text:span text:style-name="T2">o</text:span><text:span text:style-name="T2">f </text:span><text:span text:style-name="T2">t</text:span><text:span text:style-name="T2">h</text:span><text:span text:style-name="T2">r</text:span><text:span text:style-name="T2">e</text:span><text:span text:style-name="T2">e </text:span><text:span text:style-name="T2">n</text:span><text:span text:style-name="T2">u</text:span><text:span text:style-name="T2">m</text:span><text:span text:style-name="T2">b</text:span><text:span text:style-name="T2">e</text:span><text:span text:style-name="T2">rs </text:span><text:span text:style-name="T2">(</text:span><text:span text:style-name="T2">fi</text:span><text:span text:style-name="T2">el</text:span><text:span text:style-name="T2">d</text:span><text:span text:style-name="T2">s </text:span><text:span text:style-name="T2">2, </text:span><text:span text:style-name="T2">3, </text:span><text:span text:style-name="T2">4</text:span><text:span text:style-name="T2">) </text:span><text:span text:style-name="T2">a</text:span><text:span text:style-name="T2">n</text:span><text:span text:style-name="T2">d </text:span><text:span text:style-name="T2">p</text:span><text:span text:style-name="T2">ri</text:span><text:span text:style-name="T2">n</text:span><text:span text:style-name="T2">t </text:span><text:span text:style-name="T2">t</text:span><text:span text:style-name="T2">h</text:span><text:span text:style-name="T2">e </text:span></text:p>
          </draw:text-box>
        </draw:frame>
        <draw:frame draw:style-name="gr82" draw:text-style-name="P3" draw:layer="layout" svg:width="11.627cm" svg:height="0.424cm" svg:x="3.175cm" svg:y="7.88cm">
          <draw:text-box>
            <text:p text:style-name="P2"><text:span text:style-name="T2">fi</text:span><text:span text:style-name="T2">rs</text:span><text:span text:style-name="T2">t </text:span><text:span text:style-name="T2">fi</text:span><text:span text:style-name="T2">el</text:span><text:span text:style-name="T2">d</text:span><text:span text:style-name="T2">, </text:span><text:span text:style-name="T2">a </text:span><text:span text:style-name="T2">c</text:span><text:span text:style-name="T2">ol</text:span><text:span text:style-name="T2">o</text:span><text:span text:style-name="T2">n</text:span><text:span text:style-name="T2">, </text:span><text:span text:style-name="T2">a</text:span><text:span text:style-name="T2">n</text:span><text:span text:style-name="T2">d </text:span><text:span text:style-name="T2">t</text:span><text:span text:style-name="T2">h</text:span><text:span text:style-name="T2">e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 </text:span><text:span text:style-name="T2">o</text:span><text:span text:style-name="T2">n </text:span><text:span text:style-name="T2">a </text:span><text:span text:style-name="T2">li</text:span><text:span text:style-name="T2">n</text:span><text:span text:style-name="T2">e </text:span><text:span text:style-name="T2">(s</text:span><text:span text:style-name="T2">e</text:span><text:span text:style-name="T2">e </text:span><text:span text:style-name="T2">H</text:span><text:span text:style-name="T2">R</text:span><text:span text:style-name="T2">: </text:span><text:span text:style-name="T2">A</text:span><text:span text:style-name="T2">w</text:span><text:span text:style-name="T2">k </text:span><text:span text:style-name="T2">#</text:span><text:span text:style-name="T2">2</text:span><text:span text:style-name="T2">)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83" draw:text-style-name="P4" draw:layer="layout" svg:width="6.301cm" svg:height="0.513cm" svg:x="1.905cm" svg:y="10.47cm">
          <draw:text-box>
            <text:p text:style-name="P2"><text:span text:style-name="T3">U</text:span><text:span text:style-name="T3">N</text:span><text:span text:style-name="T3">I</text:span><text:span text:style-name="T3">X </text:span><text:span text:style-name="T3">E</text:span><text:span text:style-name="T3">n</text:span><text:span text:style-name="T3">v</text:span><text:span text:style-name="T3">ir</text:span><text:span text:style-name="T3">o</text:span><text:span text:style-name="T3">n</text:span><text:span text:style-name="T3">m</text:span><text:span text:style-name="T3">e</text:span><text:span text:style-name="T3">n</text:span><text:span text:style-name="T3">t </text:span><text:span text:style-name="T3">V</text:span><text:span text:style-name="T3">a</text:span><text:span text:style-name="T3">ri</text:span><text:span text:style-name="T3">a</text:span><text:span text:style-name="T3">b</text:span><text:span text:style-name="T3">l</text:span><text:span text:style-name="T3">e</text:span><text:span text:style-name="T3">s</text:span><text:span text:style-name="T11"> </text:span></text:p>
          </draw:text-box>
        </draw:frame>
        <draw:frame draw:style-name="gr84" draw:text-style-name="P3" draw:layer="layout" svg:width="18.481cm" svg:height="0.424cm" svg:x="1.905cm" svg:y="11.22cm">
          <draw:text-box>
            <text:p text:style-name="P2"><text:span text:style-name="T2">L</text:span><text:span text:style-name="T2">o</text:span><text:span text:style-name="T2">o</text:span><text:span text:style-name="T2">k</text:span><text:span text:style-name="T2">u</text:span><text:span text:style-name="T2">p </text:span><text:span text:style-name="T2">t</text:span><text:span text:style-name="T2">h</text:span><text:span text:style-name="T2">e </text:span><text:span text:style-name="T2">f</text:span><text:span text:style-name="T2">ol</text:span><text:span text:style-name="T2">lo</text:span><text:span text:style-name="T2">w</text:span><text:span text:style-name="T2">i</text:span><text:span text:style-name="T2">n</text:span><text:span text:style-name="T2">g </text:span><text:span text:style-name="T2">e</text:span><text:span text:style-name="T2">n</text:span><text:span text:style-name="T2">v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 </text:span><text:span text:style-name="T2">v</text:span><text:span text:style-name="T2">a</text:span><text:span text:style-name="T2">ri</text:span><text:span text:style-name="T2">a</text:span><text:span text:style-name="T2">bl</text:span><text:span text:style-name="T2">e</text:span><text:span text:style-name="T2">s, </text:span><text:span text:style-name="T2">d</text:span><text:span text:style-name="T2">e</text:span><text:span text:style-name="T2">s</text:span><text:span text:style-name="T2">c</text:span><text:span text:style-name="T2">ri</text:span><text:span text:style-name="T2">b</text:span><text:span text:style-name="T2">e </text:span><text:span text:style-name="T2">w</text:span><text:span text:style-name="T2">h</text:span><text:span text:style-name="T2">a</text:span><text:span text:style-name="T2">t </text:span><text:span text:style-name="T2">t</text:span><text:span text:style-name="T2">h</text:span><text:span text:style-name="T2">e</text:span><text:span text:style-name="T2">y </text:span><text:span text:style-name="T2">d</text:span><text:span text:style-name="T2">o </text:span><text:span text:style-name="T2">a</text:span><text:span text:style-name="T2">n</text:span><text:span text:style-name="T2">d </text:span><text:span text:style-name="T2">w</text:span><text:span text:style-name="T2">h</text:span><text:span text:style-name="T2">e</text:span><text:span text:style-name="T2">n </text:span><text:span text:style-name="T2">y</text:span><text:span text:style-name="T2">o</text:span><text:span text:style-name="T2">u </text:span><text:span text:style-name="T2">w</text:span><text:span text:style-name="T2">o</text:span><text:span text:style-name="T2">u</text:span><text:span text:style-name="T2">l</text:span><text:span text:style-name="T2">d </text:span><text:span text:style-name="T2">n</text:span><text:span text:style-name="T2">e</text:span><text:span text:style-name="T2">e</text:span><text:span text:style-name="T2">d </text:span><text:span text:style-name="T2">t</text:span><text:span text:style-name="T2">o </text:span></text:p>
          </draw:text-box>
        </draw:frame>
        <draw:frame draw:style-name="gr85" draw:text-style-name="P3" draw:layer="layout" svg:width="2.61cm" svg:height="0.424cm" svg:x="1.905cm" svg:y="11.792cm">
          <draw:text-box>
            <text:p text:style-name="P2"><text:span text:style-name="T2">c</text:span><text:span text:style-name="T2">h</text:span><text:span text:style-name="T2">a</text:span><text:span text:style-name="T2">n</text:span><text:span text:style-name="T2">g</text:span><text:span text:style-name="T2">e </text:span><text:span text:style-name="T2">t</text:span><text:span text:style-name="T2">h</text:span><text:span text:style-name="T2">e</text:span><text:span text:style-name="T2">m</text:span><text:span text:style-name="T2">: </text:span></text:p>
          </draw:text-box>
        </draw:frame>
        <draw:frame draw:style-name="gr3" draw:text-style-name="P3" draw:layer="layout" svg:width="0.422cm" svg:height="0.424cm" svg:x="1.905cm" svg:y="12.36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935cm">
          <draw:text-box>
            <text:p text:style-name="P2"><text:span text:style-name="T2">1</text:span><text:span text:style-name="T2">2.</text:span></text:p>
          </draw:text-box>
        </draw:frame>
        <draw:frame draw:style-name="gr8" draw:text-style-name="P3" draw:layer="layout" svg:width="0.422cm" svg:height="0.475cm" svg:x="3.027cm" svg:y="12.859cm">
          <draw:text-box>
            <text:p text:style-name="P2"><text:span text:style-name="T4"><text:s/></text:span></text:p>
          </draw:text-box>
        </draw:frame>
        <draw:frame draw:style-name="gr86" draw:text-style-name="P3" draw:layer="layout" svg:width="1.302cm" svg:height="0.424cm" svg:x="3.175cm" svg:y="12.935cm">
          <draw:text-box>
            <text:p text:style-name="P2"><text:span text:style-name="T2">P</text:span><text:span text:style-name="T2">A</text:span><text:span text:style-name="T2">T</text:span><text:span text:style-name="T2">H </text:span></text:p>
          </draw:text-box>
        </draw:frame>
        <draw:frame draw:style-name="gr3" draw:text-style-name="P3" draw:layer="layout" svg:width="0.422cm" svg:height="0.424cm" svg:x="3.175cm" svg:y="13.50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078cm">
          <draw:text-box>
            <text:p text:style-name="P2"><text:span text:style-name="T2">1</text:span><text:span text:style-name="T2">3.</text:span></text:p>
          </draw:text-box>
        </draw:frame>
        <draw:frame draw:style-name="gr8" draw:text-style-name="P3" draw:layer="layout" svg:width="0.422cm" svg:height="0.475cm" svg:x="3.027cm" svg:y="14.002cm">
          <draw:text-box>
            <text:p text:style-name="P2"><text:span text:style-name="T4"><text:s/></text:span></text:p>
          </draw:text-box>
        </draw:frame>
        <draw:frame draw:style-name="gr87" draw:text-style-name="P3" draw:layer="layout" svg:width="1.31cm" svg:height="0.424cm" svg:x="3.175cm" svg:y="14.078cm">
          <draw:text-box>
            <text:p text:style-name="P2"><text:span text:style-name="T2">T</text:span><text:span text:style-name="T2">E</text:span><text:span text:style-name="T2">R</text:span><text:span text:style-name="T2">M</text:span><text:span text:style-name="T2"> </text:span></text:p>
          </draw:text-box>
        </draw:frame>
        <draw:frame draw:style-name="gr3" draw:text-style-name="P3" draw:layer="layout" svg:width="0.422cm" svg:height="0.424cm" svg:x="3.175cm" svg:y="14.6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5.216cm">
          <draw:text-box>
            <text:p text:style-name="P2"><text:span text:style-name="T2">1</text:span><text:span text:style-name="T2">4.</text:span></text:p>
          </draw:text-box>
        </draw:frame>
        <draw:frame draw:style-name="gr8" draw:text-style-name="P3" draw:layer="layout" svg:width="0.422cm" svg:height="0.475cm" svg:x="3.027cm" svg:y="15.141cm">
          <draw:text-box>
            <text:p text:style-name="P2"><text:span text:style-name="T4"><text:s/></text:span></text:p>
          </draw:text-box>
        </draw:frame>
        <draw:frame draw:style-name="gr88" draw:text-style-name="P3" draw:layer="layout" svg:width="4.151cm" svg:height="0.424cm" svg:x="3.175cm" svg:y="15.216cm">
          <draw:text-box>
            <text:p text:style-name="P2"><text:span text:style-name="T2">L</text:span><text:span text:style-name="T2">D</text:span><text:span text:style-name="T2">_</text:span><text:span text:style-name="T2">L</text:span><text:span text:style-name="T2">I</text:span><text:span text:style-name="T2">B</text:span><text:span text:style-name="T2">R</text:span><text:span text:style-name="T2">A</text:span><text:span text:style-name="T2">R</text:span><text:span text:style-name="T2">Y</text:span><text:span text:style-name="T2">_</text:span><text:span text:style-name="T2">P</text:span><text:span text:style-name="T2">A</text:span><text:span text:style-name="T2">T</text:span><text:span text:style-name="T2">H </text:span></text:p>
          </draw:text-box>
        </draw:frame>
        <draw:frame draw:style-name="gr3" draw:text-style-name="P3" draw:layer="layout" svg:width="0.422cm" svg:height="0.424cm" svg:x="3.175cm" svg:y="15.78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6.359cm">
          <draw:text-box>
            <text:p text:style-name="P2"><text:span text:style-name="T2">1</text:span><text:span text:style-name="T2">5.</text:span></text:p>
          </draw:text-box>
        </draw:frame>
        <draw:frame draw:style-name="gr8" draw:text-style-name="P3" draw:layer="layout" svg:width="0.422cm" svg:height="0.475cm" svg:x="3.027cm" svg:y="16.284cm">
          <draw:text-box>
            <text:p text:style-name="P2"><text:span text:style-name="T4"><text:s/></text:span></text:p>
          </draw:text-box>
        </draw:frame>
        <draw:frame draw:style-name="gr89" draw:text-style-name="P3" draw:layer="layout" svg:width="1.928cm" svg:height="0.424cm" svg:x="3.175cm" svg:y="16.359cm">
          <draw:text-box>
            <text:p text:style-name="P2"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 </text:span></text:p>
          </draw:text-box>
        </draw:frame>
        <draw:frame draw:style-name="gr3" draw:text-style-name="P3" draw:layer="layout" svg:width="0.422cm" svg:height="0.424cm" svg:x="3.175cm" svg:y="16.931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7.502cm">
          <draw:text-box>
            <text:p text:style-name="P2"><text:span text:style-name="T2">1</text:span><text:span text:style-name="T2">6.</text:span></text:p>
          </draw:text-box>
        </draw:frame>
        <draw:frame draw:style-name="gr8" draw:text-style-name="P3" draw:layer="layout" svg:width="0.422cm" svg:height="0.475cm" svg:x="3.027cm" svg:y="17.427cm">
          <draw:text-box>
            <text:p text:style-name="P2"><text:span text:style-name="T4"><text:s/></text:span></text:p>
          </draw:text-box>
        </draw:frame>
        <draw:frame draw:style-name="gr90" draw:text-style-name="P3" draw:layer="layout" svg:width="1.454cm" svg:height="0.424cm" svg:x="3.175cm" svg:y="17.502cm">
          <draw:text-box>
            <text:p text:style-name="P2"><text:span text:style-name="T2">H</text:span><text:span text:style-name="T2">O</text:span><text:span text:style-name="T2">M</text:span><text:span text:style-name="T2">E </text:span></text:p>
          </draw:text-box>
        </draw:frame>
        <draw:frame draw:style-name="gr3" draw:text-style-name="P3" draw:layer="layout" svg:width="0.422cm" svg:height="0.424cm" svg:x="3.175cm" svg:y="18.07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8.645cm">
          <draw:text-box>
            <text:p text:style-name="P2"><text:span text:style-name="T2">1</text:span><text:span text:style-name="T2">7.</text:span></text:p>
          </draw:text-box>
        </draw:frame>
        <draw:frame draw:style-name="gr8" draw:text-style-name="P3" draw:layer="layout" svg:width="0.422cm" svg:height="0.475cm" svg:x="3.027cm" svg:y="18.57cm">
          <draw:text-box>
            <text:p text:style-name="P2"><text:span text:style-name="T4"><text:s/></text:span></text:p>
          </draw:text-box>
        </draw:frame>
        <draw:frame draw:style-name="gr91" draw:text-style-name="P3" draw:layer="layout" svg:width="0.798cm" svg:height="0.424cm" svg:x="3.175cm" svg:y="18.645cm">
          <draw:text-box>
            <text:p text:style-name="P2"><text:span text:style-name="T2">P</text:span><text:span text:style-name="T2">S</text:span><text:span text:style-name="T2">1 </text:span></text:p>
          </draw:text-box>
        </draw:frame>
        <draw:frame draw:style-name="gr3" draw:text-style-name="P3" draw:layer="layout" svg:width="0.422cm" svg:height="0.424cm" svg:x="3.175cm" svg:y="19.21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9.788cm">
          <draw:text-box>
            <text:p text:style-name="P2"><text:span text:style-name="T2">1</text:span><text:span text:style-name="T2">8.</text:span></text:p>
          </draw:text-box>
        </draw:frame>
        <draw:frame draw:style-name="gr8" draw:text-style-name="P3" draw:layer="layout" svg:width="0.422cm" svg:height="0.475cm" svg:x="3.027cm" svg:y="19.713cm">
          <draw:text-box>
            <text:p text:style-name="P2"><text:span text:style-name="T4"><text:s/></text:span></text:p>
          </draw:text-box>
        </draw:frame>
        <draw:frame draw:style-name="gr92" draw:text-style-name="P3" draw:layer="layout" svg:width="1.28cm" svg:height="0.424cm" svg:x="3.175cm" svg:y="19.788cm">
          <draw:text-box>
            <text:p text:style-name="P2"><text:span text:style-name="T2">T</text:span><text:span text:style-name="T2">E</text:span><text:span text:style-name="T2">M</text:span><text:span text:style-name="T2">P </text:span></text:p>
          </draw:text-box>
        </draw:frame>
        <draw:frame draw:style-name="gr3" draw:text-style-name="P3" draw:layer="layout" svg:width="0.422cm" svg:height="0.424cm" svg:x="3.175cm" svg:y="20.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0.931cm">
          <draw:text-box>
            <text:p text:style-name="P2"><text:span text:style-name="T2">1</text:span><text:span text:style-name="T2">9.</text:span></text:p>
          </draw:text-box>
        </draw:frame>
        <draw:frame draw:style-name="gr8" draw:text-style-name="P3" draw:layer="layout" svg:width="0.422cm" svg:height="0.475cm" svg:x="3.027cm" svg:y="20.856cm">
          <draw:text-box>
            <text:p text:style-name="P2"><text:span text:style-name="T4"><text:s/></text:span></text:p>
          </draw:text-box>
        </draw:frame>
        <draw:frame draw:style-name="gr93" draw:text-style-name="P3" draw:layer="layout" svg:width="1.712cm" svg:height="0.424cm" svg:x="3.175cm" svg:y="20.931cm">
          <draw:text-box>
            <text:p text:style-name="P2"><text:span text:style-name="T2">E</text:span><text:span text:style-name="T2">D</text:span><text:span text:style-name="T2">I</text:span><text:span text:style-name="T2">T</text:span><text:span text:style-name="T2">O</text:span><text:span text:style-name="T2">R </text:span></text:p>
          </draw:text-box>
        </draw:frame>
        <draw:frame draw:style-name="gr3" draw:text-style-name="P3" draw:layer="layout" svg:width="0.422cm" svg:height="0.424cm" svg:x="3.175cm" svg:y="21.499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2.07cm">
          <draw:text-box>
            <text:p text:style-name="P2"><text:span text:style-name="T2">2</text:span><text:span text:style-name="T2">0.</text:span></text:p>
          </draw:text-box>
        </draw:frame>
        <draw:frame draw:style-name="gr8" draw:text-style-name="P3" draw:layer="layout" svg:width="0.422cm" svg:height="0.475cm" svg:x="3.027cm" svg:y="21.994cm">
          <draw:text-box>
            <text:p text:style-name="P2"><text:span text:style-name="T4"><text:s/></text:span></text:p>
          </draw:text-box>
        </draw:frame>
        <draw:frame draw:style-name="gr94" draw:text-style-name="P3" draw:layer="layout" svg:width="1.556cm" svg:height="0.424cm" svg:x="3.175cm" svg:y="22.07cm">
          <draw:text-box>
            <text:p text:style-name="P2"><text:span text:style-name="T2">P</text:span><text:span text:style-name="T2">A</text:span><text:span text:style-name="T2">G</text:span><text:span text:style-name="T2">E</text:span><text:span text:style-name="T2">R </text:span></text:p>
          </draw:text-box>
        </draw:frame>
        <draw:frame draw:style-name="gr3" draw:text-style-name="P3" draw:layer="layout" svg:width="0.422cm" svg:height="0.424cm" svg:x="3.175cm" svg:y="22.64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3.213cm">
          <draw:text-box>
            <text:p text:style-name="P2"><text:span text:style-name="T2">2</text:span><text:span text:style-name="T2">1.</text:span></text:p>
          </draw:text-box>
        </draw:frame>
        <draw:frame draw:style-name="gr8" draw:text-style-name="P3" draw:layer="layout" svg:width="0.422cm" svg:height="0.475cm" svg:x="3.027cm" svg:y="23.137cm">
          <draw:text-box>
            <text:p text:style-name="P2"><text:span text:style-name="T4"><text:s/></text:span></text:p>
          </draw:text-box>
        </draw:frame>
        <draw:frame draw:style-name="gr95" draw:text-style-name="P3" draw:layer="layout" svg:width="12.609cm" svg:height="0.424cm" svg:x="3.175cm" svg:y="23.213cm">
          <draw:text-box>
            <text:p text:style-name="P2"><text:span text:style-name="T2">W</text:span><text:span text:style-name="T2">ri</text:span><text:span text:style-name="T2">te </text:span><text:span text:style-name="T2">t</text:span><text:span text:style-name="T2">h</text:span><text:span text:style-name="T2">e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t</text:span><text:span text:style-name="T2">o </text:span><text:span text:style-name="T2">s</text:span><text:span text:style-name="T2">et </text:span><text:span text:style-name="T2">a</text:span><text:span text:style-name="T2">n </text:span><text:span text:style-name="T2">e</text:span><text:span text:style-name="T2">n</text:span><text:span text:style-name="T2">v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 </text:span><text:span text:style-name="T2">v</text:span><text:span text:style-name="T2">a</text:span><text:span text:style-name="T2">ri</text:span><text:span text:style-name="T2">a</text:span><text:span text:style-name="T2">bl</text:span><text:span text:style-name="T2">e </text:span><text:span text:style-name="T2">t</text:span><text:span text:style-name="T2">o </text:span><text:span text:style-name="T2">a </text:span><text:span text:style-name="T2">n</text:span><text:span text:style-name="T2">e</text:span><text:span text:style-name="T2">w</text:span><text:span text:style-name="T2"> </text:span><text:span text:style-name="T2">v</text:span><text:span text:style-name="T2">al</text:span><text:span text:style-name="T2">u</text:span><text:span text:style-name="T2">e: </text:span></text:p>
          </draw:text-box>
        </draw:frame>
        <draw:frame draw:style-name="gr3" draw:text-style-name="P3" draw:layer="layout" svg:width="0.422cm" svg:height="0.424cm" svg:x="3.175cm" svg:y="23.7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356cm">
          <draw:text-box>
            <text:p text:style-name="P2"><text:span text:style-name="T2"><text:s/></text:span></text:p>
          </draw:text-box>
        </draw:frame>
        <draw:frame draw:style-name="gr96" draw:text-style-name="P6" draw:layer="layout" svg:width="6.492cm" svg:height="0.547cm" svg:x="3.451cm" svg:y="5.745cm">
          <draw:text-box>
            <text:p><text:span text:style-name="T7">a</text:span><text:span text:style-name="T7">w</text:span><text:span text:style-name="T7">k </text:span><text:span text:style-name="T7">‘/</text:span><text:span text:style-name="T7">^</text:span><text:span text:style-name="T7">\</text:span><text:span text:style-name="T7">S</text:span><text:span text:style-name="T7">+ </text:span><text:span text:style-name="T7">\</text:span><text:span text:style-name="T7">S</text:span><text:span text:style-name="T7">+ </text:span><text:span text:style-name="T7">\</text:span><text:span text:style-name="T7">S</text:span><text:span text:style-name="T7">+ </text:span><text:span text:style-name="T7">\</text:span><text:span text:style-name="T7">S</text:span><text:span text:style-name="T7">+</text:span><text:span text:style-name="T7">$</text:span><text:span text:style-name="T7">/’ </text:span><text:span text:style-name="T7">{</text:span><text:span text:style-name="T7">fi</text:span><text:span text:style-name="T7">l</text:span><text:span text:style-name="T7">e</text:span><text:span text:style-name="T7">}</text:span></text:p>
          </draw:text-box>
        </draw:frame>
        <draw:frame draw:style-name="gr97" draw:text-style-name="P6" draw:layer="layout" svg:width="10.018cm" svg:height="0.547cm" svg:x="3.324cm" svg:y="8.627cm">
          <draw:text-box>
            <text:p><text:span text:style-name="T7">a</text:span><text:span text:style-name="T7">w</text:span><text:span text:style-name="T7">k </text:span><text:span text:style-name="T7">'{</text:span><text:span text:style-name="T7">p</text:span><text:span text:style-name="T7">r</text:span><text:span text:style-name="T7">i</text:span><text:span text:style-name="T7">n</text:span><text:span text:style-name="T7">t </text:span><text:span text:style-name="T7">$</text:span><text:span text:style-name="T7">1 </text:span><text:span text:style-name="T7">" </text:span><text:span text:style-name="T7">: </text:span><text:span text:style-name="T7">" </text:span><text:span text:style-name="T7">((</text:span><text:span text:style-name="T7">$</text:span><text:span text:style-name="T7">2 </text:span><text:span text:style-name="T7">+ </text:span><text:span text:style-name="T7">$</text:span><text:span text:style-name="T7">3 </text:span><text:span text:style-name="T7">+ </text:span><text:span text:style-name="T7">$</text:span><text:span text:style-name="T7">4</text:span><text:span text:style-name="T7">) </text:span><text:span text:style-name="T7">/ </text:span><text:span text:style-name="T7">3</text:span><text:span text:style-name="T7">) </text:span><text:span text:style-name="T7">; </text:span><text:span text:style-name="T7">}' </text:span><text:span text:style-name="T7">{</text:span><text:span text:style-name="T7">fi</text:span><text:span text:style-name="T7">l</text:span><text:span text:style-name="T7">e</text:span><text:span text:style-name="T7">}</text:span></text:p>
          </draw:text-box>
        </draw:frame>
        <draw:frame draw:style-name="gr98" draw:text-style-name="P6" draw:layer="layout" svg:width="14.891cm" svg:height="1.093cm" svg:x="4.816cm" svg:y="12.603cm">
          <draw:text-box>
            <text:p><text:span text:style-name="T7">T</text:span><text:span text:style-name="T7">e</text:span><text:span text:style-name="T7">ll</text:span><text:span text:style-name="T7">s </text:span><text:span text:style-name="T7">t</text:span><text:span text:style-name="T7">h</text:span><text:span text:style-name="T7">e </text:span><text:span text:style-name="T7">s</text:span><text:span text:style-name="T7">h</text:span><text:span text:style-name="T7">e</text:span><text:span text:style-name="T7">ll </text:span><text:span text:style-name="T7">w</text:span><text:span text:style-name="T7">h</text:span><text:span text:style-name="T7">i</text:span><text:span text:style-name="T7">c</text:span><text:span text:style-name="T7">h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i</text:span><text:span text:style-name="T7">e</text:span><text:span text:style-name="T7">s </text:span><text:span text:style-name="T7">t</text:span><text:span text:style-name="T7">o </text:span><text:span text:style-name="T7">s</text:span><text:span text:style-name="T7">e</text:span><text:span text:style-name="T7">a</text:span><text:span text:style-name="T7">r</text:span><text:span text:style-name="T7">c</text:span><text:span text:style-name="T7">h </text:span><text:span text:style-name="T7">f</text:span><text:span text:style-name="T7">o</text:span><text:span text:style-name="T7">r 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a</text:span><text:span text:style-name="T7">b</text:span><text:span text:style-name="T7">l</text:span><text:span text:style-name="T7">e</text:span><text:span text:style-name="T7">s </text:span><text:span text:style-name="T7">i</text:span><text:span text:style-name="T7">n</text:span><text:span text:style-name="T7">. </text:span><text:span text:style-name="T7">M</text:span><text:span text:style-name="T7">a</text:span><text:span text:style-name="T7">y </text:span><text:span text:style-name="T7">n</text:span><text:span text:style-name="T7">e</text:span><text:span text:style-name="T7">e</text:span><text:span text:style-name="T7">d</text:span></text:p>
            <text:p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d </text:span><text:span text:style-name="T7">if </text:span><text:span text:style-name="T7">t</text:span><text:span text:style-name="T7">h</text:span><text:span text:style-name="T7">e </text:span><text:span text:style-name="T7">s</text:span><text:span text:style-name="T7">h</text:span><text:span text:style-name="T7">e</text:span><text:span text:style-name="T7">ll </text:span><text:span text:style-name="T7">c</text:span><text:span text:style-name="T7">a</text:span><text:span text:style-name="T7">n</text:span><text:span text:style-name="T7">’t </text:span><text:span text:style-name="T7">fi</text:span><text:span text:style-name="T7">n</text:span><text:span text:style-name="T7">d </text:span><text:span text:style-name="T7">a </text:span><text:span text:style-name="T7">s</text:span><text:span text:style-name="T7">p</text:span><text:span text:style-name="T7">e</text:span><text:span text:style-name="T7">c</text:span><text:span text:style-name="T7">if</text:span><text:span text:style-name="T7">i</text:span><text:span text:style-name="T7">c 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a</text:span><text:span text:style-name="T7">b</text:span><text:span text:style-name="T7">l</text:span><text:span text:style-name="T7">e </text:span><text:span text:style-name="T7">y</text:span><text:span text:style-name="T7">o</text:span><text:span text:style-name="T7">u </text:span><text:span text:style-name="T7">w</text:span><text:span text:style-name="T7">a</text:span><text:span text:style-name="T7">n</text:span><text:span text:style-name="T7">t </text:span><text:span text:style-name="T7">a</text:span><text:span text:style-name="T7">c</text:span><text:span text:style-name="T7">c</text:span><text:span text:style-name="T7">e</text:span><text:span text:style-name="T7">s</text:span><text:span text:style-name="T7">s </text:span><text:span text:style-name="T7">t</text:span><text:span text:style-name="T7">o</text:span><text:span text:style-name="T7">.</text:span></text:p>
          </draw:text-box>
        </draw:frame>
        <draw:frame draw:style-name="gr99" draw:text-style-name="P6" draw:layer="layout" svg:width="15.691cm" svg:height="0.547cm" svg:x="4.721cm" svg:y="14cm">
          <draw:text-box>
            <text:p><text:span text:style-name="T7">S</text:span><text:span text:style-name="T7">e</text:span><text:span text:style-name="T7">t</text:span><text:span text:style-name="T7">s </text:span><text:span text:style-name="T7">t</text:span><text:span text:style-name="T7">h</text:span><text:span text:style-name="T7">e </text:span><text:span text:style-name="T7">d</text:span><text:span text:style-name="T7">e</text:span><text:span text:style-name="T7">f</text:span><text:span text:style-name="T7">a</text:span><text:span text:style-name="T7">u</text:span><text:span text:style-name="T7">lt 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a</text:span><text:span text:style-name="T7">l </text:span><text:span text:style-name="T7">e</text:span><text:span text:style-name="T7">m</text:span><text:span text:style-name="T7">u</text:span><text:span text:style-name="T7">l</text:span><text:span text:style-name="T7">a</text:span><text:span text:style-name="T7">t</text:span><text:span text:style-name="T7">o</text:span><text:span text:style-name="T7">r</text:span><text:span text:style-name="T7">. </text:span><text:span text:style-name="T7">C</text:span><text:span text:style-name="T7">h</text:span><text:span text:style-name="T7">a</text:span><text:span text:style-name="T7">n</text:span><text:span text:style-name="T7">g</text:span><text:span text:style-name="T7">e </text:span><text:span text:style-name="T7">if </text:span><text:span text:style-name="T7">y</text:span><text:span text:style-name="T7">o</text:span><text:span text:style-name="T7">u </text:span><text:span text:style-name="T7">w</text:span><text:span text:style-name="T7">a</text:span><text:span text:style-name="T7">n</text:span><text:span text:style-name="T7">t </text:span><text:span text:style-name="T7">a </text:span><text:span text:style-name="T7">d</text:span><text:span text:style-name="T7">if</text:span><text:span text:style-name="T7">f</text:span><text:span text:style-name="T7">e</text:span><text:span text:style-name="T7">r</text:span><text:span text:style-name="T7">e</text:span><text:span text:style-name="T7">n</text:span><text:span text:style-name="T7">t </text:span><text:span text:style-name="T7">d</text:span><text:span text:style-name="T7">e</text:span><text:span text:style-name="T7">f</text:span><text:span text:style-name="T7">a</text:span><text:span text:style-name="T7">u</text:span><text:span text:style-name="T7">lt</text:span><text:span text:style-name="T7">.</text:span></text:p>
          </draw:text-box>
        </draw:frame>
        <draw:frame draw:style-name="gr100" draw:text-style-name="P6" draw:layer="layout" svg:width="11.843cm" svg:height="1.093cm" svg:x="7.388cm" svg:y="14.889cm">
          <draw:text-box>
            <text:p><text:span text:style-name="T7">P</text:span><text:span text:style-name="T7">a</text:span><text:span text:style-name="T7">t</text:span><text:span text:style-name="T7">h </text:span><text:span text:style-name="T7">u</text:span><text:span text:style-name="T7">s</text:span><text:span text:style-name="T7">e</text:span><text:span text:style-name="T7">d </text:span><text:span text:style-name="T7">f</text:span><text:span text:style-name="T7">o</text:span><text:span text:style-name="T7">r </text:span><text:span text:style-name="T7">d</text:span><text:span text:style-name="T7">e</text:span><text:span text:style-name="T7">b</text:span><text:span text:style-name="T7">u</text:span><text:span text:style-name="T7">g</text:span><text:span text:style-name="T7">g</text:span><text:span text:style-name="T7">i</text:span><text:span text:style-name="T7">n</text:span><text:span text:style-name="T7">g </text:span><text:span text:style-name="T7">a </text:span><text:span text:style-name="T7">n</text:span><text:span text:style-name="T7">e</text:span><text:span text:style-name="T7">w</text:span><text:span text:style-name="T7"> </text:span><text:span text:style-name="T7">o</text:span><text:span text:style-name="T7">r </text:span><text:span text:style-name="T7">n</text:span><text:span text:style-name="T7">o</text:span><text:span text:style-name="T7">n</text:span><text:span text:style-name="T7">-</text:span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 </text:span><text:span text:style-name="T7">li</text:span><text:span text:style-name="T7">b</text:span><text:span text:style-name="T7">r</text:span><text:span text:style-name="T7">a</text:span><text:span text:style-name="T7">r</text:span><text:span text:style-name="T7">y</text:span><text:span text:style-name="T7">.</text:span></text:p>
            <text:p><text:span text:style-name="T7">C</text:span><text:span text:style-name="T7">h</text:span><text:span text:style-name="T7">a</text:span><text:span text:style-name="T7">n</text:span><text:span text:style-name="T7">g</text:span><text:span text:style-name="T7">e </text:span><text:span text:style-name="T7">if </text:span><text:span text:style-name="T7">y</text:span><text:span text:style-name="T7">o</text:span><text:span text:style-name="T7">u </text:span><text:span text:style-name="T7">n</text:span><text:span text:style-name="T7">e</text:span><text:span text:style-name="T7">e</text:span><text:span text:style-name="T7">d </text:span><text:span text:style-name="T7">t</text:span><text:span text:style-name="T7">o </text:span><text:span text:style-name="T7">t</text:span><text:span text:style-name="T7">e</text:span><text:span text:style-name="T7">s</text:span><text:span text:style-name="T7">t </text:span><text:span text:style-name="T7">a </text:span><text:span text:style-name="T7">li</text:span><text:span text:style-name="T7">b</text:span><text:span text:style-name="T7">r</text:span><text:span text:style-name="T7">a</text:span><text:span text:style-name="T7">r</text:span><text:span text:style-name="T7">y </text:span><text:span text:style-name="T7">t</text:span><text:span text:style-name="T7">h</text:span><text:span text:style-name="T7">a</text:span><text:span text:style-name="T7">t </text:span><text:span text:style-name="T7">is</text:span><text:span text:style-name="T7">n</text:span><text:span text:style-name="T7">’t </text:span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</text:span><text:span text:style-name="T7">.</text:span></text:p>
          </draw:text-box>
        </draw:frame>
        <draw:frame draw:style-name="gr101" draw:text-style-name="P6" draw:layer="layout" svg:width="15.826cm" svg:height="1.093cm" svg:x="5.102cm" svg:y="16.209cm">
          <draw:text-box>
            <text:p><text:span text:style-name="T7">D</text:span><text:span text:style-name="T7">e</text:span><text:span text:style-name="T7">fi</text:span><text:span text:style-name="T7">n</text:span><text:span text:style-name="T7">e</text:span><text:span text:style-name="T7">s</text:span><text:span text:style-name="T7">: </text:span><text:span text:style-name="T7">h</text:span><text:span text:style-name="T7">o</text:span><text:span text:style-name="T7">s</text:span><text:span text:style-name="T7">t</text:span><text:span text:style-name="T7">n</text:span><text:span text:style-name="T7">a</text:span><text:span text:style-name="T7">m</text:span><text:span text:style-name="T7">e</text:span><text:span text:style-name="T7">:</text:span><text:span text:style-name="T7">D</text:span><text:span text:style-name="T7">.</text:span><text:span text:style-name="T7">S </text:span><text:span text:style-name="T7">o</text:span><text:span text:style-name="T7">r </text:span><text:span text:style-name="T7">m</text:span><text:span text:style-name="T7">o</text:span><text:span text:style-name="T7">r</text:span><text:span text:style-name="T7">e </text:span><text:span text:style-name="T7">r</text:span><text:span text:style-name="T7">e</text:span><text:span text:style-name="T7">c</text:span><text:span text:style-name="T7">e</text:span><text:span text:style-name="T7">n</text:span><text:span text:style-name="T7">tl</text:span><text:span text:style-name="T7">y </text:span><text:span text:style-name="T7">h</text:span><text:span text:style-name="T7">o</text:span><text:span text:style-name="T7">s</text:span><text:span text:style-name="T7">t</text:span><text:span text:style-name="T7">n</text:span><text:span text:style-name="T7">a</text:span><text:span text:style-name="T7">m</text:span><text:span text:style-name="T7">e</text:span><text:span text:style-name="T7">:</text:span><text:span text:style-name="T7">D</text:span><text:span text:style-name="T7">. </text:span><text:span text:style-name="T7">W</text:span><text:span text:style-name="T7">h</text:span><text:span text:style-name="T7">e</text:span><text:span text:style-name="T7">r</text:span><text:span text:style-name="T7">e </text:span><text:span text:style-name="T7">D</text:span><text:span text:style-name="T7"> </text:span><text:span text:style-name="T7">= </text:span><text:span text:style-name="T7">d</text:span><text:span text:style-name="T7">is</text:span><text:span text:style-name="T7">p</text:span><text:span text:style-name="T7">l</text:span><text:span text:style-name="T7">a</text:span><text:span text:style-name="T7">y</text:span></text:p>
            <text:p><text:span text:style-name="T7">a</text:span><text:span text:style-name="T7">n</text:span><text:span text:style-name="T7">d </text:span><text:span text:style-name="T7">S </text:span><text:span text:style-name="T7">= </text:span><text:span text:style-name="T7">s</text:span><text:span text:style-name="T7">c</text:span><text:span text:style-name="T7">r</text:span><text:span text:style-name="T7">e</text:span><text:span text:style-name="T7">e</text:span><text:span text:style-name="T7">n</text:span><text:span text:style-name="T7">. </text:span><text:span text:style-name="T7">M</text:span><text:span text:style-name="T7">a</text:span><text:span text:style-name="T7">y </text:span><text:span text:style-name="T7">n</text:span><text:span text:style-name="T7">e</text:span><text:span text:style-name="T7">e</text:span><text:span text:style-name="T7">d </text:span><text:span text:style-name="T7">c</text:span><text:span text:style-name="T7">h</text:span><text:span text:style-name="T7">a</text:span><text:span text:style-name="T7">n</text:span><text:span text:style-name="T7">g</text:span><text:span text:style-name="T7">i</text:span><text:span text:style-name="T7">n</text:span><text:span text:style-name="T7">g </text:span><text:span text:style-name="T7">if </text:span><text:span text:style-name="T7">t</text:span><text:span text:style-name="T7">h</text:span><text:span text:style-name="T7">e</text:span><text:span text:style-name="T7">r</text:span><text:span text:style-name="T7">e </text:span><text:span text:style-name="T7">a</text:span><text:span text:style-name="T7">r</text:span><text:span text:style-name="T7">e </text:span><text:span text:style-name="T7">is</text:span><text:span text:style-name="T7">s</text:span><text:span text:style-name="T7">u</text:span><text:span text:style-name="T7">e</text:span><text:span text:style-name="T7">s </text:span><text:span text:style-name="T7">w</text:span><text:span text:style-name="T7">it</text:span><text:span text:style-name="T7">h </text:span><text:span text:style-name="T7">X</text:span><text:span text:style-name="T7">1</text:span><text:span text:style-name="T7">1 </text:span><text:span text:style-name="T7">f</text:span><text:span text:style-name="T7">o</text:span><text:span text:style-name="T7">r</text:span><text:span text:style-name="T7">w</text:span><text:span text:style-name="T7">a</text:span><text:span text:style-name="T7">r</text:span><text:span text:style-name="T7">d</text:span><text:span text:style-name="T7">i</text:span><text:span text:style-name="T7">n</text:span><text:span text:style-name="T7">g</text:span></text:p>
          </draw:text-box>
        </draw:frame>
        <draw:frame draw:style-name="gr102" draw:text-style-name="P6" draw:layer="layout" svg:width="14.222cm" svg:height="1.093cm" svg:x="4.721cm" svg:y="17.429cm">
          <draw:text-box>
            <text:p><text:span text:style-name="T7">D</text:span><text:span text:style-name="T7">e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e</text:span><text:span text:style-name="T7">s </text:span><text:span text:style-name="T7">w</text:span><text:span text:style-name="T7">h</text:span><text:span text:style-name="T7">e</text:span><text:span text:style-name="T7">r</text:span><text:span text:style-name="T7">e </text:span><text:span text:style-name="T7">t</text:span><text:span text:style-name="T7">h</text:span><text:span text:style-name="T7">e 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 </text:span><text:span text:style-name="T7">u</text:span><text:span text:style-name="T7">s</text:span><text:span text:style-name="T7">e</text:span><text:span text:style-name="T7">r</text:span><text:span text:style-name="T7">’</text:span><text:span text:style-name="T7">s </text:span><text:span text:style-name="T7">h</text:span><text:span text:style-name="T7">o</text:span><text:span text:style-name="T7">m</text:span><text:span text:style-name="T7">e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 </text:span><text:span text:style-name="T7">is</text:span><text:span text:style-name="T7">. </text:span><text:span text:style-name="T7">C</text:span><text:span text:style-name="T7">h</text:span><text:span text:style-name="T7">a</text:span><text:span text:style-name="T7">n</text:span><text:span text:style-name="T7">g</text:span><text:span text:style-name="T7">e </text:span><text:span text:style-name="T7">if </text:span><text:span text:style-name="T7">a</text:span></text:p>
            <text:p><text:span text:style-name="T7">d</text:span><text:span text:style-name="T7">if</text:span><text:span text:style-name="T7">f</text:span><text:span text:style-name="T7">e</text:span><text:span text:style-name="T7">r</text:span><text:span text:style-name="T7">e</text:span><text:span text:style-name="T7">n</text:span><text:span text:style-name="T7">t </text:span><text:span text:style-name="T7">h</text:span><text:span text:style-name="T7">o</text:span><text:span text:style-name="T7">m</text:span><text:span text:style-name="T7">e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 </text:span><text:span text:style-name="T7">is </text:span><text:span text:style-name="T7">d</text:span><text:span text:style-name="T7">e</text:span><text:span text:style-name="T7">si</text:span><text:span text:style-name="T7">r</text:span><text:span text:style-name="T7">e</text:span><text:span text:style-name="T7">d</text:span><text:span text:style-name="T7">.</text:span></text:p>
          </draw:text-box>
        </draw:frame>
        <draw:frame draw:style-name="gr103" draw:text-style-name="P6" draw:layer="layout" svg:width="15.593cm" svg:height="0.547cm" svg:x="4.213cm" svg:y="18.699cm">
          <draw:text-box>
            <text:p><text:span text:style-name="T7">F</text:span><text:span text:style-name="T7">o</text:span><text:span text:style-name="T7">r</text:span><text:span text:style-name="T7">m</text:span><text:span text:style-name="T7">a</text:span><text:span text:style-name="T7">t </text:span><text:span text:style-name="T7">o</text:span><text:span text:style-name="T7">f </text:span><text:span text:style-name="T7">t</text:span><text:span text:style-name="T7">h</text:span><text:span text:style-name="T7">e 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a</text:span><text:span text:style-name="T7">l </text:span><text:span text:style-name="T7">p</text:span><text:span text:style-name="T7">r</text:span><text:span text:style-name="T7">o</text:span><text:span text:style-name="T7">m</text:span><text:span text:style-name="T7">p</text:span><text:span text:style-name="T7">t. </text:span><text:span text:style-name="T7">C</text:span><text:span text:style-name="T7">h</text:span><text:span text:style-name="T7">a</text:span><text:span text:style-name="T7">n</text:span><text:span text:style-name="T7">g</text:span><text:span text:style-name="T7">e </text:span><text:span text:style-name="T7">t</text:span><text:span text:style-name="T7">o </text:span><text:span text:style-name="T7">c</text:span><text:span text:style-name="T7">u</text:span><text:span text:style-name="T7">s</text:span><text:span text:style-name="T7">t</text:span><text:span text:style-name="T7">o</text:span><text:span text:style-name="T7">m</text:span><text:span text:style-name="T7">i</text:span><text:span text:style-name="T7">z</text:span><text:span text:style-name="T7">e </text:span><text:span text:style-name="T7">l</text:span><text:span text:style-name="T7">o</text:span><text:span text:style-name="T7">o</text:span><text:span text:style-name="T7">k</text:span><text:span text:style-name="T7">/i</text:span><text:span text:style-name="T7">n</text:span><text:span text:style-name="T7">f</text:span><text:span text:style-name="T7">o </text:span><text:span text:style-name="T7">o</text:span><text:span text:style-name="T7">f </text:span><text:span text:style-name="T7">p</text:span><text:span text:style-name="T7">r</text:span><text:span text:style-name="T7">o</text:span><text:span text:style-name="T7">m</text:span><text:span text:style-name="T7">p</text:span><text:span text:style-name="T7">t.</text:span></text:p>
          </draw:text-box>
        </draw:frame>
        <draw:frame draw:style-name="gr104" draw:text-style-name="P6" draw:layer="layout" svg:width="14.827cm" svg:height="1.093cm" svg:x="4.467cm" svg:y="19.588cm">
          <draw:text-box>
            <text:p><text:span text:style-name="T7">P</text:span><text:span text:style-name="T7">a</text:span><text:span text:style-name="T7">t</text:span><text:span text:style-name="T7">h </text:span><text:span text:style-name="T7">t</text:span><text:span text:style-name="T7">o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 </text:span><text:span text:style-name="T7">f</text:span><text:span text:style-name="T7">o</text:span><text:span text:style-name="T7">r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s </text:span><text:span text:style-name="T7">t</text:span><text:span text:style-name="T7">o </text:span><text:span text:style-name="T7">m</text:span><text:span text:style-name="T7">a</text:span><text:span text:style-name="T7">k</text:span><text:span text:style-name="T7">e </text:span><text:span text:style-name="T7">t</text:span><text:span text:style-name="T7">e</text:span><text:span text:style-name="T7">m</text:span><text:span text:style-name="T7">p</text:span><text:span text:style-name="T7">o</text:span><text:span text:style-name="T7">r</text:span><text:span text:style-name="T7">a</text:span><text:span text:style-name="T7">r</text:span><text:span text:style-name="T7">y </text:span><text:span text:style-name="T7">fi</text:span><text:span text:style-name="T7">l</text:span><text:span text:style-name="T7">e</text:span><text:span text:style-name="T7">s. </text:span><text:span text:style-name="T7">C</text:span><text:span text:style-name="T7">h</text:span><text:span text:style-name="T7">a</text:span><text:span text:style-name="T7">n</text:span><text:span text:style-name="T7">g</text:span><text:span text:style-name="T7">e </text:span><text:span text:style-name="T7">if </text:span><text:span text:style-name="T7">t</text:span><text:span text:style-name="T7">h</text:span><text:span text:style-name="T7">e</text:span></text:p>
            <text:p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 </text:span><text:span text:style-name="T7">p</text:span><text:span text:style-name="T7">a</text:span><text:span text:style-name="T7">t</text:span><text:span text:style-name="T7">h </text:span><text:span text:style-name="T7">is </text:span><text:span text:style-name="T7">n</text:span><text:span text:style-name="T7">o</text:span><text:span text:style-name="T7">t </text:span><text:span text:style-name="T7">w</text:span><text:span text:style-name="T7">h</text:span><text:span text:style-name="T7">e</text:span><text:span text:style-name="T7">r</text:span><text:span text:style-name="T7">e </text:span><text:span text:style-name="T7">y</text:span><text:span text:style-name="T7">o</text:span><text:span text:style-name="T7">u </text:span><text:span text:style-name="T7">w</text:span><text:span text:style-name="T7">a</text:span><text:span text:style-name="T7">n</text:span><text:span text:style-name="T7">t </text:span><text:span text:style-name="T7">t</text:span><text:span text:style-name="T7">e</text:span><text:span text:style-name="T7">m</text:span><text:span text:style-name="T7">p</text:span><text:span text:style-name="T7">o</text:span><text:span text:style-name="T7">r</text:span><text:span text:style-name="T7">a</text:span><text:span text:style-name="T7">r</text:span><text:span text:style-name="T7">y </text:span><text:span text:style-name="T7">fi</text:span><text:span text:style-name="T7">l</text:span><text:span text:style-name="T7">e</text:span><text:span text:style-name="T7">s </text:span><text:span text:style-name="T7">t</text:span><text:span text:style-name="T7">o </text:span><text:span text:style-name="T7">g</text:span><text:span text:style-name="T7">o</text:span><text:span text:style-name="T7">.</text:span></text:p>
          </draw:text-box>
        </draw:frame>
        <draw:frame draw:style-name="gr105" draw:text-style-name="P6" draw:layer="layout" svg:width="15.805cm" svg:height="1.093cm" svg:x="4.848cm" svg:y="20.858cm">
          <draw:text-box>
            <text:p><text:span text:style-name="T7">D</text:span><text:span text:style-name="T7">e</text:span><text:span text:style-name="T7">f</text:span><text:span text:style-name="T7">a</text:span><text:span text:style-name="T7">u</text:span><text:span text:style-name="T7">lt </text:span><text:span text:style-name="T7">t</text:span><text:span text:style-name="T7">e</text:span><text:span text:style-name="T7">x</text:span><text:span text:style-name="T7">t </text:span><text:span text:style-name="T7">e</text:span><text:span text:style-name="T7">d</text:span><text:span text:style-name="T7">it</text:span><text:span text:style-name="T7">o</text:span><text:span text:style-name="T7">r 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a</text:span><text:span text:style-name="T7">b</text:span><text:span text:style-name="T7">l</text:span><text:span text:style-name="T7">e</text:span><text:span text:style-name="T7">. </text:span><text:span text:style-name="T7">C</text:span><text:span text:style-name="T7">h</text:span><text:span text:style-name="T7">a</text:span><text:span text:style-name="T7">n</text:span><text:span text:style-name="T7">g</text:span><text:span text:style-name="T7">e </text:span><text:span text:style-name="T7">if </text:span><text:span text:style-name="T7">y</text:span><text:span text:style-name="T7">o</text:span><text:span text:style-name="T7">u </text:span><text:span text:style-name="T7">w</text:span><text:span text:style-name="T7">a</text:span><text:span text:style-name="T7">n</text:span><text:span text:style-name="T7">t </text:span><text:span text:style-name="T7">t</text:span><text:span text:style-name="T7">o </text:span><text:span text:style-name="T7">s</text:span><text:span text:style-name="T7">e</text:span><text:span text:style-name="T7">t </text:span><text:span text:style-name="T7">a </text:span><text:span text:style-name="T7">d</text:span><text:span text:style-name="T7">if</text:span><text:span text:style-name="T7">f</text:span><text:span text:style-name="T7">e</text:span><text:span text:style-name="T7">r</text:span><text:span text:style-name="T7">e</text:span><text:span text:style-name="T7">n</text:span><text:span text:style-name="T7">t </text:span><text:span text:style-name="T7">d</text:span><text:span text:style-name="T7">e</text:span><text:span text:style-name="T7">f</text:span><text:span text:style-name="T7">a</text:span><text:span text:style-name="T7">u</text:span><text:span text:style-name="T7">lt</text:span></text:p>
            <text:p><text:span text:style-name="T7">e</text:span><text:span text:style-name="T7">d</text:span><text:span text:style-name="T7">it</text:span><text:span text:style-name="T7">o</text:span><text:span text:style-name="T7">r</text:span><text:span text:style-name="T7">.</text:span></text:p>
          </draw:text-box>
        </draw:frame>
        <draw:frame draw:style-name="gr106" draw:text-style-name="P6" draw:layer="layout" svg:width="15.636cm" svg:height="1.093cm" svg:x="4.749cm" svg:y="22.089cm">
          <draw:text-box>
            <text:p><text:span text:style-name="T7">D</text:span><text:span text:style-name="T7">e</text:span><text:span text:style-name="T7">f</text:span><text:span text:style-name="T7">a</text:span><text:span text:style-name="T7">u</text:span><text:span text:style-name="T7">lt </text:span><text:span text:style-name="T7">p</text:span><text:span text:style-name="T7">a</text:span><text:span text:style-name="T7">g</text:span><text:span text:style-name="T7">e</text:span><text:span text:style-name="T7">r </text:span><text:span text:style-name="T7">t</text:span><text:span text:style-name="T7">o </text:span><text:span text:style-name="T7">u</text:span><text:span text:style-name="T7">s</text:span><text:span text:style-name="T7">e </text:span><text:span text:style-name="T7">(</text:span><text:span text:style-name="T7">s</text:span><text:span text:style-name="T7">u</text:span><text:span text:style-name="T7">c</text:span><text:span text:style-name="T7">h </text:span><text:span text:style-name="T7">a</text:span><text:span text:style-name="T7">s </text:span><text:span text:style-name="T7">l</text:span><text:span text:style-name="T7">e</text:span><text:span text:style-name="T7">s</text:span><text:span text:style-name="T7">s, </text:span><text:span text:style-name="T7">a</text:span><text:span text:style-name="T7">n</text:span><text:span text:style-name="T7">d </text:span><text:span text:style-name="T7">c</text:span><text:span text:style-name="T7">a</text:span><text:span text:style-name="T7">t </text:span><text:span text:style-name="T7">b</text:span><text:span text:style-name="T7">e</text:span><text:span text:style-name="T7">i</text:span><text:span text:style-name="T7">n</text:span><text:span text:style-name="T7">g </text:span><text:span text:style-name="T7">a </text:span><text:span text:style-name="T7">f</text:span><text:span text:style-name="T7">a</text:span><text:span text:style-name="T7">ll</text:span><text:span text:style-name="T7">b</text:span><text:span text:style-name="T7">a</text:span><text:span text:style-name="T7">c</text:span><text:span text:style-name="T7">k</text:span><text:span text:style-name="T7">). </text:span><text:span text:style-name="T7">C</text:span><text:span text:style-name="T7">h</text:span><text:span text:style-name="T7">a</text:span><text:span text:style-name="T7">n</text:span><text:span text:style-name="T7">g</text:span><text:span text:style-name="T7">e </text:span><text:span text:style-name="T7">t</text:span><text:span text:style-name="T7">o </text:span><text:span text:style-name="T7">u</text:span><text:span text:style-name="T7">s</text:span><text:span text:style-name="T7">e</text:span></text:p>
            <text:p><text:span text:style-name="T7">a </text:span><text:span text:style-name="T7">d</text:span><text:span text:style-name="T7">if</text:span><text:span text:style-name="T7">f</text:span><text:span text:style-name="T7">e</text:span><text:span text:style-name="T7">r</text:span><text:span text:style-name="T7">e</text:span><text:span text:style-name="T7">n</text:span><text:span text:style-name="T7">t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text:span text:style-name="T7">a</text:span><text:span text:style-name="T7">s </text:span><text:span text:style-name="T7">d</text:span><text:span text:style-name="T7">e</text:span><text:span text:style-name="T7">f</text:span><text:span text:style-name="T7">a</text:span><text:span text:style-name="T7">u</text:span><text:span text:style-name="T7">lt</text:span><text:span text:style-name="T7">.</text:span></text:p>
          </draw:text-box>
        </draw:frame>
        <draw:frame draw:style-name="gr107" draw:text-style-name="P6" draw:layer="layout" svg:width="16.537cm" svg:height="1.639cm" svg:x="3.324cm" svg:y="23.652cm">
          <draw:text-box>
            <text:p><text:span text:style-name="T7">e</text:span><text:span text:style-name="T7">x</text:span><text:span text:style-name="T7">p</text:span><text:span text:style-name="T7">o</text:span><text:span text:style-name="T7">r</text:span><text:span text:style-name="T7">t </text:span><text:span text:style-name="T7">{</text:span><text:span text:style-name="T7">v</text:span><text:span text:style-name="T7">a</text:span><text:span text:style-name="T7">r</text:span><text:span text:style-name="T7">i</text:span><text:span text:style-name="T7">a</text:span><text:span text:style-name="T7">b</text:span><text:span text:style-name="T7">l</text:span><text:span text:style-name="T7">e</text:span><text:span text:style-name="T7">}</text:span><text:span text:style-name="T7">=</text:span><text:span text:style-name="T7">{</text:span><text:span text:style-name="T7">p</text:span><text:span text:style-name="T7">a</text:span><text:span text:style-name="T7">t</text:span><text:span text:style-name="T7">h</text:span><text:span text:style-name="T7">_</text:span><text:span text:style-name="T7">o</text:span><text:span text:style-name="T7">r</text:span><text:span text:style-name="T7">_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a</text:span><text:span text:style-name="T7">b</text:span><text:span text:style-name="T7">l</text:span><text:span text:style-name="T7">e</text:span><text:span text:style-name="T7">_</text:span><text:span text:style-name="T7">n</text:span><text:span text:style-name="T7">a</text:span><text:span text:style-name="T7">m</text:span><text:span text:style-name="T7">e</text:span><text:span text:style-name="T7">}</text:span></text:p>
            <text:p><text:span text:style-name="T7">T</text:span><text:span text:style-name="T7">o </text:span><text:span text:style-name="T7">m</text:span><text:span text:style-name="T7">a</text:span><text:span text:style-name="T7">k</text:span><text:span text:style-name="T7">e </text:span><text:span text:style-name="T7">t</text:span><text:span text:style-name="T7">h</text:span><text:span text:style-name="T7">e 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s </text:span><text:span text:style-name="T7">p</text:span><text:span text:style-name="T7">e</text:span><text:span text:style-name="T7">r</text:span><text:span text:style-name="T7">m</text:span><text:span text:style-name="T7">a</text:span><text:span text:style-name="T7">n</text:span><text:span text:style-name="T7">e</text:span><text:span text:style-name="T7">n</text:span><text:span text:style-name="T7">t, </text:span><text:span text:style-name="T7">a</text:span><text:span text:style-name="T7">d</text:span><text:span text:style-name="T7">d </text:span><text:span text:style-name="T7">t</text:span><text:span text:style-name="T7">o </text:span><text:span text:style-name="T7">.</text:span><text:span text:style-name="T7">p</text:span><text:span text:style-name="T7">r</text:span><text:span text:style-name="T7">o</text:span><text:span text:style-name="T7">fi</text:span><text:span text:style-name="T7">l</text:span><text:span text:style-name="T7">e </text:span><text:span text:style-name="T7">o</text:span><text:span text:style-name="T7">r </text:span><text:span text:style-name="T7">.</text:span><text:span text:style-name="T7">z</text:span><text:span text:style-name="T7">p</text:span><text:span text:style-name="T7">r</text:span><text:span text:style-name="T7">o</text:span><text:span text:style-name="T7">fi</text:span><text:span text:style-name="T7">l</text:span><text:span text:style-name="T7">e </text:span><text:span text:style-name="T7">o</text:span><text:span text:style-name="T7">r </text:span><text:span text:style-name="T7">a</text:span><text:span text:style-name="T7">n</text:span><text:span text:style-name="T7">y </text:span><text:span text:style-name="T7">s</text:span><text:span text:style-name="T7">t</text:span><text:span text:style-name="T7">a</text:span><text:span text:style-name="T7">r</text:span><text:span text:style-name="T7">t</text:span><text:span text:style-name="T7">u</text:span><text:span text:style-name="T7">p </text:span><text:span text:style-name="T7">fi</text:span><text:span text:style-name="T7">l</text:span><text:span text:style-name="T7">e</text:span></text:p>
            <text:p><text:span text:style-name="T7">w</text:span><text:span text:style-name="T7">h</text:span><text:span text:style-name="T7">e</text:span><text:span text:style-name="T7">n </text:span><text:span text:style-name="T7">r</text:span><text:span text:style-name="T7">u</text:span><text:span text:style-name="T7">n</text:span><text:span text:style-name="T7">n</text:span><text:span text:style-name="T7">i</text:span><text:span text:style-name="T7">n</text:span><text:span text:style-name="T7">g </text:span><text:span text:style-name="T7">d</text:span><text:span text:style-name="T7">e</text:span><text:span text:style-name="T7">f</text:span><text:span text:style-name="T7">a</text:span><text:span text:style-name="T7">u</text:span><text:span text:style-name="T7">lt </text:span><text:span text:style-name="T7">s</text:span><text:span text:style-name="T7">h</text:span><text:span text:style-name="T7">e</text:span><text:span text:style-name="T7">ll</text:span><text:span text:style-name="T7">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</text:span><text:span text:style-name="T1">i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</text:span><text:span text:style-name="T1">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</text:span><text:span text:style-name="T2">2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08" draw:text-style-name="P3" draw:layer="layout" svg:width="11.982cm" svg:height="0.424cm" svg:x="3.175cm" svg:y="2.677cm">
          <draw:text-box>
            <text:p text:style-name="P2"><text:span text:style-name="T2">W</text:span><text:span text:style-name="T2">ri</text:span><text:span text:style-name="T2">te </text:span><text:span text:style-name="T2">t</text:span><text:span text:style-name="T2">h</text:span><text:span text:style-name="T2">e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 </text:span><text:span text:style-name="T2">v</text:span><text:span text:style-name="T2">al</text:span><text:span text:style-name="T2">u</text:span><text:span text:style-name="T2">e </text:span><text:span text:style-name="T2">o</text:span><text:span text:style-name="T2">f </text:span><text:span text:style-name="T2">a</text:span><text:span text:style-name="T2">n </text:span><text:span text:style-name="T2">e</text:span><text:span text:style-name="T2">n</text:span><text:span text:style-name="T2">v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 </text:span><text:span text:style-name="T2">v</text:span><text:span text:style-name="T2">a</text:span><text:span text:style-name="T2">ri</text:span><text:span text:style-name="T2">a</text:span><text:span text:style-name="T2">bl</text:span><text:span text:style-name="T2">e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4.392cm">
          <draw:text-box>
            <text:p text:style-name="P2"><text:span text:style-name="T2">2</text:span><text:span text:style-name="T2">3.</text:span></text:p>
          </draw:text-box>
        </draw:frame>
        <draw:frame draw:style-name="gr8" draw:text-style-name="P3" draw:layer="layout" svg:width="0.422cm" svg:height="0.475cm" svg:x="3.027cm" svg:y="4.316cm">
          <draw:text-box>
            <text:p text:style-name="P2"><text:span text:style-name="T4"><text:s/></text:span></text:p>
          </draw:text-box>
        </draw:frame>
        <draw:frame draw:style-name="gr109" draw:text-style-name="P3" draw:layer="layout" svg:width="10.327cm" svg:height="0.424cm" svg:x="3.175cm" svg:y="4.392cm">
          <draw:text-box>
            <text:p text:style-name="P2"><text:span text:style-name="T2">W</text:span><text:span text:style-name="T2">ri</text:span><text:span text:style-name="T2">te </text:span><text:span text:style-name="T2">t</text:span><text:span text:style-name="T2">h</text:span><text:span text:style-name="T2">e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t</text:span><text:span text:style-name="T2">o </text:span><text:span text:style-name="T2">s</text:span><text:span text:style-name="T2">h</text:span><text:span text:style-name="T2">o</text:span><text:span text:style-name="T2">w</text:span><text:span text:style-name="T2"> </text:span><text:span text:style-name="T2">al</text:span><text:span text:style-name="T2">l </text:span><text:span text:style-name="T2">e</text:span><text:span text:style-name="T2">n</text:span><text:span text:style-name="T2">v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 </text:span><text:span text:style-name="T2">v</text:span><text:span text:style-name="T2">a</text:span><text:span text:style-name="T2">ri</text:span><text:span text:style-name="T2">a</text:span><text:span text:style-name="T2">bl</text:span><text:span text:style-name="T2">e</text:span><text:span text:style-name="T2">s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6.102cm">
          <draw:text-box>
            <text:p text:style-name="P2"><text:span text:style-name="T2">2</text:span><text:span text:style-name="T2">4.</text:span></text:p>
          </draw:text-box>
        </draw:frame>
        <draw:frame draw:style-name="gr8" draw:text-style-name="P3" draw:layer="layout" svg:width="0.422cm" svg:height="0.475cm" svg:x="3.027cm" svg:y="6.026cm">
          <draw:text-box>
            <text:p text:style-name="P2"><text:span text:style-name="T4"><text:s/></text:span></text:p>
          </draw:text-box>
        </draw:frame>
        <draw:frame draw:style-name="gr110" draw:text-style-name="P3" draw:layer="layout" svg:width="10.272cm" svg:height="0.424cm" svg:x="3.175cm" svg:y="6.102cm">
          <draw:text-box>
            <text:p text:style-name="P2"><text:span text:style-name="T2">W</text:span><text:span text:style-name="T2">ri</text:span><text:span text:style-name="T2">te </text:span><text:span text:style-name="T2">t</text:span><text:span text:style-name="T2">h</text:span><text:span text:style-name="T2">e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t</text:span><text:span text:style-name="T2">o </text:span><text:span text:style-name="T2">d</text:span><text:span text:style-name="T2">el</text:span><text:span text:style-name="T2">et</text:span><text:span text:style-name="T2">e </text:span><text:span text:style-name="T2">a</text:span><text:span text:style-name="T2">n </text:span><text:span text:style-name="T2">e</text:span><text:span text:style-name="T2">n</text:span><text:span text:style-name="T2">v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 </text:span><text:span text:style-name="T2">v</text:span><text:span text:style-name="T2">a</text:span><text:span text:style-name="T2">ri</text:span><text:span text:style-name="T2">a</text:span><text:span text:style-name="T2">bl</text:span><text:span text:style-name="T2">e 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16cm">
          <draw:text-box>
            <text:p text:style-name="P2"><text:span text:style-name="T2">2</text:span><text:span text:style-name="T2">5.</text:span></text:p>
          </draw:text-box>
        </draw:frame>
        <draw:frame draw:style-name="gr8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111" draw:text-style-name="P3" draw:layer="layout" svg:width="17.837cm" svg:height="0.424cm" svg:x="3.175cm" svg:y="7.816cm">
          <draw:text-box>
            <text:p text:style-name="P2"><text:span text:style-name="T2">T</text:span><text:span text:style-name="T2">h</text:span><text:span text:style-name="T2">e </text:span><text:span text:style-name="T2">“</text:span><text:span text:style-name="T2">b</text:span><text:span text:style-name="T2">a</text:span><text:span text:style-name="T2">s</text:span><text:span text:style-name="T2">h</text:span><text:span text:style-name="T2">” </text:span><text:span text:style-name="T2">s</text:span><text:span text:style-name="T2">h</text:span><text:span text:style-name="T2">el</text:span><text:span text:style-name="T2">l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n</text:span><text:span text:style-name="T2">te</text:span><text:span text:style-name="T2">r</text:span><text:span text:style-name="T2">p</text:span><text:span text:style-name="T2">r</text:span><text:span text:style-name="T2">et</text:span><text:span text:style-name="T2">s </text:span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m</text:span><text:span text:style-name="T2">p</text:span><text:span text:style-name="T2">t </text:span><text:span text:style-name="T2">s</text:span><text:span text:style-name="T2">p</text:span><text:span text:style-name="T2">e</text:span><text:span text:style-name="T2">ci</text:span><text:span text:style-name="T2">al</text:span><text:span text:style-name="T2">ly</text:span><text:span text:style-name="T2">, </text:span><text:span text:style-name="T2">fi</text:span><text:span text:style-name="T2">n</text:span><text:span text:style-name="T2">d </text:span><text:span text:style-name="T2">a </text:span><text:span text:style-name="T2">d</text:span><text:span text:style-name="T2">e</text:span><text:span text:style-name="T2">s</text:span><text:span text:style-name="T2">c</text:span><text:span text:style-name="T2">ri</text:span><text:span text:style-name="T2">p</text:span><text:span text:style-name="T2">ti</text:span><text:span text:style-name="T2">o</text:span><text:span text:style-name="T2">n </text:span><text:span text:style-name="T2">o</text:span><text:span text:style-name="T2">f </text:span><text:span text:style-name="T2">t</text:span><text:span text:style-name="T2">h</text:span><text:span text:style-name="T2">e </text:span><text:span text:style-name="T2">s</text:span><text:span text:style-name="T2">p</text:span><text:span text:style-name="T2">e</text:span><text:span text:style-name="T2">ci</text:span><text:span text:style-name="T2">al </text:span><text:span text:style-name="T2">c</text:span><text:span text:style-name="T2">o</text:span><text:span text:style-name="T2">m</text:span><text:span text:style-name="T2">-</text:span></text:p>
          </draw:text-box>
        </draw:frame>
        <draw:frame draw:style-name="gr112" draw:text-style-name="P3" draw:layer="layout" svg:width="17.486cm" svg:height="0.424cm" svg:x="3.175cm" svg:y="8.388cm">
          <draw:text-box>
            <text:p text:style-name="P2"><text:span text:style-name="T2">m</text:span><text:span text:style-name="T2">a</text:span><text:span text:style-name="T2">n</text:span><text:span text:style-name="T2">d</text:span><text:span text:style-name="T2">s </text:span><text:span text:style-name="T2">y</text:span><text:span text:style-name="T2">o</text:span><text:span text:style-name="T2">u </text:span><text:span text:style-name="T2">c</text:span><text:span text:style-name="T2">a</text:span><text:span text:style-name="T2">n </text:span><text:span text:style-name="T2">u</text:span><text:span text:style-name="T2">s</text:span><text:span text:style-name="T2">e </text:span><text:span text:style-name="T2">i</text:span><text:span text:style-name="T2">n </text:span><text:span text:style-name="T2">y</text:span><text:span text:style-name="T2">o</text:span><text:span text:style-name="T2">u</text:span><text:span text:style-name="T2">r </text:span><text:span text:style-name="T2">p</text:span><text:span text:style-name="T2">r</text:span><text:span text:style-name="T2">o</text:span><text:span text:style-name="T2">m</text:span><text:span text:style-name="T2">p</text:span><text:span text:style-name="T2">t, </text:span><text:span text:style-name="T2">a</text:span><text:span text:style-name="T2">n</text:span><text:span text:style-name="T2">d </text:span><text:span text:style-name="T2">m</text:span><text:span text:style-name="T2">a</text:span><text:span text:style-name="T2">k</text:span><text:span text:style-name="T2">e </text:span><text:span text:style-name="T2">y</text:span><text:span text:style-name="T2">o</text:span><text:span text:style-name="T2">u</text:span><text:span text:style-name="T2">rs</text:span><text:span text:style-name="T2">el</text:span><text:span text:style-name="T2">f </text:span><text:span text:style-name="T2">a </text:span><text:span text:style-name="T2">c</text:span><text:span text:style-name="T2">o</text:span><text:span text:style-name="T2">ol </text:span><text:span text:style-name="T2">p</text:span><text:span text:style-name="T2">r</text:span><text:span text:style-name="T2">o</text:span><text:span text:style-name="T2">m</text:span><text:span text:style-name="T2">p</text:span><text:span text:style-name="T2">t </text:span><text:span text:style-name="T2">b</text:span><text:span text:style-name="T2">el</text:span><text:span text:style-name="T2">o</text:span><text:span text:style-name="T2">w</text:span><text:span text:style-name="T2">. <text:s/>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 </text:span><text:span text:style-name="T2">“</text:span><text:span text:style-name="T2">s</text:span><text:span text:style-name="T2">et</text:span><text:span text:style-name="T2">” </text:span></text:p>
          </draw:text-box>
        </draw:frame>
        <draw:frame draw:style-name="gr113" draw:text-style-name="P3" draw:layer="layout" svg:width="12.338cm" svg:height="0.424cm" svg:x="3.175cm" svg:y="8.959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a</text:span><text:span text:style-name="T2">n</text:span><text:span text:style-name="T2">d </text:span><text:span text:style-name="T2">t</text:span><text:span text:style-name="T2">h</text:span><text:span text:style-name="T2">e</text:span><text:span text:style-name="T2">n </text:span><text:span text:style-name="T2">al</text:span><text:span text:style-name="T2">s</text:span><text:span text:style-name="T2">o </text:span><text:span text:style-name="T2">s</text:span><text:span text:style-name="T2">h</text:span><text:span text:style-name="T2">o</text:span><text:span text:style-name="T2">w</text:span><text:span text:style-name="T2"> </text:span><text:span text:style-name="T2">w</text:span><text:span text:style-name="T2">h</text:span><text:span text:style-name="T2">a</text:span><text:span text:style-name="T2">t </text:span><text:span text:style-name="T2">it </text:span><text:span text:style-name="T2">lo</text:span><text:span text:style-name="T2">o</text:span><text:span text:style-name="T2">k</text:span><text:span text:style-name="T2">s </text:span><text:span text:style-name="T2">li</text:span><text:span text:style-name="T2">k</text:span><text:span text:style-name="T2">e </text:span><text:span text:style-name="T2">w</text:span><text:span text:style-name="T2">h</text:span><text:span text:style-name="T2">e</text:span><text:span text:style-name="T2">n </text:span><text:span text:style-name="T2">y</text:span><text:span text:style-name="T2">o</text:span><text:span text:style-name="T2">u </text:span><text:span text:style-name="T2">u</text:span><text:span text:style-name="T2">s</text:span><text:span text:style-name="T2">e </text:span><text:span text:style-name="T2">it</text:span><text:span text:style-name="T2">: 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114" draw:text-style-name="P4" draw:layer="layout" svg:width="4.549cm" svg:height="0.513cm" svg:x="1.905cm" svg:y="12.121cm">
          <draw:text-box>
            <text:p text:style-name="P2"><text:span text:style-name="T3">U</text:span><text:span text:style-name="T3">N</text:span><text:span text:style-name="T3">I</text:span><text:span text:style-name="T3">X </text:span><text:span text:style-name="T3">S</text:span><text:span text:style-name="T3">h</text:span><text:span text:style-name="T3">e</text:span><text:span text:style-name="T3">ll </text:span><text:span text:style-name="T3">S</text:span><text:span text:style-name="T3">c</text:span><text:span text:style-name="T3">ri</text:span><text:span text:style-name="T3">p</text:span><text:span text:style-name="T3">ti</text:span><text:span text:style-name="T3">n</text:span><text:span text:style-name="T3">g</text:span><text:span text:style-name="T11"> </text:span></text:p>
          </draw:text-box>
        </draw:frame>
        <draw:frame draw:style-name="gr115" draw:text-style-name="P3" draw:layer="layout" svg:width="18.853cm" svg:height="0.424cm" svg:x="1.905cm" svg:y="12.871cm">
          <draw:text-box>
            <text:p text:style-name="P2"><text:span text:style-name="T2">U</text:span><text:span text:style-name="T2">s</text:span><text:span text:style-name="T2">e </text:span><text:span text:style-name="T2">“</text:span><text:span text:style-name="T2">b</text:span><text:span text:style-name="T2">a</text:span><text:span text:style-name="T2">s</text:span><text:span text:style-name="T2">h</text:span><text:span text:style-name="T2">” </text:span><text:span text:style-name="T2">t</text:span><text:span text:style-name="T2">o </text:span><text:span text:style-name="T2">w</text:span><text:span text:style-name="T2">ri</text:span><text:span text:style-name="T2">te </text:span><text:span text:style-name="T2">t</text:span><text:span text:style-name="T2">h</text:span><text:span text:style-name="T2">e </text:span><text:span text:style-name="T2">f</text:span><text:span text:style-name="T2">ol</text:span><text:span text:style-name="T2">lo</text:span><text:span text:style-name="T2">w</text:span><text:span text:style-name="T2">i</text:span><text:span text:style-name="T2">n</text:span><text:span text:style-name="T2">g </text:span><text:span text:style-name="T2">a</text:span><text:span text:style-name="T2">s </text:span><text:span text:style-name="T2">s</text:span><text:span text:style-name="T2">h</text:span><text:span text:style-name="T2">el</text:span><text:span text:style-name="T2">l </text:span><text:span text:style-name="T2">s</text:span><text:span text:style-name="T2">c</text:span><text:span text:style-name="T2">ri</text:span><text:span text:style-name="T2">p</text:span><text:span text:style-name="T2">ts </text:span><text:span text:style-name="T2">(t</text:span><text:span text:style-name="T2">h</text:span><text:span text:style-name="T2">e</text:span><text:span text:style-name="T2">r</text:span><text:span text:style-name="T2">e </text:span><text:span text:style-name="T2">a</text:span><text:span text:style-name="T2">r</text:span><text:span text:style-name="T2">e </text:span><text:span text:style-name="T2">t</text:span><text:span text:style-name="T2">h</text:span><text:span text:style-name="T2">o</text:span><text:span text:style-name="T2">u</text:span><text:span text:style-name="T2">s</text:span><text:span text:style-name="T2">a</text:span><text:span text:style-name="T2">n</text:span><text:span text:style-name="T2">d</text:span><text:span text:style-name="T2">s </text:span><text:span text:style-name="T2">o</text:span><text:span text:style-name="T2">f </text:span><text:span text:style-name="T2">s</text:span><text:span text:style-name="T2">h</text:span><text:span text:style-name="T2">el</text:span><text:span text:style-name="T2">l </text:span><text:span text:style-name="T2">s</text:span><text:span text:style-name="T2">c</text:span><text:span text:style-name="T2">ri</text:span><text:span text:style-name="T2">p</text:span><text:span text:style-name="T2">t </text:span><text:span text:style-name="T2">r</text:span><text:span text:style-name="T2">ef</text:span><text:span text:style-name="T2">s </text:span><text:span text:style-name="T2">o</text:span><text:span text:style-name="T2">n </text:span><text:span text:style-name="T2">t</text:span><text:span text:style-name="T2">h</text:span><text:span text:style-name="T2">e </text:span><text:span text:style-name="T2">i</text:span><text:span text:style-name="T2">n</text:span><text:span text:style-name="T2">te</text:span><text:span text:style-name="T2">r-</text:span></text:p>
          </draw:text-box>
        </draw:frame>
        <draw:frame draw:style-name="gr116" draw:text-style-name="P3" draw:layer="layout" svg:width="0.836cm" svg:height="0.424cm" svg:x="1.905cm" svg:y="13.443cm">
          <draw:text-box>
            <text:p text:style-name="P2"><text:span text:style-name="T2">n</text:span><text:span text:style-name="T2">et</text:span><text:span text:style-name="T2">) </text:span></text:p>
          </draw:text-box>
        </draw:frame>
        <draw:frame draw:style-name="gr3" draw:text-style-name="P3" draw:layer="layout" svg:width="0.422cm" svg:height="0.424cm" svg:x="1.905cm" svg:y="14.01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586cm">
          <draw:text-box>
            <text:p text:style-name="P2"><text:span text:style-name="T2">2</text:span><text:span text:style-name="T2">6.</text:span></text:p>
          </draw:text-box>
        </draw:frame>
        <draw:frame draw:style-name="gr8" draw:text-style-name="P3" draw:layer="layout" svg:width="0.422cm" svg:height="0.475cm" svg:x="3.027cm" svg:y="14.51cm">
          <draw:text-box>
            <text:p text:style-name="P2"><text:span text:style-name="T4"><text:s/></text:span></text:p>
          </draw:text-box>
        </draw:frame>
        <draw:frame draw:style-name="gr117" draw:text-style-name="P3" draw:layer="layout" svg:width="10.23cm" svg:height="0.424cm" svg:x="3.175cm" svg:y="14.586cm">
          <draw:text-box>
            <text:p text:style-name="P2"><text:span text:style-name="T2">P</text:span><text:span text:style-name="T2">ri</text:span><text:span text:style-name="T2">n</text:span><text:span text:style-name="T2">t </text:span><text:span text:style-name="T2">al</text:span><text:span text:style-name="T2">l </text:span><text:span text:style-name="T2">t</text:span><text:span text:style-name="T2">h</text:span><text:span text:style-name="T2">e </text:span><text:span text:style-name="T2">o</text:span><text:span text:style-name="T2">d</text:span><text:span text:style-name="T2">d </text:span><text:span text:style-name="T2">n</text:span><text:span text:style-name="T2">u</text:span><text:span text:style-name="T2">m</text:span><text:span text:style-name="T2">b</text:span><text:span text:style-name="T2">e</text:span><text:span text:style-name="T2">rs </text:span><text:span text:style-name="T2">fr</text:span><text:span text:style-name="T2">o</text:span><text:span text:style-name="T2">m</text:span><text:span text:style-name="T2"> 1 </text:span><text:span text:style-name="T2">t</text:span><text:span text:style-name="T2">o </text:span><text:span text:style-name="T2">9</text:span><text:span text:style-name="T2">9 </text:span><text:span text:style-name="T2">o</text:span><text:span text:style-name="T2">n </text:span><text:span text:style-name="T2">t</text:span><text:span text:style-name="T2">h</text:span><text:span text:style-name="T2">e </text:span><text:span text:style-name="T2">te</text:span><text:span text:style-name="T2">r</text:span><text:span text:style-name="T2">m</text:span><text:span text:style-name="T2">i</text:span><text:span text:style-name="T2">n</text:span><text:span text:style-name="T2">al </text:span></text:p>
          </draw:text-box>
        </draw:frame>
        <draw:frame draw:style-name="gr3" draw:text-style-name="P3" draw:layer="layout" svg:width="0.422cm" svg:height="0.424cm" svg:x="3.175cm" svg:y="15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5.729cm">
          <draw:text-box>
            <text:p text:style-name="P2"><text:span text:style-name="T2"><text:s/></text:span></text:p>
          </draw:text-box>
        </draw:frame>
        <draw:frame draw:style-name="gr118" draw:text-style-name="P6" draw:layer="layout" svg:width="5.074cm" svg:height="0.547cm" svg:x="3.451cm" svg:y="3.332cm">
          <draw:text-box>
            <text:p><text:span text:style-name="T7">p</text:span><text:span text:style-name="T7">r</text:span><text:span text:style-name="T7">i</text:span><text:span text:style-name="T7">n</text:span><text:span text:style-name="T7">t</text:span><text:span text:style-name="T7">e</text:span><text:span text:style-name="T7">n</text:span><text:span text:style-name="T7">v </text:span><text:span text:style-name="T7">{</text:span><text:span text:style-name="T7">e</text:span><text:span text:style-name="T7">n</text:span><text:span text:style-name="T7">v</text:span><text:span text:style-name="T7">_</text:span><text:span text:style-name="T7">v</text:span><text:span text:style-name="T7">a</text:span><text:span text:style-name="T7">r</text:span><text:span text:style-name="T7">i</text:span><text:span text:style-name="T7">a</text:span><text:span text:style-name="T7">b</text:span><text:span text:style-name="T7">l</text:span><text:span text:style-name="T7">e</text:span><text:span text:style-name="T7">}</text:span></text:p>
          </draw:text-box>
        </draw:frame>
        <draw:frame draw:style-name="gr119" draw:text-style-name="P6" draw:layer="layout" svg:width="1.822cm" svg:height="0.547cm" svg:x="3.451cm" svg:y="4.729cm">
          <draw:text-box>
            <text:p><text:span text:style-name="T7">p</text:span><text:span text:style-name="T7">r</text:span><text:span text:style-name="T7">i</text:span><text:span text:style-name="T7">n</text:span><text:span text:style-name="T7">t</text:span><text:span text:style-name="T7">e</text:span><text:span text:style-name="T7">n</text:span><text:span text:style-name="T7">v</text:span></text:p>
          </draw:text-box>
        </draw:frame>
        <draw:frame draw:style-name="gr120" draw:text-style-name="P6" draw:layer="layout" svg:width="4.384cm" svg:height="0.547cm" svg:x="3.407cm" svg:y="6.507cm">
          <draw:text-box>
            <text:p><text:span text:style-name="T7">u</text:span><text:span text:style-name="T7">n</text:span><text:span text:style-name="T7">s</text:span><text:span text:style-name="T7">e</text:span><text:span text:style-name="T7">t </text:span><text:span text:style-name="T7">{</text:span><text:span text:style-name="T7">e</text:span><text:span text:style-name="T7">n</text:span><text:span text:style-name="T7">v</text:span><text:span text:style-name="T7">_</text:span><text:span text:style-name="T7">v</text:span><text:span text:style-name="T7">a</text:span><text:span text:style-name="T7">r</text:span><text:span text:style-name="T7">i</text:span><text:span text:style-name="T7">a</text:span><text:span text:style-name="T7">b</text:span><text:span text:style-name="T7">l</text:span><text:span text:style-name="T7">e</text:span><text:span text:style-name="T7">}</text:span></text:p>
          </draw:text-box>
        </draw:frame>
        <draw:frame draw:style-name="gr121" draw:text-style-name="P6" draw:layer="layout" svg:width="6.081cm" svg:height="2.731cm" svg:x="3.385cm" svg:y="9.389cm">
          <draw:text-box>
            <text:p><text:span text:style-name="T7">s</text:span><text:span text:style-name="T7">e</text:span><text:span text:style-name="T7">t </text:span><text:span text:style-name="T7">P</text:span><text:span text:style-name="T7">S</text:span><text:span text:style-name="T7">1</text:span><text:span text:style-name="T7">=</text:span><text:span text:style-name="T7">’[</text:span><text:span text:style-name="T7">\</text:span><text:span text:style-name="T7">A</text:span><text:span text:style-name="T7">] </text:span><text:span text:style-name="T7">\</text:span><text:span text:style-name="T7">u</text:span><text:span text:style-name="T7">@</text:span><text:span text:style-name="T7">\s </text:span><text:span text:style-name="T7">\</text:span><text:span text:style-name="T7">w</text:span><text:span text:style-name="T7"> \</text:span><text:span text:style-name="T7">$ </text:span><text:span text:style-name="T7">‘</text:span></text:p>
            <text:p><text:span text:style-name="T7">E</text:span><text:span text:style-name="T7">x</text:span><text:span text:style-name="T7">p</text:span><text:span text:style-name="T7">o</text:span><text:span text:style-name="T7">r</text:span><text:span text:style-name="T7">t </text:span><text:span text:style-name="T7">$</text:span><text:span text:style-name="T7">1</text:span></text:p>
            <text:p><text:span text:style-name="T7"/></text:p>
            <text:p><text:span text:style-name="T7">[</text:span><text:span text:style-name="T7">0</text:span><text:span text:style-name="T7">0</text:span><text:span text:style-name="T7">:</text:span><text:span text:style-name="T7">0</text:span><text:span text:style-name="T7">0</text:span><text:span text:style-name="T7">] </text:span><text:span text:style-name="T7">u</text:span><text:span text:style-name="T7">s</text:span><text:span text:style-name="T7">e</text:span><text:span text:style-name="T7">r</text:span><text:span text:style-name="T7">@</text:span><text:span text:style-name="T7">s</text:span><text:span text:style-name="T7">h</text:span><text:span text:style-name="T7">e</text:span><text:span text:style-name="T7">ll </text:span><text:span text:style-name="T7">~ </text:span><text:span text:style-name="T7">$</text:span></text:p>
            <text:p><text:span text:style-name="T7">(\</text:span><text:span text:style-name="T7">w</text:span><text:span text:style-name="T7"> </text:span><text:span text:style-name="T7">is </text:span><text:span text:style-name="T7">t</text:span><text:span text:style-name="T7">h</text:span><text:span text:style-name="T7">e </text:span><text:span text:style-name="T7">f</text:span><text:span text:style-name="T7">u</text:span><text:span text:style-name="T7">ll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 </text:span><text:span text:style-name="T7">p</text:span><text:span text:style-name="T7">a</text:span><text:span text:style-name="T7">t</text:span><text:span text:style-name="T7">h</text:span><text:span text:style-name="T7">)</text:span></text:p>
          </draw:text-box>
        </draw:frame>
        <draw:frame draw:style-name="gr122" draw:text-style-name="P10" draw:layer="layout" svg:width="4.151cm" svg:height="6.007cm" svg:x="3.999cm" svg:y="15.867cm">
          <draw:text-box>
            <text:p><text:span text:style-name="T7">#</text:span><text:span text:style-name="T7">!/</text:span><text:span text:style-name="T7">b</text:span><text:span text:style-name="T7">i</text:span><text:span text:style-name="T7">n</text:span><text:span text:style-name="T7">/</text:span><text:span text:style-name="T7">s</text:span><text:span text:style-name="T7">h</text:span></text:p>
            <text:p><text:span text:style-name="T7"/></text:p>
            <text:p><text:span text:style-name="T7">i</text:span><text:span text:style-name="T7">=</text:span><text:span text:style-name="T7">0</text:span></text:p>
            <text:p><text:span text:style-name="T7">w</text:span><text:span text:style-name="T7">h</text:span><text:span text:style-name="T7">il</text:span><text:span text:style-name="T7">e </text:span><text:span text:style-name="T7">(( </text:span><text:span text:style-name="T7">$</text:span><text:span text:style-name="T7">i </text:span><text:span text:style-name="T7">&lt; </text:span><text:span text:style-name="T7">1</text:span><text:span text:style-name="T7">0</text:span><text:span text:style-name="T7">0 </text:span><text:span text:style-name="T7">))</text:span></text:p>
            <text:p><text:span text:style-name="T7">d</text:span><text:span text:style-name="T7">o</text:span></text:p>
            <text:p><text:span text:style-name="T7"><text:s text:c="3"/></text:span><text:span text:style-name="T7"><text:s/></text:span><text:span text:style-name="T7">if </text:span><text:span text:style-name="T7">(( </text:span><text:span text:style-name="T7">$</text:span><text:span text:style-name="T7">i </text:span><text:span text:style-name="T7">%</text:span><text:span text:style-name="T7"> </text:span><text:span text:style-name="T7">2 </text:span><text:span text:style-name="T7">!</text:span><text:span text:style-name="T7">= </text:span><text:span text:style-name="T7">0 </text:span><text:span text:style-name="T7">))</text:span></text:p>
            <text:p><text:span text:style-name="T7"><text:s text:c="3"/></text:span><text:span text:style-name="T7"><text:s/></text:span><text:span text:style-name="T7">t</text:span><text:span text:style-name="T7">h</text:span><text:span text:style-name="T7">e</text:span><text:span text:style-name="T7">n</text:span></text:p>
            <text:p><text:span text:style-name="T7"><text:s text:c="3"/></text:span><text:span text:style-name="T7"><text:s text:c="3"/></text:span><text:span text:style-name="T7"><text:s text:c="2"/></text:span><text:span text:style-name="T7">e</text:span><text:span text:style-name="T7">c</text:span><text:span text:style-name="T7">h</text:span><text:span text:style-name="T7">o </text:span><text:span text:style-name="T7">$</text:span><text:span text:style-name="T7">i</text:span></text:p>
            <text:p><text:span text:style-name="T7"><text:s text:c="3"/></text:span><text:span text:style-name="T7"><text:s/></text:span><text:span text:style-name="T7">fi</text:span></text:p>
            <text:p><text:span text:style-name="T7"><text:s text:c="3"/></text:span><text:span text:style-name="T7"><text:s/></text:span><text:span text:style-name="T7">i</text:span><text:span text:style-name="T7">=</text:span><text:span text:style-name="T7">$</text:span><text:span text:style-name="T7">(( </text:span><text:span text:style-name="T7">i </text:span><text:span text:style-name="T7">+ </text:span><text:span text:style-name="T7">1 </text:span><text:span text:style-name="T7">))</text:span></text:p>
            <text:p><text:span text:style-name="T7">d</text:span><text:span text:style-name="T7">o</text:span><text:span text:style-name="T7">n</text:span><text:span text:style-name="T7">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</text:span><text:span text:style-name="T1">i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</text:span><text:span text:style-name="T1">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</text:span><text:span text:style-name="T2">7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3" draw:text-style-name="P3" draw:layer="layout" svg:width="9.464cm" svg:height="0.424cm" svg:x="3.175cm" svg:y="2.677cm">
          <draw:text-box>
            <text:p text:style-name="P2"><text:span text:style-name="T2">P</text:span><text:span text:style-name="T2">ri</text:span><text:span text:style-name="T2">n</text:span><text:span text:style-name="T2">t </text:span><text:span text:style-name="T2">a </text:span><text:span text:style-name="T2">ti</text:span><text:span text:style-name="T2">m</text:span><text:span text:style-name="T2">e</text:span><text:span text:style-name="T2">s </text:span><text:span text:style-name="T2">t</text:span><text:span text:style-name="T2">a</text:span><text:span text:style-name="T2">bl</text:span><text:span text:style-name="T2">e </text:span><text:span text:style-name="T2">fr</text:span><text:span text:style-name="T2">o</text:span><text:span text:style-name="T2">m</text:span><text:span text:style-name="T2"> 1 </text:span><text:span text:style-name="T2">t</text:span><text:span text:style-name="T2">o </text:span><text:span text:style-name="T2">1</text:span><text:span text:style-name="T2">0 </text:span><text:span text:style-name="T2">o</text:span><text:span text:style-name="T2">n </text:span><text:span text:style-name="T2">e</text:span><text:span text:style-name="T2">a</text:span><text:span text:style-name="T2">c</text:span><text:span text:style-name="T2">h </text:span><text:span text:style-name="T2">d</text:span><text:span text:style-name="T2">i</text:span><text:span text:style-name="T2">m</text:span><text:span text:style-name="T2">e</text:span><text:span text:style-name="T2">n</text:span><text:span text:style-name="T2">si</text:span><text:span text:style-name="T2">o</text:span><text:span text:style-name="T2">n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4.963cm">
          <draw:text-box>
            <text:p text:style-name="P2"><text:span text:style-name="T2"><text:s/></text:span></text:p>
          </draw:text-box>
        </draw:frame>
        <draw:frame draw:style-name="gr122" draw:text-style-name="P10" draw:layer="layout" svg:width="5.59cm" svg:height="10.921cm" svg:x="2.433cm" svg:y="3.459cm">
          <draw:text-box>
            <text:p><text:span text:style-name="T7">#</text:span><text:span text:style-name="T7">!/</text:span><text:span text:style-name="T7">b</text:span><text:span text:style-name="T7">i</text:span><text:span text:style-name="T7">n</text:span><text:span text:style-name="T7">/</text:span><text:span text:style-name="T7">s</text:span><text:span text:style-name="T7">h</text:span></text:p>
            <text:p><text:span text:style-name="T7"/></text:p>
            <text:p><text:span text:style-name="T7">i</text:span><text:span text:style-name="T7">=</text:span><text:span text:style-name="T7">1</text:span></text:p>
            <text:p><text:span text:style-name="T7">w</text:span><text:span text:style-name="T7">h</text:span><text:span text:style-name="T7">il</text:span><text:span text:style-name="T7">e </text:span><text:span text:style-name="T7">(( </text:span><text:span text:style-name="T7">$</text:span><text:span text:style-name="T7">i </text:span><text:span text:style-name="T7">&lt;</text:span><text:span text:style-name="T7">= </text:span><text:span text:style-name="T7">1</text:span><text:span text:style-name="T7">0 </text:span><text:span text:style-name="T7">))</text:span></text:p>
            <text:p><text:span text:style-name="T7">d</text:span><text:span text:style-name="T7">o</text:span></text:p>
            <text:p><text:span text:style-name="T7"><text:s text:c="3"/></text:span><text:span text:style-name="T7"><text:s/></text:span><text:span text:style-name="T7">j</text:span><text:span text:style-name="T7">=</text:span><text:span text:style-name="T7">1</text:span></text:p>
            <text:p><text:span text:style-name="T7"><text:s text:c="3"/></text:span><text:span text:style-name="T7"><text:s/></text:span><text:span text:style-name="T7">w</text:span><text:span text:style-name="T7">h</text:span><text:span text:style-name="T7">il</text:span><text:span text:style-name="T7">e </text:span><text:span text:style-name="T7">(( </text:span><text:span text:style-name="T7">$</text:span><text:span text:style-name="T7">j </text:span><text:span text:style-name="T7">&lt;</text:span><text:span text:style-name="T7">= </text:span><text:span text:style-name="T7">1</text:span><text:span text:style-name="T7">0 </text:span><text:span text:style-name="T7">))</text:span></text:p>
            <text:p><text:span text:style-name="T7"><text:s text:c="3"/></text:span><text:span text:style-name="T7"><text:s/></text:span><text:span text:style-name="T7">d</text:span><text:span text:style-name="T7">o</text:span></text:p>
            <text:p><text:span text:style-name="T7"><text:s text:c="3"/></text:span><text:span text:style-name="T7"><text:s text:c="3"/></text:span><text:span text:style-name="T7"><text:s text:c="2"/></text:span><text:span text:style-name="T7">if </text:span><text:span text:style-name="T7">(( </text:span><text:span text:style-name="T7">i </text:span><text:span text:style-name="T7">* </text:span><text:span text:style-name="T7">j </text:span><text:span text:style-name="T7">&lt; </text:span><text:span text:style-name="T7">1</text:span><text:span text:style-name="T7">0 </text:span><text:span text:style-name="T7">))</text:span></text:p>
            <text:p><text:span text:style-name="T7"><text:s text:c="3"/></text:span><text:span text:style-name="T7"><text:s text:c="3"/></text:span><text:span text:style-name="T7"><text:s text:c="2"/></text:span><text:span text:style-name="T7">t</text:span><text:span text:style-name="T7">h</text:span><text:span text:style-name="T7">e</text:span><text:span text:style-name="T7">n</text:span></text:p>
            <text:p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p</text:span><text:span text:style-name="T7">r</text:span><text:span text:style-name="T7">i</text:span><text:span text:style-name="T7">n</text:span><text:span text:style-name="T7">tf </text:span><text:span text:style-name="T7">$</text:span><text:span text:style-name="T7">(( </text:span><text:span text:style-name="T7">i </text:span><text:span text:style-name="T7">* </text:span><text:span text:style-name="T7">j </text:span><text:span text:style-name="T7">))</text:span><text:span text:style-name="T7">" </text:span><text:span text:style-name="T7"><text:s/></text:span><text:span text:style-name="T7">"</text:span></text:p>
            <text:p><text:span text:style-name="T7"><text:s text:c="3"/></text:span><text:span text:style-name="T7"><text:s text:c="3"/></text:span><text:span text:style-name="T7"><text:s text:c="2"/></text:span><text:span text:style-name="T7">e</text:span><text:span text:style-name="T7">ls</text:span><text:span text:style-name="T7">e</text:span></text:p>
            <text:p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p</text:span><text:span text:style-name="T7">r</text:span><text:span text:style-name="T7">i</text:span><text:span text:style-name="T7">n</text:span><text:span text:style-name="T7">tf </text:span><text:span text:style-name="T7">$</text:span><text:span text:style-name="T7">(( </text:span><text:span text:style-name="T7">i </text:span><text:span text:style-name="T7">* </text:span><text:span text:style-name="T7">j </text:span><text:span text:style-name="T7">))</text:span><text:span text:style-name="T7">" </text:span><text:span text:style-name="T7">"</text:span></text:p>
            <text:p><text:span text:style-name="T7"><text:s text:c="3"/></text:span><text:span text:style-name="T7"><text:s text:c="3"/></text:span><text:span text:style-name="T7"><text:s text:c="2"/></text:span><text:span text:style-name="T7">fi</text:span></text:p>
            <text:p><text:span text:style-name="T7"><text:s text:c="3"/></text:span><text:span text:style-name="T7"><text:s text:c="3"/></text:span><text:span text:style-name="T7"><text:s text:c="2"/></text:span><text:span text:style-name="T7">j</text:span><text:span text:style-name="T7">=</text:span><text:span text:style-name="T7">$</text:span><text:span text:style-name="T7">(( </text:span><text:span text:style-name="T7">j </text:span><text:span text:style-name="T7">+ </text:span><text:span text:style-name="T7">1 </text:span><text:span text:style-name="T7">))</text:span></text:p>
            <text:p><text:span text:style-name="T7"><text:s text:c="3"/></text:span><text:span text:style-name="T7"><text:s/></text:span><text:span text:style-name="T7">d</text:span><text:span text:style-name="T7">o</text:span><text:span text:style-name="T7">n</text:span><text:span text:style-name="T7">e</text:span></text:p>
            <text:p><text:span text:style-name="T7"><text:s text:c="3"/></text:span><text:span text:style-name="T7"><text:s/></text:span><text:span text:style-name="T7">i</text:span><text:span text:style-name="T7">=</text:span><text:span text:style-name="T7">$</text:span><text:span text:style-name="T7">(( </text:span><text:span text:style-name="T7">i </text:span><text:span text:style-name="T7">+ </text:span><text:span text:style-name="T7">1</text:span><text:span text:style-name="T7">))</text:span></text:p>
            <text:p><text:span text:style-name="T7"><text:s text:c="3"/></text:span><text:span text:style-name="T7"><text:s/></text:span><text:span text:style-name="T7">p</text:span><text:span text:style-name="T7">r</text:span><text:span text:style-name="T7">i</text:span><text:span text:style-name="T7">n</text:span><text:span text:style-name="T7">tf </text:span><text:span text:style-name="T7">"</text:span><text:span text:style-name="T7">\</text:span><text:span text:style-name="T7">n</text:span><text:span text:style-name="T7">"</text:span></text:p>
            <text:p><text:span text:style-name="T7">d</text:span><text:span text:style-name="T7">o</text:span><text:span text:style-name="T7">n</text:span><text:span text:style-name="T7">e</text:span></text:p>
            <text:p><text:span text:style-name="T7"/></text:p>
          </draw:text-box>
        </draw:frame>
        <draw:frame draw:style-name="gr122" draw:text-style-name="P12" draw:layer="layout" svg:width="13.298cm" svg:height="0.585cm" svg:x="7.134cm" svg:y="7.827cm">
          <draw:text-box>
            <text:p text:style-name="P11"><text:span text:style-name="T13">←</text:span><text:span text:style-name="T13"> </text:span><text:span text:style-name="T13">(</text:span><text:span text:style-name="T13">C</text:span><text:span text:style-name="T13">o</text:span><text:span text:style-name="T13">n</text:span><text:span text:style-name="T13">d</text:span><text:span text:style-name="T13">it</text:span><text:span text:style-name="T13">i</text:span><text:span text:style-name="T13">o</text:span><text:span text:style-name="T13">n</text:span><text:span text:style-name="T13">a</text:span><text:span text:style-name="T13">l </text:span><text:span text:style-name="T13">p</text:span><text:span text:style-name="T13">r</text:span><text:span text:style-name="T13">i</text:span><text:span text:style-name="T13">n</text:span><text:span text:style-name="T13">ti</text:span><text:span text:style-name="T13">n</text:span><text:span text:style-name="T13">g </text:span><text:span text:style-name="T13">n</text:span><text:span text:style-name="T13">o</text:span><text:span text:style-name="T13">t </text:span><text:span text:style-name="T13">n</text:span><text:span text:style-name="T13">e</text:span><text:span text:style-name="T13">c</text:span><text:span text:style-name="T13">e</text:span><text:span text:style-name="T13">s</text:span><text:span text:style-name="T13">s</text:span><text:span text:style-name="T13">a</text:span><text:span text:style-name="T13">r</text:span><text:span text:style-name="T13">y</text:span><text:span text:style-name="T13">, </text:span><text:span text:style-name="T13">b</text:span><text:span text:style-name="T13">u</text:span><text:span text:style-name="T13">t </text:span><text:span text:style-name="T13">f</text:span><text:span text:style-name="T13">o</text:span><text:span text:style-name="T13">r</text:span><text:span text:style-name="T13">m</text:span><text:span text:style-name="T13">a</text:span><text:span text:style-name="T13">t</text:span><text:span text:style-name="T13">s </text:span><text:span text:style-name="T13">b</text:span><text:span text:style-name="T13">e</text:span><text:span text:style-name="T13">tt</text:span><text:span text:style-name="T13">e</text:span><text:span text:style-name="T13">r</text:span><text:span text:style-name="T13">)</text:span></text:p>
          </draw:text-box>
        </draw:frame>
        <draw:frame draw:style-name="gr122" draw:text-style-name="P13" draw:layer="layout" svg:width="18.658cm" svg:height="1.639cm" svg:x="1.836cm" svg:y="14.393cm">
          <draw:text-box>
            <text:p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</text:span></text:p>
            <text:p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 </text:span><text:span text:style-name="T6">w</text:span><text:span text:style-name="T6">it</text:span><text:span text:style-name="T6">h</text:span><text:span text:style-name="T6">o</text:span><text:span text:style-name="T6">u</text:span><text:span text:style-name="T6">t </text:span><text:span text:style-name="T6">c</text:span><text:span text:style-name="T6">o</text:span><text:span text:style-name="T6">n</text:span><text:span text:style-name="T6">d</text:span><text:span text:style-name="T6">it</text:span><text:span text:style-name="T6">i</text:span><text:span text:style-name="T6">o</text:span><text:span text:style-name="T6">n</text:span><text:span text:style-name="T6">a</text:span><text:span text:style-name="T6">l </text:span><text:span text:style-name="T6">p</text:span><text:span text:style-name="T6">ri</text:span><text:span text:style-name="T6">n</text:span><text:span text:style-name="T6">tf 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</text:span></text:p>
            <text:p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</text:span></text:p>
          </draw:text-box>
        </draw:frame>
        <draw:frame draw:style-name="gr124" draw:text-style-name="P10" draw:layer="layout" svg:width="4.976cm" svg:height="8.191cm" svg:x="4.594cm" svg:y="16.413cm">
          <draw:text-box>
            <text:p><text:span text:style-name="T7">#</text:span><text:span text:style-name="T7">!/</text:span><text:span text:style-name="T7">b</text:span><text:span text:style-name="T7">i</text:span><text:span text:style-name="T7">n</text:span><text:span text:style-name="T7">/</text:span><text:span text:style-name="T7">s</text:span><text:span text:style-name="T7">h</text:span></text:p>
            <text:p><text:span text:style-name="T7"/></text:p>
            <text:p><text:span text:style-name="T7">i</text:span><text:span text:style-name="T7">=</text:span><text:span text:style-name="T7">1</text:span></text:p>
            <text:p><text:span text:style-name="T7">w</text:span><text:span text:style-name="T7">h</text:span><text:span text:style-name="T7">il</text:span><text:span text:style-name="T7">e </text:span><text:span text:style-name="T7">(( </text:span><text:span text:style-name="T7">$</text:span><text:span text:style-name="T7">i </text:span><text:span text:style-name="T7">&lt;</text:span><text:span text:style-name="T7">= </text:span><text:span text:style-name="T7">1</text:span><text:span text:style-name="T7">0 </text:span><text:span text:style-name="T7">))</text:span></text:p>
            <text:p><text:span text:style-name="T7">d</text:span><text:span text:style-name="T7">o</text:span></text:p>
            <text:p><text:span text:style-name="T7"><text:s text:c="3"/></text:span><text:span text:style-name="T7"><text:s/></text:span><text:span text:style-name="T7">j</text:span><text:span text:style-name="T7">=</text:span><text:span text:style-name="T7">1</text:span></text:p>
            <text:p><text:span text:style-name="T7"><text:s text:c="3"/></text:span><text:span text:style-name="T7"><text:s/></text:span><text:span text:style-name="T7">w</text:span><text:span text:style-name="T7">h</text:span><text:span text:style-name="T7">il</text:span><text:span text:style-name="T7">e </text:span><text:span text:style-name="T7">(( </text:span><text:span text:style-name="T7">$</text:span><text:span text:style-name="T7">j </text:span><text:span text:style-name="T7">&lt;</text:span><text:span text:style-name="T7">= </text:span><text:span text:style-name="T7">1</text:span><text:span text:style-name="T7">0 </text:span><text:span text:style-name="T7">))</text:span></text:p>
            <text:p><text:span text:style-name="T7"><text:s text:c="3"/></text:span><text:span text:style-name="T7"><text:s/></text:span><text:span text:style-name="T7">d</text:span><text:span text:style-name="T7">o</text:span></text:p>
            <text:p><text:span text:style-name="T7"><text:s text:c="3"/></text:span><text:span text:style-name="T7"><text:s text:c="3"/></text:span><text:span text:style-name="T7"><text:s text:c="2"/></text:span><text:span text:style-name="T7">p</text:span><text:span text:style-name="T7">r</text:span><text:span text:style-name="T7">i</text:span><text:span text:style-name="T7">n</text:span><text:span text:style-name="T7">tf </text:span><text:span text:style-name="T7">$</text:span><text:span text:style-name="T7">(( </text:span><text:span text:style-name="T7">i </text:span><text:span text:style-name="T7">* </text:span><text:span text:style-name="T7">j </text:span><text:span text:style-name="T7">))</text:span><text:span text:style-name="T7">" </text:span><text:span text:style-name="T7">"</text:span></text:p>
            <text:p><text:span text:style-name="T7"><text:s text:c="3"/></text:span><text:span text:style-name="T7"><text:s text:c="3"/></text:span><text:span text:style-name="T7"><text:s text:c="2"/></text:span><text:span text:style-name="T7">j</text:span><text:span text:style-name="T7">=</text:span><text:span text:style-name="T7">$</text:span><text:span text:style-name="T7">(( </text:span><text:span text:style-name="T7">j </text:span><text:span text:style-name="T7">+ </text:span><text:span text:style-name="T7">1 </text:span><text:span text:style-name="T7">))</text:span></text:p>
            <text:p><text:span text:style-name="T7"><text:s text:c="3"/></text:span><text:span text:style-name="T7"><text:s/></text:span><text:span text:style-name="T7">d</text:span><text:span text:style-name="T7">o</text:span><text:span text:style-name="T7">n</text:span><text:span text:style-name="T7">e</text:span></text:p>
            <text:p><text:span text:style-name="T7"><text:s text:c="3"/></text:span><text:span text:style-name="T7"><text:s/></text:span><text:span text:style-name="T7">i</text:span><text:span text:style-name="T7">=</text:span><text:span text:style-name="T7">$</text:span><text:span text:style-name="T7">(( </text:span><text:span text:style-name="T7">i </text:span><text:span text:style-name="T7">+ </text:span><text:span text:style-name="T7">1</text:span><text:span text:style-name="T7">))</text:span></text:p>
            <text:p><text:span text:style-name="T7"><text:s text:c="3"/></text:span><text:span text:style-name="T7"><text:s/></text:span><text:span text:style-name="T7">p</text:span><text:span text:style-name="T7">r</text:span><text:span text:style-name="T7">i</text:span><text:span text:style-name="T7">n</text:span><text:span text:style-name="T7">tf </text:span><text:span text:style-name="T7">"</text:span><text:span text:style-name="T7">\</text:span><text:span text:style-name="T7">n</text:span><text:span text:style-name="T7">"</text:span></text:p>
            <text:p><text:span text:style-name="T7">d</text:span><text:span text:style-name="T7">o</text:span><text:span text:style-name="T7">n</text:span><text:span text:style-name="T7">e</text:span></text:p>
            <text:p><text:span text:style-name="T7"/></text:p>
          </draw:text-box>
        </draw:frame>
      </draw:page>
      <draw:page draw:name="page7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7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r</text:span><text:span text:style-name="T2">in</text:span><text:span text:style-name="T2">g </text:span><text:span text:style-name="T2">20</text:span><text:span text:style-name="T2">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</text:span><text:span text:style-name="T2">8</text:span><text:span text:style-name="T2">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5" draw:text-style-name="P3" draw:layer="layout" svg:width="17.728cm" svg:height="0.424cm" svg:x="3.175cm" svg:y="2.677cm">
          <draw:text-box>
            <text:p text:style-name="P2"><text:span text:style-name="T2">Write a shell </text:span><text:span text:style-name="T8">function</text:span><text:span text:style-name="T2"> that will take two numbers </text:span><text:span text:style-name="T2">and determine if a is a multiple of b, then use </text:span></text:p>
          </draw:text-box>
        </draw:frame>
        <draw:frame draw:style-name="gr126" draw:text-style-name="P3" draw:layer="layout" svg:width="17.583cm" svg:height="0.424cm" svg:x="3.175cm" svg:y="3.249cm">
          <draw:text-box>
            <text:p text:style-name="P2"><text:span text:style-name="T2">t</text:span><text:span text:style-name="T2">h</text:span><text:span text:style-name="T2">a</text:span><text:span text:style-name="T2">t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n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 </text:span><text:span text:style-name="T2">i</text:span><text:span text:style-name="T2">f</text:span><text:span text:style-name="T2"> </text:span><text:span text:style-name="T2">a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8">a</text:span><text:span text:style-name="T2"> </text:span><text:span text:style-name="T2">i</text:span><text:span text:style-name="T2">s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 </text:span><text:span text:style-name="T2">f</text:span><text:span text:style-name="T2">o</text:span><text:span text:style-name="T2">r</text:span><text:span text:style-name="T2"> </text:span></text:p>
          </draw:text-box>
        </draw:frame>
        <draw:frame draw:style-name="gr127" draw:text-style-name="P3" draw:layer="layout" svg:width="9.366cm" svg:height="0.424cm" svg:x="3.175cm" svg:y="3.82cm">
          <draw:text-box>
            <text:p text:style-name="P2"><text:span text:style-name="T2">lo</text:span><text:span text:style-name="T2">o</text:span><text:span text:style-name="T2">p </text:span><text:span text:style-name="T2">to </text:span><text:span text:style-name="T2">di</text:span><text:span text:style-name="T2">sp</text:span><text:span text:style-name="T2">la</text:span><text:span text:style-name="T2">y </text:span><text:span text:style-name="T2">pr</text:span><text:span text:style-name="T2">i</text:span><text:span text:style-name="T2">m</text:span><text:span text:style-name="T2">e </text:span><text:span text:style-name="T2">n</text:span><text:span text:style-name="T2">u</text:span><text:span text:style-name="T2">m</text:span><text:span text:style-name="T2">be</text:span><text:span text:style-name="T2">rs </text:span><text:span text:style-name="T2">be</text:span><text:span text:style-name="T2">t</text:span><text:span text:style-name="T2">w</text:span><text:span text:style-name="T2">ee</text:span><text:span text:style-name="T2">n </text:span><text:span text:style-name="T2">2 </text:span><text:span text:style-name="T2">a</text:span><text:span text:style-name="T2">n</text:span><text:span text:style-name="T2">d </text:span><text:span text:style-name="T2">31</text:span><text:span text:style-name="T2">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6.673cm">
          <draw:text-box>
            <text:p text:style-name="P2"><text:span text:style-name="T2"><text:s/></text:span></text:p>
          </draw:text-box>
        </draw:frame>
        <draw:frame draw:style-name="gr128" draw:text-style-name="P10" draw:layer="layout" svg:width="4.853cm" svg:height="21.841cm" svg:x="13.584cm" svg:y="3.843cm">
          <draw:text-box>
            <text:p><text:span text:style-name="T7">#!/bin/sh</text:span></text:p>
            <text:p><text:span text:style-name="T7">is_mult_of () {</text:span></text:p>
            <text:p><text:span text:style-name="T7"><text:s text:c="4"/></text:span><text:span text:style-name="T7">if (( $1 % $2 == 0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>is_prime () {</text:span></text:p>
            <text:p><text:span text:style-name="T7"><text:s text:c="4"/></text:span><text:span text:style-name="T7">if is_mult_of $1 $2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/></text:p>
            <text:p><text:span text:style-name="T7">for i in {2..31}</text:span></text:p>
            <text:p><text:span text:style-name="T7">do</text:span></text:p>
            <text:p><text:span text:style-name="T7"><text:s text:c="4"/></text:span><text:span text:style-name="T7">if (( $i == 2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echo $i</text:span></text:p>
            <text:p><text:span text:style-name="T7"><text:s text:c="8"/></text:span><text:span text:style-name="T7">continue</text:span></text:p>
            <text:p><text:span text:style-name="T7"><text:s text:c="4"/></text:span><text:span text:style-name="T7">fi</text:span></text:p>
            <text:p><text:span text:style-name="T7"><text:s text:c="4"/></text:span><text:span text:style-name="T7">j=$(( i - 1 ))</text:span></text:p>
            <text:p><text:span text:style-name="T7"><text:s text:c="4"/></text:span><text:span text:style-name="T7">while (( j &gt;= 2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if ! is_prime $i $j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break</text:span></text:p>
            <text:p><text:span text:style-name="T7"><text:s text:c="8"/></text:span><text:span text:style-name="T7">fi</text:span></text:p>
            <text:p><text:span text:style-name="T7"><text:s text:c="8"/></text:span><text:span text:style-name="T7">if (( $j == 2 ))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echo $i</text:span></text:p>
            <text:p><text:span text:style-name="T7"><text:s text:c="8"/></text:span><text:span text:style-name="T7">fi</text:span></text:p>
            <text:p><text:span text:style-name="T7"><text:s text:c="8"/></text:span><text:span text:style-name="T7">j=$(( j - 1 ))</text:span></text:p>
            <text:p><text:span text:style-name="T7"><text:s text:c="4"/></text:span><text:span text:style-name="T7">done</text:span></text:p>
            <text:p><text:span text:style-name="T7">done</text:span></text:p>
            <text:p><text:span text:style-name="T7"/></text:p>
          </draw:text-box>
        </draw:frame>
      </draw:page>
      <draw:page draw:name="page8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</text:span><text:span text:style-name="T1">i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</text:span><text:span text:style-name="T1">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8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</text:span><text:span text:style-name="T2">9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9" draw:text-style-name="P3" draw:layer="layout" svg:width="17.312cm" svg:height="0.424cm" svg:x="3.175cm" svg:y="2.677cm">
          <draw:text-box>
            <text:p text:style-name="P2"><text:span text:style-name="T2">L</text:span><text:span text:style-name="T2">o</text:span><text:span text:style-name="T2">o</text:span><text:span text:style-name="T2">p </text:span><text:span text:style-name="T2">o</text:span><text:span text:style-name="T2">v</text:span><text:span text:style-name="T2">e</text:span><text:span text:style-name="T2">r </text:span><text:span text:style-name="T2">al</text:span><text:span text:style-name="T2">l </text:span><text:span text:style-name="T2">o</text:span><text:span text:style-name="T2">f </text:span><text:span text:style-name="T2">t</text:span><text:span text:style-name="T2">h</text:span><text:span text:style-name="T2">e </text:span><text:span text:style-name="T2">fi</text:span><text:span text:style-name="T2">le</text:span><text:span text:style-name="T2">s </text:span><text:span text:style-name="T2">i</text:span><text:span text:style-name="T2">n </text:span><text:span text:style-name="T2">a </text:span><text:span text:style-name="T2">d</text:span><text:span text:style-name="T2">ir</text:span><text:span text:style-name="T2">e</text:span><text:span text:style-name="T2">ct</text:span><text:span text:style-name="T2">o</text:span><text:span text:style-name="T2">r</text:span><text:span text:style-name="T2">y </text:span><text:span text:style-name="T2">a</text:span><text:span text:style-name="T2">n</text:span><text:span text:style-name="T2">d </text:span><text:span text:style-name="T2">if </text:span><text:span text:style-name="T2">t</text:span><text:span text:style-name="T2">h</text:span><text:span text:style-name="T2">e </text:span><text:span text:style-name="T2">fi</text:span><text:span text:style-name="T2">le </text:span><text:span text:style-name="T2">c</text:span><text:span text:style-name="T2">o</text:span><text:span text:style-name="T2">n</text:span><text:span text:style-name="T2">t</text:span><text:span text:style-name="T2">ai</text:span><text:span text:style-name="T2">n</text:span><text:span text:style-name="T2">s </text:span><text:span text:style-name="T2">t</text:span><text:span text:style-name="T2">h</text:span><text:span text:style-name="T2">e </text:span><text:span text:style-name="T2">te</text:span><text:span text:style-name="T2">x</text:span><text:span text:style-name="T2">t </text:span><text:span text:style-name="T2">“</text:span><text:span text:style-name="T2">b</text:span><text:span text:style-name="T2">o</text:span><text:span text:style-name="T2">b</text:span><text:span text:style-name="T2">”, </text:span><text:span text:style-name="T2">a</text:span><text:span text:style-name="T2">d</text:span><text:span text:style-name="T2">d </text:span><text:span text:style-name="T2">it </text:span><text:span text:style-name="T2">t</text:span><text:span text:style-name="T2">o </text:span><text:span text:style-name="T2">a </text:span><text:span text:style-name="T2">s</text:span><text:span text:style-name="T2">h</text:span><text:span text:style-name="T2">el</text:span><text:span text:style-name="T2">l </text:span></text:p>
          </draw:text-box>
        </draw:frame>
        <draw:frame draw:style-name="gr130" draw:text-style-name="P3" draw:layer="layout" svg:width="17.714cm" svg:height="0.424cm" svg:x="3.175cm" svg:y="3.249cm">
          <draw:text-box>
            <text:p text:style-name="P2"><text:span text:style-name="T2">v</text:span><text:span text:style-name="T2">a</text:span><text:span text:style-name="T2">ri</text:span><text:span text:style-name="T2">a</text:span><text:span text:style-name="T2">bl</text:span><text:span text:style-name="T2">e. </text:span><text:span text:style-name="T2"><text:s/></text:span><text:span text:style-name="T2">A</text:span><text:span text:style-name="T2">ft</text:span><text:span text:style-name="T2">e</text:span><text:span text:style-name="T2">r </text:span><text:span text:style-name="T2">p</text:span><text:span text:style-name="T2">r</text:span><text:span text:style-name="T2">o</text:span><text:span text:style-name="T2">c</text:span><text:span text:style-name="T2">e</text:span><text:span text:style-name="T2">ss</text:span><text:span text:style-name="T2">i</text:span><text:span text:style-name="T2">n</text:span><text:span text:style-name="T2">g </text:span><text:span text:style-name="T2">al</text:span><text:span text:style-name="T2">l </text:span><text:span text:style-name="T2">fi</text:span><text:span text:style-name="T2">le</text:span><text:span text:style-name="T2">s, </text:span><text:span text:style-name="T2">d</text:span><text:span text:style-name="T2">is</text:span><text:span text:style-name="T2">p</text:span><text:span text:style-name="T2">la</text:span><text:span text:style-name="T2">y </text:span><text:span text:style-name="T2">t</text:span><text:span text:style-name="T2">h</text:span><text:span text:style-name="T2">e </text:span><text:span text:style-name="T2">fi</text:span><text:span text:style-name="T2">n</text:span><text:span text:style-name="T2">al </text:span><text:span text:style-name="T2">li</text:span><text:span text:style-name="T2">st </text:span><text:span text:style-name="T2">o</text:span><text:span text:style-name="T2">f </text:span><text:span text:style-name="T2">fi</text:span><text:span text:style-name="T2">le</text:span><text:span text:style-name="T2">s, </text:span><text:span text:style-name="T2">al</text:span><text:span text:style-name="T2">l </text:span><text:span text:style-name="T2">o</text:span><text:span text:style-name="T2">n </text:span><text:span text:style-name="T2">o</text:span><text:span text:style-name="T2">n</text:span><text:span text:style-name="T2">e </text:span><text:span text:style-name="T2">li</text:span><text:span text:style-name="T2">n</text:span><text:span text:style-name="T2">e. </text:span><text:span text:style-name="T2"><text:s/></text:span><text:span text:style-name="T2">T</text:span><text:span text:style-name="T2">h</text:span><text:span text:style-name="T2">e </text:span><text:span text:style-name="T2">s</text:span><text:span text:style-name="T2">h</text:span><text:span text:style-name="T2">el</text:span><text:span text:style-name="T2">l </text:span><text:span text:style-name="T2">s</text:span><text:span text:style-name="T2">c</text:span><text:span text:style-name="T2">ri</text:span><text:span text:style-name="T2">p</text:span><text:span text:style-name="T2">t </text:span></text:p>
          </draw:text-box>
        </draw:frame>
        <draw:frame draw:style-name="gr131" draw:text-style-name="P3" draw:layer="layout" svg:width="6.229cm" svg:height="0.424cm" svg:x="3.175cm" svg:y="3.82cm">
          <draw:text-box>
            <text:p text:style-name="P2"><text:span text:style-name="T2">s</text:span><text:span text:style-name="T2">h</text:span><text:span text:style-name="T2">o</text:span><text:span text:style-name="T2">u</text:span><text:span text:style-name="T2">l</text:span><text:span text:style-name="T2">d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 </text:span><text:span text:style-name="T2">n</text:span><text:span text:style-name="T2">o </text:span><text:span text:style-name="T2">o</text:span><text:span text:style-name="T2">t</text:span><text:span text:style-name="T2">h</text:span><text:span text:style-name="T2">e</text:span><text:span text:style-name="T2">r </text:span><text:span text:style-name="T2">o</text:span><text:span text:style-name="T2">u</text:span><text:span text:style-name="T2">t</text:span><text:span text:style-name="T2">p</text:span><text:span text:style-name="T2">u</text:span><text:span text:style-name="T2">t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1.245cm">
          <draw:text-box>
            <text:p text:style-name="P2"><text:span text:style-name="T2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</text:span><text:span text:style-name="T1">i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</text:span><text:span text:style-name="T1">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9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</text:span><text:span text:style-name="T2">0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2" draw:text-style-name="P3" draw:layer="layout" svg:width="17.393cm" svg:height="0.424cm" svg:x="3.175cm" svg:y="2.677cm">
          <draw:text-box>
            <text:p text:style-name="P2"><text:span text:style-name="T2">C</text:span><text:span text:style-name="T2">o</text:span><text:span text:style-name="T2">n</text:span><text:span text:style-name="T2">s</text:span><text:span text:style-name="T2">u</text:span><text:span text:style-name="T2">lt </text:span><text:span text:style-name="T2">a </text:span><text:span text:style-name="T2">m</text:span><text:span text:style-name="T2">a</text:span><text:span text:style-name="T2">n</text:span><text:span text:style-name="T2">u</text:span><text:span text:style-name="T2">al </text:span><text:span text:style-name="T2">o</text:span><text:span text:style-name="T2">n </text:span><text:span text:style-name="T2">t</text:span><text:span text:style-name="T2">h</text:span><text:span text:style-name="T2">e </text:span><text:span text:style-name="T2">“</text:span><text:span text:style-name="T2">te</text:span><text:span text:style-name="T2">st</text:span><text:span text:style-name="T2">”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a</text:span><text:span text:style-name="T2">n</text:span><text:span text:style-name="T2">d </text:span><text:span text:style-name="T2">t</text:span><text:span text:style-name="T2">h</text:span><text:span text:style-name="T2">e</text:span><text:span text:style-name="T2">n </text:span><text:span text:style-name="T2">w</text:span><text:span text:style-name="T2">ri</text:span><text:span text:style-name="T2">te </text:span><text:span text:style-name="T2">a </text:span><text:span text:style-name="T2">b</text:span><text:span text:style-name="T2">a</text:span><text:span text:style-name="T2">s</text:span><text:span text:style-name="T2">h </text:span><text:span text:style-name="T2">s</text:span><text:span text:style-name="T2">h</text:span><text:span text:style-name="T2">el</text:span><text:span text:style-name="T2">l </text:span><text:span text:style-name="T2">f</text:span><text:span text:style-name="T2">u</text:span><text:span text:style-name="T2">n</text:span><text:span text:style-name="T2">ct</text:span><text:span text:style-name="T2">io</text:span><text:span text:style-name="T2">n </text:span><text:span text:style-name="T2">t</text:span><text:span text:style-name="T2">h</text:span><text:span text:style-name="T2">a</text:span><text:span text:style-name="T2">t </text:span><text:span text:style-name="T2">w</text:span><text:span text:style-name="T2">ill </text:span><text:span text:style-name="T2">lo</text:span><text:span text:style-name="T2">o</text:span><text:span text:style-name="T2">p </text:span></text:p>
          </draw:text-box>
        </draw:frame>
        <draw:frame draw:style-name="gr133" draw:text-style-name="P3" draw:layer="layout" svg:width="17.727cm" svg:height="0.424cm" svg:x="3.175cm" svg:y="3.249cm">
          <draw:text-box>
            <text:p text:style-name="P2"><text:span text:style-name="T2">o</text:span><text:span text:style-name="T2">v</text:span><text:span text:style-name="T2">e</text:span><text:span text:style-name="T2">r </text:span><text:span text:style-name="T2">al</text:span><text:span text:style-name="T2">l </text:span><text:span text:style-name="T2">fi</text:span><text:span text:style-name="T2">le</text:span><text:span text:style-name="T2">s </text:span><text:span text:style-name="T2">i</text:span><text:span text:style-name="T2">n </text:span><text:span text:style-name="T2">a </text:span><text:span text:style-name="T2">d</text:span><text:span text:style-name="T2">ir</text:span><text:span text:style-name="T2">e</text:span><text:span text:style-name="T2">ct</text:span><text:span text:style-name="T2">o</text:span><text:span text:style-name="T2">r</text:span><text:span text:style-name="T2">y </text:span><text:span text:style-name="T2">w</text:span><text:span text:style-name="T2">h</text:span><text:span text:style-name="T2">o</text:span><text:span text:style-name="T2">s</text:span><text:span text:style-name="T2">e </text:span><text:span text:style-name="T2">n</text:span><text:span text:style-name="T2">a</text:span><text:span text:style-name="T2">m</text:span><text:span text:style-name="T2">e</text:span><text:span text:style-name="T2">d </text:span><text:span text:style-name="T2">e</text:span><text:span text:style-name="T2">n</text:span><text:span text:style-name="T2">d</text:span><text:span text:style-name="T2">s </text:span><text:span text:style-name="T2">i</text:span><text:span text:style-name="T2">n </text:span><text:span text:style-name="T2">“.</text:span><text:span text:style-name="T2">c</text:span><text:span text:style-name="T2">”. </text:span><text:span text:style-name="T2"><text:s/></text:span><text:span text:style-name="T2">F</text:span><text:span text:style-name="T2">o</text:span><text:span text:style-name="T2">r </text:span><text:span text:style-name="T2">e</text:span><text:span text:style-name="T2">a</text:span><text:span text:style-name="T2">c</text:span><text:span text:style-name="T2">h </text:span><text:span text:style-name="T2">C </text:span><text:span text:style-name="T2">fi</text:span><text:span text:style-name="T2">le</text:span><text:span text:style-name="T2">, </text:span><text:span text:style-name="T2">u</text:span><text:span text:style-name="T2">s</text:span><text:span text:style-name="T2">e </text:span><text:span text:style-name="T2">t</text:span><text:span text:style-name="T2">h</text:span><text:span text:style-name="T2">e </text:span><text:span text:style-name="T2">te</text:span><text:span text:style-name="T2">st </text:span><text:span text:style-name="T2">u</text:span><text:span text:style-name="T2">ti</text:span><text:span text:style-name="T2">li</text:span><text:span text:style-name="T2">t</text:span><text:span text:style-name="T2">y </text:span><text:span text:style-name="T2">t</text:span><text:span text:style-name="T2">o </text:span><text:span text:style-name="T2">s</text:span><text:span text:style-name="T2">e</text:span><text:span text:style-name="T2">e </text:span></text:p>
          </draw:text-box>
        </draw:frame>
        <draw:frame draw:style-name="gr134" draw:text-style-name="P3" draw:layer="layout" svg:width="17.401cm" svg:height="0.424cm" svg:x="3.175cm" svg:y="3.82cm">
          <draw:text-box>
            <text:p text:style-name="P2"><text:span text:style-name="T2">if </text:span><text:span text:style-name="T2">t</text:span><text:span text:style-name="T2">h</text:span><text:span text:style-name="T2">e</text:span><text:span text:style-name="T2">r</text:span><text:span text:style-name="T2">e </text:span><text:span text:style-name="T2">is </text:span><text:span text:style-name="T2">a </text:span><text:span text:style-name="T2">m</text:span><text:span text:style-name="T2">a</text:span><text:span text:style-name="T2">tc</text:span><text:span text:style-name="T2">h</text:span><text:span text:style-name="T2">i</text:span><text:span text:style-name="T2">n</text:span><text:span text:style-name="T2">g </text:span><text:span text:style-name="T2">“.</text:span><text:span text:style-name="T2">o</text:span><text:span text:style-name="T2">” </text:span><text:span text:style-name="T2">fi</text:span><text:span text:style-name="T2">le</text:span><text:span text:style-name="T2">, </text:span><text:span text:style-name="T2">if </text:span><text:span text:style-name="T2">t</text:span><text:span text:style-name="T2">h</text:span><text:span text:style-name="T2">e</text:span><text:span text:style-name="T2">r</text:span><text:span text:style-name="T2">e </text:span><text:span text:style-name="T2">is</text:span><text:span text:style-name="T2">, </text:span><text:span text:style-name="T2">lo</text:span><text:span text:style-name="T2">o</text:span><text:span text:style-name="T2">k </text:span><text:span text:style-name="T2">t</text:span><text:span text:style-name="T2">o </text:span><text:span text:style-name="T2">s</text:span><text:span text:style-name="T2">e</text:span><text:span text:style-name="T2">e </text:span><text:span text:style-name="T2">if </text:span><text:span text:style-name="T2">t</text:span><text:span text:style-name="T2">h</text:span><text:span text:style-name="T2">e </text:span><text:span text:style-name="T2">.c </text:span><text:span text:style-name="T2">fi</text:span><text:span text:style-name="T2">le </text:span><text:span text:style-name="T2">is </text:span><text:span text:style-name="T2">n</text:span><text:span text:style-name="T2">e</text:span><text:span text:style-name="T2">w</text:span><text:span text:style-name="T2">e</text:span><text:span text:style-name="T2">r </text:span><text:span text:style-name="T2">t</text:span><text:span text:style-name="T2">h</text:span><text:span text:style-name="T2">a</text:span><text:span text:style-name="T2">n </text:span><text:span text:style-name="T2">t</text:span><text:span text:style-name="T2">h</text:span><text:span text:style-name="T2">e </text:span><text:span text:style-name="T2">.o</text:span><text:span text:style-name="T2">. <text:s/></text:span><text:span text:style-name="T2">If </text:span><text:span text:style-name="T2">t</text:span><text:span text:style-name="T2">h</text:span><text:span text:style-name="T2">e </text:span><text:span text:style-name="T2">.o </text:span></text:p>
          </draw:text-box>
        </draw:frame>
        <draw:frame draw:style-name="gr135" draw:text-style-name="P3" draw:layer="layout" svg:width="17.177cm" svg:height="0.424cm" svg:x="3.175cm" svg:y="4.392cm">
          <draw:text-box>
            <text:p text:style-name="P2"><text:span text:style-name="T2">d</text:span><text:span text:style-name="T2">o</text:span><text:span text:style-name="T2">e</text:span><text:span text:style-name="T2">s</text:span><text:span text:style-name="T2">n</text:span><text:span text:style-name="T2">’t </text:span><text:span text:style-name="T2">e</text:span><text:span text:style-name="T2">xi</text:span><text:span text:style-name="T2">st </text:span><text:span text:style-name="T2">o</text:span><text:span text:style-name="T2">r </text:span><text:span text:style-name="T2">t</text:span><text:span text:style-name="T2">h</text:span><text:span text:style-name="T2">e </text:span><text:span text:style-name="T2">.c </text:span><text:span text:style-name="T2">fi</text:span><text:span text:style-name="T2">le </text:span><text:span text:style-name="T2">is </text:span><text:span text:style-name="T2">n</text:span><text:span text:style-name="T2">e</text:span><text:span text:style-name="T2">w</text:span><text:span text:style-name="T2">e</text:span><text:span text:style-name="T2">r, </text:span><text:span text:style-name="T2">t</text:span><text:span text:style-name="T2">h</text:span><text:span text:style-name="T2">e</text:span><text:span text:style-name="T2">n </text:span><text:span text:style-name="T2">c</text:span><text:span text:style-name="T2">o</text:span><text:span text:style-name="T2">m</text:span><text:span text:style-name="T2">p</text:span><text:span text:style-name="T2">il</text:span><text:span text:style-name="T2">e </text:span><text:span text:style-name="T2">t</text:span><text:span text:style-name="T2">h</text:span><text:span text:style-name="T2">e </text:span><text:span text:style-name="T2">.c </text:span><text:span text:style-name="T2">fi</text:span><text:span text:style-name="T2">le </text:span><text:span text:style-name="T2">i</text:span><text:span text:style-name="T2">n</text:span><text:span text:style-name="T2">t</text:span><text:span text:style-name="T2">o </text:span><text:span text:style-name="T2">t</text:span><text:span text:style-name="T2">h</text:span><text:span text:style-name="T2">e </text:span><text:span text:style-name="T2">.o </text:span><text:span text:style-name="T2">fi</text:span><text:span text:style-name="T2">le</text:span><text:span text:style-name="T2">. <text:s/></text:span><text:span text:style-name="T2">If </text:span><text:span text:style-name="T2">t</text:span><text:span text:style-name="T2">h</text:span><text:span text:style-name="T2">e </text:span><text:span text:style-name="T2">c</text:span><text:span text:style-name="T2">o</text:span><text:span text:style-name="T2">m</text:span><text:span text:style-name="T2">p</text:span><text:span text:style-name="T2">il</text:span><text:span text:style-name="T2">a</text:span><text:span text:style-name="T2">ti</text:span><text:span text:style-name="T2">o</text:span><text:span text:style-name="T2">n </text:span></text:p>
          </draw:text-box>
        </draw:frame>
        <draw:frame draw:style-name="gr136" draw:text-style-name="P3" draw:layer="layout" svg:width="17.917cm" svg:height="0.424cm" svg:x="3.175cm" svg:y="4.963cm">
          <draw:text-box>
            <text:p text:style-name="P2"><text:span text:style-name="T2">b</text:span><text:span text:style-name="T2">r</text:span><text:span text:style-name="T2">e</text:span><text:span text:style-name="T2">a</text:span><text:span text:style-name="T2">k</text:span><text:span text:style-name="T2">s, </text:span><text:span text:style-name="T2">a</text:span><text:span text:style-name="T2">b</text:span><text:span text:style-name="T2">o</text:span><text:span text:style-name="T2">rt </text:span><text:span text:style-name="T2">t</text:span><text:span text:style-name="T2">h</text:span><text:span text:style-name="T2">e </text:span><text:span text:style-name="T2">s</text:span><text:span text:style-name="T2">h</text:span><text:span text:style-name="T2">el</text:span><text:span text:style-name="T2">l </text:span><text:span text:style-name="T2">s</text:span><text:span text:style-name="T2">c</text:span><text:span text:style-name="T2">ri</text:span><text:span text:style-name="T2">p</text:span><text:span text:style-name="T2">t. </text:span><text:span text:style-name="T2"><text:s/></text:span><text:span text:style-name="T2">Fi</text:span><text:span text:style-name="T2">n</text:span><text:span text:style-name="T2">al</text:span><text:span text:style-name="T2">ly</text:span><text:span text:style-name="T2">, </text:span><text:span text:style-name="T2">lo</text:span><text:span text:style-name="T2">o</text:span><text:span text:style-name="T2">k </text:span><text:span text:style-name="T2">t</text:span><text:span text:style-name="T2">o </text:span><text:span text:style-name="T2">s</text:span><text:span text:style-name="T2">e</text:span><text:span text:style-name="T2">e </text:span><text:span text:style-name="T2">if </text:span><text:span text:style-name="T2">al</text:span><text:span text:style-name="T2">l </text:span><text:span text:style-name="T2">t</text:span><text:span text:style-name="T2">h</text:span><text:span text:style-name="T2">e </text:span><text:span text:style-name="T2">.o </text:span><text:span text:style-name="T2">fi</text:span><text:span text:style-name="T2">le</text:span><text:span text:style-name="T2">s </text:span><text:span text:style-name="T2">a</text:span><text:span text:style-name="T2">r</text:span><text:span text:style-name="T2">e </text:span><text:span text:style-name="T2">n</text:span><text:span text:style-name="T2">e</text:span><text:span text:style-name="T2">w</text:span><text:span text:style-name="T2">e</text:span><text:span text:style-name="T2">r </text:span><text:span text:style-name="T2">t</text:span><text:span text:style-name="T2">h</text:span><text:span text:style-name="T2">a</text:span><text:span text:style-name="T2">n </text:span><text:span text:style-name="T2">t</text:span><text:span text:style-name="T2">h</text:span><text:span text:style-name="T2">e </text:span><text:span text:style-name="T2">n</text:span><text:span text:style-name="T2">a</text:span><text:span text:style-name="T2">m</text:span><text:span text:style-name="T2">e </text:span><text:span text:style-name="T2">o</text:span><text:span text:style-name="T2">f </text:span><text:span text:style-name="T2">a</text:span><text:span text:style-name="T2">n </text:span></text:p>
          </draw:text-box>
        </draw:frame>
        <draw:frame draw:style-name="gr137" draw:text-style-name="P3" draw:layer="layout" svg:width="17.651cm" svg:height="0.424cm" svg:x="3.175cm" svg:y="5.53cm">
          <draw:text-box>
            <text:p text:style-name="P2"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l</text:span><text:span text:style-name="T2">e </text:span><text:span text:style-name="T2">gi</text:span><text:span text:style-name="T2">v</text:span><text:span text:style-name="T2">e</text:span><text:span text:style-name="T2">n </text:span><text:span text:style-name="T2">o</text:span><text:span text:style-name="T2">n </text:span><text:span text:style-name="T2">t</text:span><text:span text:style-name="T2">h</text:span><text:span text:style-name="T2">e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li</text:span><text:span text:style-name="T2">n</text:span><text:span text:style-name="T2">e. </text:span><text:span text:style-name="T2"><text:s/></text:span><text:span text:style-name="T2">If </text:span><text:span text:style-name="T2">t</text:span><text:span text:style-name="T2">h</text:span><text:span text:style-name="T2">e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l</text:span><text:span text:style-name="T2">e </text:span><text:span text:style-name="T2">is </text:span><text:span text:style-name="T2">n</text:span><text:span text:style-name="T2">o</text:span><text:span text:style-name="T2">t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, </text:span><text:span text:style-name="T2">is </text:span><text:span text:style-name="T2">n</text:span><text:span text:style-name="T2">o</text:span><text:span text:style-name="T2">t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l</text:span><text:span text:style-name="T2">e, </text:span><text:span text:style-name="T2">o</text:span><text:span text:style-name="T2">r </text:span><text:span text:style-name="T2">is </text:span></text:p>
          </draw:text-box>
        </draw:frame>
        <draw:frame draw:style-name="gr138" draw:text-style-name="P3" draw:layer="layout" svg:width="17.579cm" svg:height="0.424cm" svg:x="3.175cm" svg:y="6.102cm">
          <draw:text-box>
            <text:p text:style-name="P2"><text:span text:style-name="T2">ol</text:span><text:span text:style-name="T2">d</text:span><text:span text:style-name="T2">e</text:span><text:span text:style-name="T2">r </text:span><text:span text:style-name="T2">t</text:span><text:span text:style-name="T2">h</text:span><text:span text:style-name="T2">a</text:span><text:span text:style-name="T2">n </text:span><text:span text:style-name="T2">a</text:span><text:span text:style-name="T2">n</text:span><text:span text:style-name="T2">y </text:span><text:span text:style-name="T2">o</text:span><text:span text:style-name="T2">f </text:span><text:span text:style-name="T2">t</text:span><text:span text:style-name="T2">h</text:span><text:span text:style-name="T2">e </text:span><text:span text:style-name="T2">.o </text:span><text:span text:style-name="T2">fi</text:span><text:span text:style-name="T2">le</text:span><text:span text:style-name="T2">s, </text:span><text:span text:style-name="T2">r</text:span><text:span text:style-name="T2">e</text:span><text:span text:style-name="T2">c</text:span><text:span text:style-name="T2">o</text:span><text:span text:style-name="T2">m</text:span><text:span text:style-name="T2">p</text:span><text:span text:style-name="T2">il</text:span><text:span text:style-name="T2">e </text:span><text:span text:style-name="T2">t</text:span><text:span text:style-name="T2">h</text:span><text:span text:style-name="T2">e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l</text:span><text:span text:style-name="T2">e </text:span><text:span text:style-name="T2">u</text:span><text:span text:style-name="T2">si</text:span><text:span text:style-name="T2">n</text:span><text:span text:style-name="T2">g </text:span><text:span text:style-name="T2">al</text:span><text:span text:style-name="T2">l </text:span><text:span text:style-name="T2">o</text:span><text:span text:style-name="T2">f </text:span><text:span text:style-name="T2">t</text:span><text:span text:style-name="T2">h</text:span><text:span text:style-name="T2">e </text:span><text:span text:style-name="T2">.o </text:span><text:span text:style-name="T2">fi</text:span><text:span text:style-name="T2">le</text:span><text:span text:style-name="T2">s </text:span><text:span text:style-name="T2">i</text:span><text:span text:style-name="T2">n </text:span><text:span text:style-name="T2">t</text:span><text:span text:style-name="T2">h</text:span><text:span text:style-name="T2">e </text:span><text:span text:style-name="T2">d</text:span><text:span text:style-name="T2">ir</text:span><text:span text:style-name="T2">e</text:span><text:span text:style-name="T2">ct</text:span><text:span text:style-name="T2">o</text:span><text:span text:style-name="T2">r</text:span><text:span text:style-name="T2">y. </text:span><text:span text:style-name="T2"><text:s/></text:span></text:p>
          </draw:text-box>
        </draw:frame>
        <draw:frame draw:style-name="gr139" draw:text-style-name="P3" draw:layer="layout" svg:width="9.536cm" svg:height="0.424cm" svg:x="3.175cm" svg:y="6.673cm">
          <draw:text-box>
            <text:p text:style-name="P2"><text:span text:style-name="T8">H</text:span><text:span text:style-name="T8">in</text:span><text:span text:style-name="T8">t: </text:span><text:span text:style-name="T8">t</text:span><text:span text:style-name="T8">hi</text:span><text:span text:style-name="T8">s </text:span><text:span text:style-name="T8">o</text:span><text:span text:style-name="T8">n</text:span><text:span text:style-name="T8">e </text:span><text:span text:style-name="T8">m</text:span><text:span text:style-name="T8">ig</text:span><text:span text:style-name="T8">h</text:span><text:span text:style-name="T8">t </text:span><text:span text:style-name="T8">g</text:span><text:span text:style-name="T8">o </text:span><text:span text:style-name="T8">b</text:span><text:span text:style-name="T8">et</text:span><text:span text:style-name="T8">te</text:span><text:span text:style-name="T8">r </text:span><text:span text:style-name="T8">if </text:span><text:span text:style-name="T8">y</text:span><text:span text:style-name="T8">o</text:span><text:span text:style-name="T8">u </text:span><text:span text:style-name="T8">u</text:span><text:span text:style-name="T8">se </text:span><text:span text:style-name="T8">s</text:span><text:span text:style-name="T8">h</text:span><text:span text:style-name="T8">el</text:span><text:span text:style-name="T8">l </text:span><text:span text:style-name="T8">v</text:span><text:span text:style-name="T8">a</text:span><text:span text:style-name="T8">ri</text:span><text:span text:style-name="T8">a</text:span><text:span text:style-name="T8">bl</text:span><text:span text:style-name="T8">es</text:span><text:span text:style-name="T8">.</text:span><text:span text:style-name="T2"> 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7.816cm">
          <draw:text-box>
            <text:p text:style-name="P2"><text:span text:style-name="T2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</text:span><text:span text:style-name="T1">i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</text:span><text:span text:style-name="T1">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</text:span><text:span text:style-name="T2">0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</text:span><text:span text:style-name="T2">1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40" draw:text-style-name="P3" draw:layer="layout" svg:width="17.443cm" svg:height="0.424cm" svg:x="3.175cm" svg:y="2.677cm">
          <draw:text-box>
            <text:p text:style-name="P2"><text:span text:style-name="T2">P</text:span><text:span text:style-name="T2">e</text:span><text:span text:style-name="T2">rf</text:span><text:span text:style-name="T2">o</text:span><text:span text:style-name="T2">r</text:span><text:span text:style-name="T2">m</text:span><text:span text:style-name="T2"> </text:span><text:span text:style-name="T2">s</text:span><text:span text:style-name="T2">o</text:span><text:span text:style-name="T2">m</text:span><text:span text:style-name="T2">e </text:span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 </text:span><text:span text:style-name="T2">r</text:span><text:span text:style-name="T2">e</text:span><text:span text:style-name="T2">s</text:span><text:span text:style-name="T2">e</text:span><text:span text:style-name="T2">a</text:span><text:span text:style-name="T2">r</text:span><text:span text:style-name="T2">c</text:span><text:span text:style-name="T2">h </text:span><text:span text:style-name="T2">a</text:span><text:span text:style-name="T2">n</text:span><text:span text:style-name="T2">d </text:span><text:span text:style-name="T2">fi</text:span><text:span text:style-name="T2">n</text:span><text:span text:style-name="T2">d </text:span><text:span text:style-name="T2">o</text:span><text:span text:style-name="T2">u</text:span><text:span text:style-name="T2">t </text:span><text:span text:style-name="T2">t</text:span><text:span text:style-name="T2">h</text:span><text:span text:style-name="T2">e </text:span><text:span text:style-name="T2">n</text:span><text:span text:style-name="T2">a</text:span><text:span text:style-name="T2">m</text:span><text:span text:style-name="T2">e(</text:span><text:span text:style-name="T2">s) </text:span><text:span text:style-name="T2">o</text:span><text:span text:style-name="T2">f </text:span><text:span text:style-name="T2">t</text:span><text:span text:style-name="T2">h</text:span><text:span text:style-name="T2">e </text:span><text:span text:style-name="T2">s</text:span><text:span text:style-name="T2">h</text:span><text:span text:style-name="T2">el</text:span><text:span text:style-name="T2">l </text:span><text:span text:style-name="T2">s</text:span><text:span text:style-name="T2">c</text:span><text:span text:style-name="T2">ri</text:span><text:span text:style-name="T2">p</text:span><text:span text:style-name="T2">t </text:span><text:span text:style-name="T2">t</text:span><text:span text:style-name="T2">h</text:span><text:span text:style-name="T2">a</text:span><text:span text:style-name="T2">t </text:span><text:span text:style-name="T2">b</text:span><text:span text:style-name="T2">a</text:span><text:span text:style-name="T2">s</text:span><text:span text:style-name="T2">h </text:span><text:span text:style-name="T2">w</text:span><text:span text:style-name="T2">ill </text:span></text:p>
          </draw:text-box>
        </draw:frame>
        <draw:frame draw:style-name="gr141" draw:text-style-name="P3" draw:layer="layout" svg:width="16.461cm" svg:height="0.424cm" svg:x="3.175cm" svg:y="3.249cm">
          <draw:text-box>
            <text:p text:style-name="P2"><text:span text:style-name="T2">e</text:span><text:span text:style-name="T2">x</text:span><text:span text:style-name="T2">e</text:span><text:span text:style-name="T2">c</text:span><text:span text:style-name="T2">u</text:span><text:span text:style-name="T2">te </text:span><text:span text:style-name="T2">w</text:span><text:span text:style-name="T2">h</text:span><text:span text:style-name="T2">e</text:span><text:span text:style-name="T2">n </text:span><text:span text:style-name="T2">y</text:span><text:span text:style-name="T2">o</text:span><text:span text:style-name="T2">u </text:span><text:span text:style-name="T2">lo</text:span><text:span text:style-name="T2">g </text:span><text:span text:style-name="T2">i</text:span><text:span text:style-name="T2">n</text:span><text:span text:style-name="T2">, </text:span><text:span text:style-name="T2">a</text:span><text:span text:style-name="T2">n</text:span><text:span text:style-name="T2">d </text:span><text:span text:style-name="T2">w</text:span><text:span text:style-name="T2">h</text:span><text:span text:style-name="T2">e</text:span><text:span text:style-name="T2">n </text:span><text:span text:style-name="T2">y</text:span><text:span text:style-name="T2">o</text:span><text:span text:style-name="T2">u </text:span><text:span text:style-name="T2">lo</text:span><text:span text:style-name="T2">g </text:span><text:span text:style-name="T2">o</text:span><text:span text:style-name="T2">u</text:span><text:span text:style-name="T2">t. </text:span><text:span text:style-name="T2"><text:s/></text:span><text:span text:style-name="T2">M</text:span><text:span text:style-name="T2">o</text:span><text:span text:style-name="T2">d</text:span><text:span text:style-name="T2">if</text:span><text:span text:style-name="T2">y </text:span><text:span text:style-name="T2">t</text:span><text:span text:style-name="T2">h</text:span><text:span text:style-name="T2">e </text:span><text:span text:style-name="T2">s</text:span><text:span text:style-name="T2">h</text:span><text:span text:style-name="T2">el</text:span><text:span text:style-name="T2">l </text:span><text:span text:style-name="T2">s</text:span><text:span text:style-name="T2">c</text:span><text:span text:style-name="T2">ri</text:span><text:span text:style-name="T2">p</text:span><text:span text:style-name="T2">t </text:span><text:span text:style-name="T2">t</text:span><text:span text:style-name="T2">o </text:span><text:span text:style-name="T2">c</text:span><text:span text:style-name="T2">h</text:span><text:span text:style-name="T2">a</text:span><text:span text:style-name="T2">n</text:span><text:span text:style-name="T2">g</text:span><text:span text:style-name="T2">e </text:span><text:span text:style-name="T2">y</text:span><text:span text:style-name="T2">o</text:span><text:span text:style-name="T2">u</text:span><text:span text:style-name="T2">r </text:span></text:p>
          </draw:text-box>
        </draw:frame>
        <draw:frame draw:style-name="gr112" draw:text-style-name="P3" draw:layer="layout" svg:width="17.486cm" svg:height="0.424cm" svg:x="3.175cm" svg:y="3.82cm">
          <draw:text-box>
            <text:p text:style-name="P2"><text:span text:style-name="T2">p</text:span><text:span text:style-name="T2">r</text:span><text:span text:style-name="T2">o</text:span><text:span text:style-name="T2">m</text:span><text:span text:style-name="T2">p</text:span><text:span text:style-name="T2">t </text:span><text:span text:style-name="T2">t</text:span><text:span text:style-name="T2">o </text:span><text:span text:style-name="T2">s</text:span><text:span text:style-name="T2">o</text:span><text:span text:style-name="T2">m</text:span><text:span text:style-name="T2">et</text:span><text:span text:style-name="T2">h</text:span><text:span text:style-name="T2">i</text:span><text:span text:style-name="T2">n</text:span><text:span text:style-name="T2">g </text:span><text:span text:style-name="T2">f</text:span><text:span text:style-name="T2">u</text:span><text:span text:style-name="T2">n </text:span><text:span text:style-name="T2">(</text:span><text:span text:style-name="T2">y</text:span><text:span text:style-name="T2">o</text:span><text:span text:style-name="T2">u</text:span><text:span text:style-name="T2">r </text:span><text:span text:style-name="T2">c</text:span><text:span text:style-name="T2">h</text:span><text:span text:style-name="T2">oi</text:span><text:span text:style-name="T2">c</text:span><text:span text:style-name="T2">e)</text:span><text:span text:style-name="T2">, </text:span><text:span text:style-name="T2">m</text:span><text:span text:style-name="T2">o</text:span><text:span text:style-name="T2">d</text:span><text:span text:style-name="T2">if</text:span><text:span text:style-name="T2">y </text:span><text:span text:style-name="T2">t</text:span><text:span text:style-name="T2">h</text:span><text:span text:style-name="T2">e </text:span><text:span text:style-name="T2">p</text:span><text:span text:style-name="T2">a</text:span><text:span text:style-name="T2">t</text:span><text:span text:style-name="T2">h </text:span><text:span text:style-name="T2">t</text:span><text:span text:style-name="T2">o </text:span><text:span text:style-name="T2">i</text:span><text:span text:style-name="T2">n</text:span><text:span text:style-name="T2">cl</text:span><text:span text:style-name="T2">u</text:span><text:span text:style-name="T2">d</text:span><text:span text:style-name="T2">e </text:span><text:span text:style-name="T2">y</text:span><text:span text:style-name="T2">o</text:span><text:span text:style-name="T2">u</text:span><text:span text:style-name="T2">r </text:span><text:span text:style-name="T2">o</text:span><text:span text:style-name="T2">w</text:span><text:span text:style-name="T2">n </text:span><text:span text:style-name="T2">p</text:span><text:span text:style-name="T2">e</text:span><text:span text:style-name="T2">rs</text:span><text:span text:style-name="T2">o</text:span><text:span text:style-name="T2">n</text:span><text:span text:style-name="T2">al </text:span><text:span text:style-name="T2">bi</text:span><text:span text:style-name="T2">n </text:span><text:span text:style-name="T2">d</text:span><text:span text:style-name="T2">i-</text:span></text:p>
          </draw:text-box>
        </draw:frame>
        <draw:frame draw:style-name="gr142" draw:text-style-name="P3" draw:layer="layout" svg:width="10.861cm" svg:height="0.424cm" svg:x="3.175cm" svg:y="4.392cm">
          <draw:text-box>
            <text:p text:style-name="P2"><text:span text:style-name="T2">r</text:span><text:span text:style-name="T2">e</text:span><text:span text:style-name="T2">ct</text:span><text:span text:style-name="T2">o</text:span><text:span text:style-name="T2">r</text:span><text:span text:style-name="T2">y, </text:span><text:span text:style-name="T2">a</text:span><text:span text:style-name="T2">n</text:span><text:span text:style-name="T2">d </text:span><text:span text:style-name="T2">c</text:span><text:span text:style-name="T2">r</text:span><text:span text:style-name="T2">e</text:span><text:span text:style-name="T2">a</text:span><text:span text:style-name="T2">te </text:span><text:span text:style-name="T2">a</text:span><text:span text:style-name="T2">n </text:span><text:span text:style-name="T2">al</text:span><text:span text:style-name="T2">ia</text:span><text:span text:style-name="T2">s </text:span><text:span text:style-name="T2">f</text:span><text:span text:style-name="T2">o</text:span><text:span text:style-name="T2">r </text:span><text:span text:style-name="T2">t</text:span><text:span text:style-name="T2">h</text:span><text:span text:style-name="T2">e </text:span><text:span text:style-name="T2">vi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t</text:span><text:span text:style-name="T2">o </text:span><text:span text:style-name="T2">b</text:span><text:span text:style-name="T2">e </text:span><text:span text:style-name="T2">e</text:span><text:span text:style-name="T2">d</text:span><text:span text:style-name="T2">it</text:span><text:span text:style-name="T2">.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2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7.126cm">
          <draw:text-box>
            <text:p text:style-name="P2"><text:span text:style-name="T3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</text:span><text:span text:style-name="T1">i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</text:span><text:span text:style-name="T1">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 </text:span><text:span text:style-name="T2">–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n</text:span><text:span text:style-name="T2">g </text:span><text:span text:style-name="T2">S</text:span><text:span text:style-name="T2">y</text:span><text:span text:style-name="T2">st</text:span><text:span text:style-name="T2">e</text:span><text:span text:style-name="T2">m</text:span><text:span text:style-name="T2">s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</text:span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43" draw:text-style-name="P4" draw:layer="layout" svg:width="3.914cm" svg:height="0.513cm" svg:x="1.905cm" svg:y="2.558cm">
          <draw:text-box>
            <text:p text:style-name="P2"><text:span text:style-name="T3">U</text:span><text:span text:style-name="T3">N</text:span><text:span text:style-name="T3">I</text:span><text:span text:style-name="T3">X </text:span><text:span text:style-name="T3">J</text:span><text:span text:style-name="T3">o</text:span><text:span text:style-name="T3">b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 </text:span></text:p>
          </draw:text-box>
        </draw:frame>
        <draw:frame draw:style-name="gr12" draw:text-style-name="P3" draw:layer="layout" svg:width="0.531cm" svg:height="0.424cm" svg:x="2.54cm" svg:y="3.308cm">
          <draw:text-box>
            <text:p text:style-name="P2"><text:span text:style-name="T2">3</text:span><text:span text:style-name="T2">2.</text:span></text:p>
          </draw:text-box>
        </draw:frame>
        <draw:frame draw:style-name="gr8" draw:text-style-name="P3" draw:layer="layout" svg:width="0.422cm" svg:height="0.475cm" svg:x="3.027cm" svg:y="3.232cm">
          <draw:text-box>
            <text:p text:style-name="P2"><text:span text:style-name="T4"><text:s/></text:span></text:p>
          </draw:text-box>
        </draw:frame>
        <draw:frame draw:style-name="gr144" draw:text-style-name="P3" draw:layer="layout" svg:width="9.298cm" svg:height="0.424cm" svg:x="3.175cm" svg:y="3.308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o </text:span><text:span text:style-name="T2">r</text:span><text:span text:style-name="T2">u</text:span><text:span text:style-name="T2">n </text:span><text:span text:style-name="T2">a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i</text:span><text:span text:style-name="T2">n </text:span><text:span text:style-name="T2">t</text:span><text:span text:style-name="T2">h</text:span><text:span text:style-name="T2">e </text:span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: </text:span></text:p>
          </draw:text-box>
        </draw:frame>
        <draw:frame draw:style-name="gr3" draw:text-style-name="P3" draw:layer="layout" svg:width="0.422cm" svg:height="0.424cm" svg:x="3.175cm" svg:y="3.8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02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5.594cm">
          <draw:text-box>
            <text:p text:style-name="P2"><text:span text:style-name="T2">3</text:span><text:span text:style-name="T2">3.</text:span></text:p>
          </draw:text-box>
        </draw:frame>
        <draw:frame draw:style-name="gr8" draw:text-style-name="P3" draw:layer="layout" svg:width="0.422cm" svg:height="0.475cm" svg:x="3.027cm" svg:y="5.518cm">
          <draw:text-box>
            <text:p text:style-name="P2"><text:span text:style-name="T4"><text:s/></text:span></text:p>
          </draw:text-box>
        </draw:frame>
        <draw:frame draw:style-name="gr145" draw:text-style-name="P3" draw:layer="layout" svg:width="10.971cm" svg:height="0.424cm" svg:x="3.175cm" svg:y="5.594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i</text:span><text:span text:style-name="T2">b</text:span><text:span text:style-name="T2">e </text:span><text:span text:style-name="T2">h</text:span><text:span text:style-name="T2">o</text:span><text:span text:style-name="T2">w</text:span><text:span text:style-name="T2"> </text:span><text:span text:style-name="T2">t</text:span><text:span text:style-name="T2">o </text:span><text:span text:style-name="T2">ki</text:span><text:span text:style-name="T2">ll </text:span><text:span text:style-name="T2">a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t</text:span><text:span text:style-name="T2">h</text:span><text:span text:style-name="T2">a</text:span><text:span text:style-name="T2">t </text:span><text:span text:style-name="T2">is </text:span><text:span text:style-name="T2">c</text:span><text:span text:style-name="T2">u</text:span><text:span text:style-name="T2">rr</text:span><text:span text:style-name="T2">e</text:span><text:span text:style-name="T2">n</text:span><text:span text:style-name="T2">tl</text:span><text:span text:style-name="T2">y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: 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8cm">
          <draw:text-box>
            <text:p text:style-name="P2"><text:span text:style-name="T2">3</text:span><text:span text:style-name="T2">4.</text:span></text:p>
          </draw:text-box>
        </draw:frame>
        <draw:frame draw:style-name="gr8" draw:text-style-name="P3" draw:layer="layout" svg:width="0.422cm" svg:height="0.475cm" svg:x="3.027cm" svg:y="7.804cm">
          <draw:text-box>
            <text:p text:style-name="P2"><text:span text:style-name="T4"><text:s/></text:span></text:p>
          </draw:text-box>
        </draw:frame>
        <draw:frame draw:style-name="gr146" draw:text-style-name="P3" draw:layer="layout" svg:width="11.936cm" svg:height="0.424cm" svg:x="3.175cm" svg:y="7.88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i</text:span><text:span text:style-name="T2">b</text:span><text:span text:style-name="T2">e </text:span><text:span text:style-name="T2">h</text:span><text:span text:style-name="T2">o</text:span><text:span text:style-name="T2">w</text:span><text:span text:style-name="T2"> </text:span><text:span text:style-name="T2">t</text:span><text:span text:style-name="T2">o </text:span><text:span text:style-name="T2">s</text:span><text:span text:style-name="T2">u</text:span><text:span text:style-name="T2">s</text:span><text:span text:style-name="T2">p</text:span><text:span text:style-name="T2">e</text:span><text:span text:style-name="T2">n</text:span><text:span text:style-name="T2">d </text:span><text:span text:style-name="T2">a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t</text:span><text:span text:style-name="T2">h</text:span><text:span text:style-name="T2">a</text:span><text:span text:style-name="T2">t </text:span><text:span text:style-name="T2">is </text:span><text:span text:style-name="T2">c</text:span><text:span text:style-name="T2">u</text:span><text:span text:style-name="T2">rr</text:span><text:span text:style-name="T2">e</text:span><text:span text:style-name="T2">n</text:span><text:span text:style-name="T2">tl</text:span><text:span text:style-name="T2">y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: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0.162cm">
          <draw:text-box>
            <text:p text:style-name="P2"><text:span text:style-name="T2">3</text:span><text:span text:style-name="T2">5.</text:span></text:p>
          </draw:text-box>
        </draw:frame>
        <draw:frame draw:style-name="gr8" draw:text-style-name="P3" draw:layer="layout" svg:width="0.422cm" svg:height="0.475cm" svg:x="3.027cm" svg:y="10.086cm">
          <draw:text-box>
            <text:p text:style-name="P2"><text:span text:style-name="T4"><text:s/></text:span></text:p>
          </draw:text-box>
        </draw:frame>
        <draw:frame draw:style-name="gr147" draw:text-style-name="P3" draw:layer="layout" svg:width="12.355cm" svg:height="0.424cm" svg:x="3.175cm" svg:y="10.162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i</text:span><text:span text:style-name="T2">b</text:span><text:span text:style-name="T2">e </text:span><text:span text:style-name="T2">h</text:span><text:span text:style-name="T2">o</text:span><text:span text:style-name="T2">w</text:span><text:span text:style-name="T2"> </text:span><text:span text:style-name="T2">t</text:span><text:span text:style-name="T2">o </text:span><text:span text:style-name="T2">p</text:span><text:span text:style-name="T2">u</text:span><text:span text:style-name="T2">t </text:span><text:span text:style-name="T2">a </text:span><text:span text:style-name="T2">s</text:span><text:span text:style-name="T2">u</text:span><text:span text:style-name="T2">s</text:span><text:span text:style-name="T2">p</text:span><text:span text:style-name="T2">e</text:span><text:span text:style-name="T2">n</text:span><text:span text:style-name="T2">d</text:span><text:span text:style-name="T2">e</text:span><text:span text:style-name="T2">d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i</text:span><text:span text:style-name="T2">n</text:span><text:span text:style-name="T2">t</text:span><text:span text:style-name="T2">o </text:span><text:span text:style-name="T2">t</text:span><text:span text:style-name="T2">h</text:span><text:span text:style-name="T2">e </text:span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: </text:span></text:p>
          </draw:text-box>
        </draw:frame>
        <draw:frame draw:style-name="gr3" draw:text-style-name="P3" draw:layer="layout" svg:width="0.422cm" svg:height="0.424cm" svg:x="3.175cm" svg:y="10.7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448cm">
          <draw:text-box>
            <text:p text:style-name="P2"><text:span text:style-name="T2">3</text:span><text:span text:style-name="T2">6.</text:span></text:p>
          </draw:text-box>
        </draw:frame>
        <draw:frame draw:style-name="gr8" draw:text-style-name="P3" draw:layer="layout" svg:width="0.422cm" svg:height="0.475cm" svg:x="3.027cm" svg:y="12.372cm">
          <draw:text-box>
            <text:p text:style-name="P2"><text:span text:style-name="T4"><text:s/></text:span></text:p>
          </draw:text-box>
        </draw:frame>
        <draw:frame draw:style-name="gr148" draw:text-style-name="P3" draw:layer="layout" svg:width="12.512cm" svg:height="0.424cm" svg:x="3.175cm" svg:y="12.448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i</text:span><text:span text:style-name="T2">b</text:span><text:span text:style-name="T2">e </text:span><text:span text:style-name="T2">h</text:span><text:span text:style-name="T2">o</text:span><text:span text:style-name="T2">w</text:span><text:span text:style-name="T2"> </text:span><text:span text:style-name="T2">t</text:span><text:span text:style-name="T2">o </text:span><text:span text:style-name="T2">r</text:span><text:span text:style-name="T2">e</text:span><text:span text:style-name="T2">st</text:span><text:span text:style-name="T2">o</text:span><text:span text:style-name="T2">r</text:span><text:span text:style-name="T2">e </text:span><text:span text:style-name="T2">a </text:span><text:span text:style-name="T2">s</text:span><text:span text:style-name="T2">u</text:span><text:span text:style-name="T2">s</text:span><text:span text:style-name="T2">p</text:span><text:span text:style-name="T2">e</text:span><text:span text:style-name="T2">n</text:span><text:span text:style-name="T2">d</text:span><text:span text:style-name="T2">e</text:span><text:span text:style-name="T2">d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t</text:span><text:span text:style-name="T2">o </text:span><text:span text:style-name="T2">t</text:span><text:span text:style-name="T2">h</text:span><text:span text:style-name="T2">e </text:span><text:span text:style-name="T2">f</text:span><text:span text:style-name="T2">o</text:span><text:span text:style-name="T2">r</text:span><text:span text:style-name="T2">e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: 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734cm">
          <draw:text-box>
            <text:p text:style-name="P2"><text:span text:style-name="T2">3</text:span><text:span text:style-name="T2">7.</text:span></text:p>
          </draw:text-box>
        </draw:frame>
        <draw:frame draw:style-name="gr8" draw:text-style-name="P3" draw:layer="layout" svg:width="0.422cm" svg:height="0.475cm" svg:x="3.027cm" svg:y="14.658cm">
          <draw:text-box>
            <text:p text:style-name="P2"><text:span text:style-name="T4"><text:s/></text:span></text:p>
          </draw:text-box>
        </draw:frame>
        <draw:frame draw:style-name="gr149" draw:text-style-name="P3" draw:layer="layout" svg:width="14.637cm" svg:height="0.424cm" svg:x="3.175cm" svg:y="14.734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i</text:span><text:span text:style-name="T2">b</text:span><text:span text:style-name="T2">e </text:span><text:span text:style-name="T2">h</text:span><text:span text:style-name="T2">o</text:span><text:span text:style-name="T2">w</text:span><text:span text:style-name="T2"> </text:span><text:span text:style-name="T2">t</text:span><text:span text:style-name="T2">o </text:span><text:span text:style-name="T2">r</text:span><text:span text:style-name="T2">u</text:span><text:span text:style-name="T2">n </text:span><text:span text:style-name="T2">a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 </text:span><text:span text:style-name="T2">a</text:span><text:span text:style-name="T2">n</text:span><text:span text:style-name="T2">d </text:span><text:span text:style-name="T2">h</text:span><text:span text:style-name="T2">a</text:span><text:span text:style-name="T2">v</text:span><text:span text:style-name="T2">e </text:span><text:span text:style-name="T2">it </text:span><text:span text:style-name="T2">c</text:span><text:span text:style-name="T2">o</text:span><text:span text:style-name="T2">n</text:span><text:span text:style-name="T2">ti</text:span><text:span text:style-name="T2">n</text:span><text:span text:style-name="T2">u</text:span><text:span text:style-name="T2">e </text:span><text:span text:style-name="T2">t</text:span><text:span text:style-name="T2">o </text:span><text:span text:style-name="T2">r</text:span><text:span text:style-name="T2">u</text:span><text:span text:style-name="T2">n </text:span><text:span text:style-name="T2">a</text:span><text:span text:style-name="T2">ft</text:span><text:span text:style-name="T2">e</text:span><text:span text:style-name="T2">r </text:span><text:span text:style-name="T2">y</text:span><text:span text:style-name="T2">o</text:span><text:span text:style-name="T2">u </text:span><text:span text:style-name="T2">lo</text:span><text:span text:style-name="T2">g</text:span><text:span text:style-name="T2">o</text:span><text:span text:style-name="T2">u</text:span><text:span text:style-name="T2">t: </text:span></text:p>
          </draw:text-box>
        </draw:frame>
        <draw:frame draw:style-name="gr3" draw:text-style-name="P3" draw:layer="layout" svg:width="0.422cm" svg:height="0.424cm" svg:x="1.905cm" svg:y="15.305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" svg:font-family="ArialBlack"/>
    <style:font-face style:name="PalatinoLinotype" svg:font-family="PalatinoLinotype"/>
    <style:font-face style:name="Symbol1" svg:font-family="Symbol"/>
    <style:font-face style:name="Arial" svg:font-family="Arial" style:font-pitch="variable"/>
    <style:font-face style:name="ArialBlack1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1" svg:font-family="PalatinoLinotype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6T03:54:56.129440306</dc:date>
    <meta:editing-duration>PT11H55M54S</meta:editing-duration>
    <meta:editing-cycles>33</meta:editing-cycles>
    <meta:generator>LibreOffice/6.4.0.3$Linux_X86_64 LibreOffice_project/40$Build-3</meta:generator>
    <meta:document-statistic meta:object-count="530"/>
  </office:meta>
</office:document-meta>
</file>